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2.272cm"/>
    </style:style>
    <style:style style:name="co8" style:family="table-column">
      <style:table-column-properties fo:break-before="auto" style:column-width="6.047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9.1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4.953cm"/>
    </style:style>
    <style:style style:name="co13" style:family="table-column">
      <style:table-column-properties fo:break-before="auto" style:column-width="2.741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1.194cm"/>
    </style:style>
    <style:style style:name="co16" style:family="table-column">
      <style:table-column-properties fo:break-before="auto" style:column-width="0.972cm"/>
    </style:style>
    <style:style style:name="co17" style:family="table-column">
      <style:table-column-properties fo:break-before="auto" style:column-width="1.774cm"/>
    </style:style>
    <style:style style:name="co18" style:family="table-column">
      <style:table-column-properties fo:break-before="auto" style:column-width="2.355cm"/>
    </style:style>
    <style:style style:name="co19" style:family="table-column">
      <style:table-column-properties fo:break-before="auto" style:column-width="1.304cm"/>
    </style:style>
    <style:style style:name="co20" style:family="table-column">
      <style:table-column-properties fo:break-before="auto" style:column-width="1cm"/>
    </style:style>
    <style:style style:name="co21" style:family="table-column">
      <style:table-column-properties fo:break-before="auto" style:column-width="1.637cm"/>
    </style:style>
    <style:style style:name="co22" style:family="table-column">
      <style:table-column-properties fo:break-before="auto" style:column-width="1.166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7" table:visibility="collapse" table:default-cell-style-name="Default"/>
        <table:table-column table:style-name="co15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number-columns-repeated="2" table:default-cell-style-name="Default"/>
        <table:table-column table:style-name="co14" table:visibility="collapse" table:default-cell-style-name="Default"/>
        <table:table-column table:style-name="co4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</table:table-row>
        <table:table-row table:style-name="ro1">
          <table:table-cell office:value-type="float" office:value="5214586">
            <text:p>5214586</text:p>
          </table:table-cell>
          <table:table-cell office:value-type="float" office:value="133285671">
            <text:p>133285671</text:p>
          </table:table-cell>
          <table:table-cell office:value-type="string">
            <text:p>2012-08-03</text:p>
          </table:table-cell>
          <table:table-cell office:value-type="string">
            <text:p>A</text:p>
          </table:table-cell>
          <table:table-cell office:value-type="string">
            <text:p>2012-08-02</text:p>
          </table:table-cell>
          <table:table-cell office:value-type="float" office:value="12882676710">
            <text:p>1288267671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02.08.2012 U-Alb/U-Crea 0.314</text:p>
          </table:table-cell>
          <table:table-cell office:value-type="string">
            <text:p>U-Crea 0.314</text:p>
          </table:table-cell>
          <table:table-cell office:value-type="string">
            <text:p><text:s/>( &lt;2.100 mg/mmol )</text:p>
          </table:table-cell>
          <table:table-cell office:value-type="string">
            <text:p>U-Crea</text:p>
          </table:table-cell>
          <table:table-cell office:value-type="float" office:value="0.314">
            <text:p>0,3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82120">
            <text:p>11182120</text:p>
          </table:table-cell>
          <table:table-cell office:value-type="float" office:value="165269674">
            <text:p>165269674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office:value-type="string">
            <text:p>2013-02-28</text:p>
          </table:table-cell>
          <table:table-cell office:value-type="float" office:value="20254632129">
            <text:p>202546321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U - Alb/crea 5,9</text:p>
          </table:table-cell>
          <table:table-cell office:value-type="string">
            <text:p>crea 5,9</text:p>
          </table:table-cell>
          <table:table-cell office:value-type="string">
            <text:p><text:s/>.</text:p>
          </table:table-cell>
          <table:table-cell office:value-type="string">
            <text:p>crea</text:p>
          </table:table-cell>
          <table:table-cell table:style-name="ce1" office:value-type="float" office:value="5.9">
            <text:p>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8339">
            <text:p>658339</text:p>
          </table:table-cell>
          <table:table-cell office:value-type="float" office:value="84627985">
            <text:p>84627985</text:p>
          </table:table-cell>
          <table:table-cell office:value-type="string">
            <text:p>2012-02-13</text:p>
          </table:table-cell>
          <table:table-cell office:value-type="string">
            <text:p>S</text:p>
          </table:table-cell>
          <table:table-cell office:value-type="string">
            <text:p>2012-01-31</text:p>
          </table:table-cell>
          <table:table-cell office:value-type="float" office:value="24818999597">
            <text:p>2481899959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4 U/L ) , GGT 40 ( &lt;204 U/L ) , Kreatiniin 20</text:p>
          </table:table-cell>
          <table:table-cell office:value-type="string">
            <text:p>Kreatiniin 20</text:p>
          </table:table-cell>
          <table:table-cell office:value-type="string">
            <text:p><text:s/>( &lt;18 . 37 µmol/L ) , LDH 906 (</text:p>
          </table:table-cell>
          <table:table-cell office:value-type="string">
            <text:p>Kreatiniin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täpsus 100</text:p>
          </table:table-cell>
        </table:table-row>
        <table:table-row table:style-name="ro1">
          <table:table-cell office:value-type="float" office:value="21452142">
            <text:p>21452142</text:p>
          </table:table-cell>
          <table:table-cell office:value-type="float" office:value="218584965">
            <text:p>218584965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2013-12-23</text:p>
          </table:table-cell>
          <table:table-cell office:value-type="float" office:value="673030441459">
            <text:p>6730304414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21</text:p>
          </table:table-cell>
          <table:table-cell office:value-type="string">
            <text:p><text:s/>( 21 . 75 µmol/L )</text:p>
          </table:table-cell>
          <table:table-cell office:value-type="string">
            <text:p>Kreatiniin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0820">
            <text:p>560820</text:p>
          </table:table-cell>
          <table:table-cell office:value-type="float" office:value="80959426">
            <text:p>80959426</text:p>
          </table:table-cell>
          <table:table-cell office:value-type="string">
            <text:p>2012-01-11</text:p>
          </table:table-cell>
          <table:table-cell office:value-type="string">
            <text:p>S</text:p>
          </table:table-cell>
          <table:table-cell office:value-type="string">
            <text:p>2011-12-16</text:p>
          </table:table-cell>
          <table:table-cell office:value-type="float" office:value="24818999597">
            <text:p>2481899959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22</text:p>
          </table:table-cell>
          <table:table-cell office:value-type="string">
            <text:p><text:s/>( &lt;18 . 37 µmol/L )</text:p>
          </table:table-cell>
          <table:table-cell office:value-type="string">
            <text:p>S , P-Kreatiniin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98835">
            <text:p>16598835</text:p>
          </table:table-cell>
          <table:table-cell office:value-type="float" office:value="210605019">
            <text:p>210605019</text:p>
          </table:table-cell>
          <table:table-cell office:value-type="string">
            <text:p>2013-11-20</text:p>
          </table:table-cell>
          <table:table-cell office:value-type="string">
            <text:p>S</text:p>
          </table:table-cell>
          <table:table-cell office:value-type="string">
            <text:p>2013-11-15</text:p>
          </table:table-cell>
          <table:table-cell office:value-type="float" office:value="96580492735">
            <text:p>9658049273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gM 1.75 ↑ ( 0.19 . 1.46 g/L ) , Kreatiniin 23</text:p>
          </table:table-cell>
          <table:table-cell office:value-type="string">
            <text:p>Kreatiniin 23</text:p>
          </table:table-cell>
          <table:table-cell office:value-type="string">
            <text:p><text:s/>( 21 . 36 µmol/L ) , Uurea 2.8 </text:p>
          </table:table-cell>
          <table:table-cell office:value-type="string">
            <text:p>Kreatiniin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72911">
            <text:p>16572911</text:p>
          </table:table-cell>
          <table:table-cell office:value-type="float" office:value="180209280">
            <text:p>180209280</text:p>
          </table:table-cell>
          <table:table-cell office:value-type="string">
            <text:p>2013-05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1039417382">
            <text:p>2103941738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inikkarbonaat 17.5 ( mmol/L ) , Kreatiniin 25</text:p>
          </table:table-cell>
          <table:table-cell office:value-type="string">
            <text:p>Kreatiniin 25</text:p>
          </table:table-cell>
          <table:table-cell office:value-type="string">
            <text:p><text:s/>( 21 . 36 µmol/L ) , Naatrium 1</text:p>
          </table:table-cell>
          <table:table-cell office:value-type="string">
            <text:p>Kreatiniin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45850">
            <text:p>15045850</text:p>
          </table:table-cell>
          <table:table-cell office:value-type="float" office:value="192413173">
            <text:p>192413173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15948758874">
            <text:p>159487588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26</text:p>
          </table:table-cell>
          <table:table-cell office:value-type="string">
            <text:p><text:s/>( 27 . 42 µmol/L )</text:p>
          </table:table-cell>
          <table:table-cell office:value-type="string">
            <text:p>Kreatiniin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3470">
            <text:p>543470</text:p>
          </table:table-cell>
          <table:table-cell office:value-type="float" office:value="123367445">
            <text:p>123367445</text:p>
          </table:table-cell>
          <table:table-cell office:value-type="string">
            <text:p>2012-05-25</text:p>
          </table:table-cell>
          <table:table-cell office:value-type="string">
            <text:p>S</text:p>
          </table:table-cell>
          <table:table-cell office:value-type="string">
            <text:p>2012-05-20</text:p>
          </table:table-cell>
          <table:table-cell office:value-type="float" office:value="30541470115">
            <text:p>305414701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.6 mmol/L ) , CRP &lt;1 ( mg/L ) , Kreatiniin 26</text:p>
          </table:table-cell>
          <table:table-cell office:value-type="string">
            <text:p>Kreatiniin 26</text:p>
          </table:table-cell>
          <table:table-cell office:value-type="string">
            <text:p><text:s/>( 27 . 42 µmol/L )</text:p>
          </table:table-cell>
          <table:table-cell office:value-type="string">
            <text:p>Kreatiniin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9013">
            <text:p>679013</text:p>
          </table:table-cell>
          <table:table-cell office:value-type="float" office:value="84608187">
            <text:p>84608187</text:p>
          </table:table-cell>
          <table:table-cell office:value-type="string">
            <text:p>2012-02-23</text:p>
          </table:table-cell>
          <table:table-cell office:value-type="string">
            <text:p>S</text:p>
          </table:table-cell>
          <table:table-cell office:value-type="string">
            <text:p>2012-02-17</text:p>
          </table:table-cell>
          <table:table-cell office:value-type="float" office:value="46819535482">
            <text:p>4681953548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<text:s/>, K 4.1 ( 3.5 . 6.1 mmol/L ) , Kreatiniin 26</text:p>
          </table:table-cell>
          <table:table-cell office:value-type="string">
            <text:p>Kreatiniin 26</text:p>
          </table:table-cell>
          <table:table-cell office:value-type="string">
            <text:p><text:s/>( &lt;18 . 37 µmol/L )</text:p>
          </table:table-cell>
          <table:table-cell office:value-type="string">
            <text:p>Kreatiniin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67909">
            <text:p>4367909</text:p>
          </table:table-cell>
          <table:table-cell office:value-type="float" office:value="125108290">
            <text:p>125108290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92148357089">
            <text:p>9214835708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28</text:p>
          </table:table-cell>
          <table:table-cell office:value-type="string">
            <text:p><text:s/>( 28 . 52 µmol/L ) S , P-Reumat</text:p>
          </table:table-cell>
          <table:table-cell office:value-type="string">
            <text:p>S , P-Kreatiniin</text:p>
          </table:table-cell>
          <table:table-cell office:value-type="float" office:value="28">
            <text:p>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36473">
            <text:p>15036473</text:p>
          </table:table-cell>
          <table:table-cell office:value-type="float" office:value="191401873">
            <text:p>191401873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80412210574">
            <text:p>804122105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33</text:p>
          </table:table-cell>
          <table:table-cell office:value-type="string">
            <text:p><text:s/>( 28 . 52 µmol/L )</text:p>
          </table:table-cell>
          <table:table-cell office:value-type="string">
            <text:p>Kreatiniin</text:p>
          </table:table-cell>
          <table:table-cell office:value-type="float" office:value="33">
            <text:p>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29421">
            <text:p>15029421</text:p>
          </table:table-cell>
          <table:table-cell office:value-type="float" office:value="155282302">
            <text:p>155282302</text:p>
          </table:table-cell>
          <table:table-cell office:value-type="string">
            <text:p>2012-12-20</text:p>
          </table:table-cell>
          <table:table-cell office:value-type="string">
            <text:p>A</text:p>
          </table:table-cell>
          <table:table-cell office:value-type="string">
            <text:p>2012-12-19</text:p>
          </table:table-cell>
          <table:table-cell office:value-type="float" office:value="37495050789">
            <text:p>374950507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<text:s/>) IgM 0.60 ( 0.24 . 2.10 g/L ) Kreatiniin 35</text:p>
          </table:table-cell>
          <table:table-cell office:value-type="string">
            <text:p>Kreatiniin 35</text:p>
          </table:table-cell>
          <table:table-cell office:value-type="string">
            <text:p><text:s/>( 28 . 52 µmol/L ) Reumatoidfak</text:p>
          </table:table-cell>
          <table:table-cell office:value-type="string">
            <text:p>Kreatiniin</text:p>
          </table:table-cell>
          <table:table-cell office:value-type="float" office:value="35">
            <text:p>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72350">
            <text:p>16872350</text:p>
          </table:table-cell>
          <table:table-cell office:value-type="float" office:value="155214034">
            <text:p>155214034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office:value-type="string">
            <text:p>2012-12-19</text:p>
          </table:table-cell>
          <table:table-cell office:value-type="float" office:value="673042867101">
            <text:p>6730428671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40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40">
            <text:p>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89785">
            <text:p>12989785</text:p>
          </table:table-cell>
          <table:table-cell office:value-type="float" office:value="192535439">
            <text:p>192535439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90112325478">
            <text:p>901123254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41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41">
            <text:p>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35253">
            <text:p>15835253</text:p>
          </table:table-cell>
          <table:table-cell office:value-type="float" office:value="179394256">
            <text:p>179394256</text:p>
          </table:table-cell>
          <table:table-cell office:value-type="string">
            <text:p>2013-05-23</text:p>
          </table:table-cell>
          <table:table-cell office:value-type="string">
            <text:p>S</text:p>
          </table:table-cell>
          <table:table-cell office:value-type="string">
            <text:p>2013-05-16</text:p>
          </table:table-cell>
          <table:table-cell office:value-type="float" office:value="20714979117">
            <text:p>2071497911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43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43">
            <text:p>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40146">
            <text:p>10440146</text:p>
          </table:table-cell>
          <table:table-cell office:value-type="float" office:value="188402699">
            <text:p>188402699</text:p>
          </table:table-cell>
          <table:table-cell office:value-type="string">
            <text:p>2013-07-16</text:p>
          </table:table-cell>
          <table:table-cell office:value-type="string">
            <text:p>S</text:p>
          </table:table-cell>
          <table:table-cell office:value-type="string">
            <text:p>2013-07-10</text:p>
          </table:table-cell>
          <table:table-cell office:value-type="float" office:value="92841972919">
            <text:p>9284197291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44</text:p>
          </table:table-cell>
          <table:table-cell office:value-type="string">
            <text:p><text:s/>( 35 . 53 µmol/L )</text:p>
          </table:table-cell>
          <table:table-cell office:value-type="string">
            <text:p>Kreatiniin</text:p>
          </table:table-cell>
          <table:table-cell office:value-type="float" office:value="44">
            <text:p>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52480">
            <text:p>15052480</text:p>
          </table:table-cell>
          <table:table-cell office:value-type="float" office:value="179696085">
            <text:p>179696085</text:p>
          </table:table-cell>
          <table:table-cell office:value-type="string">
            <text:p>2013-04-21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41977995342">
            <text:p>419779953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44</text:p>
          </table:table-cell>
          <table:table-cell office:value-type="string">
            <text:p><text:s/>( 35 . 53 µmol/L )</text:p>
          </table:table-cell>
          <table:table-cell office:value-type="string">
            <text:p>Kreatiniin</text:p>
          </table:table-cell>
          <table:table-cell office:value-type="float" office:value="44">
            <text:p>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5979">
            <text:p>485979</text:p>
          </table:table-cell>
          <table:table-cell office:value-type="float" office:value="82523253">
            <text:p>82523253</text:p>
          </table:table-cell>
          <table:table-cell office:value-type="string">
            <text:p>2012-01-24</text:p>
          </table:table-cell>
          <table:table-cell office:value-type="string">
            <text:p>S</text:p>
          </table:table-cell>
          <table:table-cell office:value-type="string">
            <text:p>2012-01-10</text:p>
          </table:table-cell>
          <table:table-cell office:value-type="float" office:value="10452667676">
            <text:p>1045266767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<text:s/>, P-K 4.1 ( 3.3 . 4.6 mmol/L ) S , P-Kreatiniin 44</text:p>
          </table:table-cell>
          <table:table-cell office:value-type="string">
            <text:p>S , P-Kreatiniin 44</text:p>
          </table:table-cell>
          <table:table-cell office:value-type="string">
            <text:p><text:s/>( 50 . 77 µmol/L ) S , P-Kusiha</text:p>
          </table:table-cell>
          <table:table-cell office:value-type="string">
            <text:p>S , P-Kreatiniin</text:p>
          </table:table-cell>
          <table:table-cell office:value-type="float" office:value="44">
            <text:p>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89943">
            <text:p>16689943</text:p>
          </table:table-cell>
          <table:table-cell office:value-type="float" office:value="184061780">
            <text:p>184061780</text:p>
          </table:table-cell>
          <table:table-cell office:value-type="string">
            <text:p>2013-06-19</text:p>
          </table:table-cell>
          <table:table-cell office:value-type="string">
            <text:p>S</text:p>
          </table:table-cell>
          <table:table-cell office:value-type="string">
            <text:p>2013-06-17</text:p>
          </table:table-cell>
          <table:table-cell office:value-type="float" office:value="66153778445">
            <text:p>6615377844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45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45">
            <text:p>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43173">
            <text:p>16743173</text:p>
          </table:table-cell>
          <table:table-cell office:value-type="float" office:value="200892363">
            <text:p>200892363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office:value-type="string">
            <text:p>2013-09-03</text:p>
          </table:table-cell>
          <table:table-cell office:value-type="float" office:value="59147469314">
            <text:p>5914746931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46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46">
            <text:p>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58281">
            <text:p>16758281</text:p>
          </table:table-cell>
          <table:table-cell office:value-type="float" office:value="166866021">
            <text:p>166866021</text:p>
          </table:table-cell>
          <table:table-cell office:value-type="string">
            <text:p>2013-03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781465">
            <text:p>67303378146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--&gt; 1 mg/L Uurea 4.7 ( mmol/L ) Kreatiniin 47</text:p>
          </table:table-cell>
          <table:table-cell office:value-type="string">
            <text:p>Kreatiniin 47</text:p>
          </table:table-cell>
          <table:table-cell office:value-type="string">
            <text:p><text:s/>( 21 . 75 µmol/L )</text:p>
          </table:table-cell>
          <table:table-cell office:value-type="string">
            <text:p>Kreatiniin</text:p>
          </table:table-cell>
          <table:table-cell office:value-type="float" office:value="47">
            <text:p>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7548">
            <text:p>16897548</text:p>
          </table:table-cell>
          <table:table-cell office:value-type="float" office:value="191275587">
            <text:p>191275587</text:p>
          </table:table-cell>
          <table:table-cell office:value-type="string">
            <text:p>2013-08-06</text:p>
          </table:table-cell>
          <table:table-cell office:value-type="string">
            <text:p>S</text:p>
          </table:table-cell>
          <table:table-cell office:value-type="string">
            <text:p>2013-08-05</text:p>
          </table:table-cell>
          <table:table-cell office:value-type="float" office:value="46972145013">
            <text:p>469721450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47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47">
            <text:p>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11400">
            <text:p>16611400</text:p>
          </table:table-cell>
          <table:table-cell office:value-type="float" office:value="160182901">
            <text:p>160182901</text:p>
          </table:table-cell>
          <table:table-cell office:value-type="string">
            <text:p>2013-01-29</text:p>
          </table:table-cell>
          <table:table-cell office:value-type="string">
            <text:p>S</text:p>
          </table:table-cell>
          <table:table-cell office:value-type="string">
            <text:p>2013-01-25</text:p>
          </table:table-cell>
          <table:table-cell office:value-type="float" office:value="673032237672">
            <text:p>6730322376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47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47">
            <text:p>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69876">
            <text:p>10469876</text:p>
          </table:table-cell>
          <table:table-cell office:value-type="float" office:value="213687028">
            <text:p>213687028</text:p>
          </table:table-cell>
          <table:table-cell office:value-type="string">
            <text:p>2013-12-05</text:p>
          </table:table-cell>
          <table:table-cell office:value-type="string">
            <text:p>S</text:p>
          </table:table-cell>
          <table:table-cell office:value-type="string">
            <text:p>2013-12-02</text:p>
          </table:table-cell>
          <table:table-cell office:value-type="float" office:value="673036760684">
            <text:p>67303676068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48</text:p>
          </table:table-cell>
          <table:table-cell office:value-type="string">
            <text:p><text:s/>↓ ( 62 . 106 µmol/L )</text:p>
          </table:table-cell>
          <table:table-cell office:value-type="string">
            <text:p>Kreatiniin</text:p>
          </table:table-cell>
          <table:table-cell office:value-type="float" office:value="48">
            <text:p>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55819">
            <text:p>17655819</text:p>
          </table:table-cell>
          <table:table-cell office:value-type="float" office:value="217321203">
            <text:p>217321203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16110660726">
            <text:p>161106607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5.11.201316 : 29 : Kreatiniin 49 mkmol/l</text:p>
          </table:table-cell>
          <table:table-cell office:value-type="string">
            <text:p>Kreatiniin 49 mkmol/l</text:p>
          </table:table-cell>
          <table:table-cell office:value-type="string">
            <text:p><text:s/>[ norm 45 - 84 ]</text:p>
          </table:table-cell>
          <table:table-cell office:value-type="string">
            <text:p>Kreatiniin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8635">
            <text:p>16778635</text:p>
          </table:table-cell>
          <table:table-cell office:value-type="float" office:value="209949985">
            <text:p>209949985</text:p>
          </table:table-cell>
          <table:table-cell office:value-type="string">
            <text:p>2013-11-18</text:p>
          </table:table-cell>
          <table:table-cell office:value-type="string">
            <text:p>S</text:p>
          </table:table-cell>
          <table:table-cell office:value-type="string">
            <text:p>2013-11-16</text:p>
          </table:table-cell>
          <table:table-cell office:value-type="float" office:value="673039677710">
            <text:p>67303967771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P ( kõrgtundlik ) 0.39 ( mg/L ) Kreatiniin 49</text:p>
          </table:table-cell>
          <table:table-cell office:value-type="string">
            <text:p>Kreatiniin 49</text:p>
          </table:table-cell>
          <table:table-cell office:value-type="string">
            <text:p><text:s/>( µmol/L )</text:p>
          </table:table-cell>
          <table:table-cell office:value-type="string">
            <text:p>Kreatiniin</text:p>
          </table:table-cell>
          <table:table-cell office:value-type="float" office:value="49">
            <text:p>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84789">
            <text:p>17984789</text:p>
          </table:table-cell>
          <table:table-cell office:value-type="float" office:value="198103131">
            <text:p>198103131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34124953958">
            <text:p>341249539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6.09.201311 : 51 : Kreatiniin 49 mkmol/l</text:p>
          </table:table-cell>
          <table:table-cell office:value-type="string">
            <text:p>Kreatiniin 49 mkmol/l</text:p>
          </table:table-cell>
          <table:table-cell/>
          <table:table-cell office:value-type="string">
            <text:p>Kreatiniin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70644">
            <text:p>18170644</text:p>
          </table:table-cell>
          <table:table-cell office:value-type="float" office:value="160114991">
            <text:p>160114991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673030317242">
            <text:p>6730303172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6.12.2012 Kreatiniin 49 mkmol/l</text:p>
          </table:table-cell>
          <table:table-cell office:value-type="string">
            <text:p>Kreatiniin 49 mkmol/l</text:p>
          </table:table-cell>
          <table:table-cell/>
          <table:table-cell office:value-type="string">
            <text:p>Kreatiniin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5760">
            <text:p>16375760</text:p>
          </table:table-cell>
          <table:table-cell office:value-type="float" office:value="208581487">
            <text:p>208581487</text:p>
          </table:table-cell>
          <table:table-cell office:value-type="string">
            <text:p>2013-11-12</text:p>
          </table:table-cell>
          <table:table-cell office:value-type="string">
            <text:p>S</text:p>
          </table:table-cell>
          <table:table-cell office:value-type="string">
            <text:p>2013-11-10</text:p>
          </table:table-cell>
          <table:table-cell office:value-type="float" office:value="673031308394">
            <text:p>67303130839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49</text:p>
          </table:table-cell>
          <table:table-cell office:value-type="string">
            <text:p><text:s/>↓ ( 62 . 106 µmol/L )</text:p>
          </table:table-cell>
          <table:table-cell office:value-type="string">
            <text:p>Kreatiniin</text:p>
          </table:table-cell>
          <table:table-cell office:value-type="float" office:value="49">
            <text:p>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95794">
            <text:p>7595794</text:p>
          </table:table-cell>
          <table:table-cell office:value-type="float" office:value="81684105">
            <text:p>81684105</text:p>
          </table:table-cell>
          <table:table-cell office:value-type="string">
            <text:p>2012-01-17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53450975421">
            <text:p>5345097542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50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9804">
            <text:p>419804</text:p>
          </table:table-cell>
          <table:table-cell office:value-type="float" office:value="79921522">
            <text:p>79921522</text:p>
          </table:table-cell>
          <table:table-cell office:value-type="string">
            <text:p>2011-12-19</text:p>
          </table:table-cell>
          <table:table-cell office:value-type="string">
            <text:p>S</text:p>
          </table:table-cell>
          <table:table-cell office:value-type="string">
            <text:p>2011-11-30</text:p>
          </table:table-cell>
          <table:table-cell office:value-type="float" office:value="64583719304">
            <text:p>6458371930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50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64385">
            <text:p>19164385</text:p>
          </table:table-cell>
          <table:table-cell office:value-type="float" office:value="182318769">
            <text:p>182318769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06410">
            <text:p>6730304064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6,0 mmol/l , LDL - 3,9 mmol/l , kreatiniin - 50 urmol/l</text:p>
          </table:table-cell>
          <table:table-cell office:value-type="string">
            <text:p>kreatiniin - 50 urmol/l</text:p>
          </table:table-cell>
          <table:table-cell office:value-type="string">
            <text:p><text:s/>, veresuhkur - 6,2 mmol/l , uri</text:p>
          </table:table-cell>
          <table:table-cell office:value-type="string">
            <text:p>kreatiniin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ur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54937">
            <text:p>21854937</text:p>
          </table:table-cell>
          <table:table-cell office:value-type="float" office:value="181296717">
            <text:p>181296717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67770459025">
            <text:p>677704590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0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2616">
            <text:p>752616</text:p>
          </table:table-cell>
          <table:table-cell office:value-type="float" office:value="142695308">
            <text:p>142695308</text:p>
          </table:table-cell>
          <table:table-cell office:value-type="string">
            <text:p>2012-10-09</text:p>
          </table:table-cell>
          <table:table-cell office:value-type="string">
            <text:p>S</text:p>
          </table:table-cell>
          <table:table-cell office:value-type="string">
            <text:p>2012-10-05</text:p>
          </table:table-cell>
          <table:table-cell office:value-type="float" office:value="33426310912">
            <text:p>334263109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50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85534">
            <text:p>16385534</text:p>
          </table:table-cell>
          <table:table-cell office:value-type="float" office:value="164927859">
            <text:p>164927859</text:p>
          </table:table-cell>
          <table:table-cell office:value-type="string">
            <text:p>2013-03-01</text:p>
          </table:table-cell>
          <table:table-cell office:value-type="string">
            <text:p>S</text:p>
          </table:table-cell>
          <table:table-cell office:value-type="string">
            <text:p>2013-02-28</text:p>
          </table:table-cell>
          <table:table-cell office:value-type="float" office:value="37871420612">
            <text:p>378714206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FR 153 ( &gt; 90 mL/min/1.73m2 ) ; Kreatiniin 50</text:p>
          </table:table-cell>
          <table:table-cell office:value-type="string">
            <text:p>Kreatiniin 50</text:p>
          </table:table-cell>
          <table:table-cell office:value-type="string">
            <text:p><text:s/>( 62 . 106 µmol/L ) ; Uurea 2.9</text:p>
          </table:table-cell>
          <table:table-cell office:value-type="string">
            <text:p>Kreatiniin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52694">
            <text:p>11452694</text:p>
          </table:table-cell>
          <table:table-cell office:value-type="float" office:value="183548721">
            <text:p>183548721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2012-11-14</text:p>
          </table:table-cell>
          <table:table-cell office:value-type="float" office:value="73460093380">
            <text:p>734600933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50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46221">
            <text:p>17046221</text:p>
          </table:table-cell>
          <table:table-cell office:value-type="float" office:value="166953976">
            <text:p>166953976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2012-10-24</text:p>
          </table:table-cell>
          <table:table-cell office:value-type="float" office:value="673041871804">
            <text:p>6730418718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4.10.201217 : 06 : Kreatiniin 50 mkmol/l</text:p>
          </table:table-cell>
          <table:table-cell office:value-type="string">
            <text:p>Kreatiniin 50 mkmol/l</text:p>
          </table:table-cell>
          <table:table-cell/>
          <table:table-cell office:value-type="string">
            <text:p>Kreatiniin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0284">
            <text:p>730284</text:p>
          </table:table-cell>
          <table:table-cell office:value-type="float" office:value="122334201">
            <text:p>122334201</text:p>
          </table:table-cell>
          <table:table-cell office:value-type="string">
            <text:p>2012-05-21</text:p>
          </table:table-cell>
          <table:table-cell office:value-type="string">
            <text:p>S</text:p>
          </table:table-cell>
          <table:table-cell office:value-type="string">
            <text:p>2012-05-08</text:p>
          </table:table-cell>
          <table:table-cell office:value-type="float" office:value="90267555453">
            <text:p>9026755545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1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51">
            <text:p>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61831">
            <text:p>15061831</text:p>
          </table:table-cell>
          <table:table-cell office:value-type="float" office:value="197725567">
            <text:p>197725567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2-11-30</text:p>
          </table:table-cell>
          <table:table-cell office:value-type="float" office:value="29793651780">
            <text:p>297936517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51</text:p>
          </table:table-cell>
          <table:table-cell office:value-type="string">
            <text:p><text:s/>( 50 . 77 µmol/L )</text:p>
          </table:table-cell>
          <table:table-cell office:value-type="string">
            <text:p>S , P-Kreatiniin</text:p>
          </table:table-cell>
          <table:table-cell office:value-type="float" office:value="51">
            <text:p>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69138">
            <text:p>19669138</text:p>
          </table:table-cell>
          <table:table-cell office:value-type="float" office:value="161106054">
            <text:p>161106054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49986337897">
            <text:p>499863378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2.01.201319 : 20 : Kreatiniin 51 mkmol/l</text:p>
          </table:table-cell>
          <table:table-cell office:value-type="string">
            <text:p>Kreatiniin 51 mkmol/l</text:p>
          </table:table-cell>
          <table:table-cell/>
          <table:table-cell office:value-type="string">
            <text:p>Kreatiniin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70546">
            <text:p>18470546</text:p>
          </table:table-cell>
          <table:table-cell office:value-type="float" office:value="211604762">
            <text:p>211604762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11-20</text:p>
          </table:table-cell>
          <table:table-cell office:value-type="float" office:value="78763489521">
            <text:p>787634895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20.11.2013 : S-Crea 51.31 mkmol/l</text:p>
          </table:table-cell>
          <table:table-cell office:value-type="string">
            <text:p>S-Crea 51.31 mkmol/l</text:p>
          </table:table-cell>
          <table:table-cell/>
          <table:table-cell office:value-type="string">
            <text:p>S-Crea</text:p>
          </table:table-cell>
          <table:table-cell office:value-type="float" office:value="51.31">
            <text:p>51,3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00291">
            <text:p>16400291</text:p>
          </table:table-cell>
          <table:table-cell office:value-type="float" office:value="197956306">
            <text:p>197956306</text:p>
          </table:table-cell>
          <table:table-cell office:value-type="string">
            <text:p>2013-09-17</text:p>
          </table:table-cell>
          <table:table-cell office:value-type="string">
            <text:p>S</text:p>
          </table:table-cell>
          <table:table-cell office:value-type="string">
            <text:p>2013-09-04</text:p>
          </table:table-cell>
          <table:table-cell office:value-type="float" office:value="673030905789">
            <text:p>67303090578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2</text:p>
          </table:table-cell>
          <table:table-cell office:value-type="string">
            <text:p><text:s/>↓ ( 62 . 106 µmol/L )</text:p>
          </table:table-cell>
          <table:table-cell office:value-type="string">
            <text:p>Kreatiniin</text:p>
          </table:table-cell>
          <table:table-cell office:value-type="float" office:value="52">
            <text:p>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25036">
            <text:p>16225036</text:p>
          </table:table-cell>
          <table:table-cell office:value-type="float" office:value="181212004">
            <text:p>181212004</text:p>
          </table:table-cell>
          <table:table-cell office:value-type="string">
            <text:p>2013-06-04</text:p>
          </table:table-cell>
          <table:table-cell office:value-type="string">
            <text:p>S</text:p>
          </table:table-cell>
          <table:table-cell office:value-type="string">
            <text:p>2013-05-05</text:p>
          </table:table-cell>
          <table:table-cell office:value-type="float" office:value="673040341288">
            <text:p>67304034128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2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52">
            <text:p>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56314">
            <text:p>16656314</text:p>
          </table:table-cell>
          <table:table-cell office:value-type="float" office:value="166111824">
            <text:p>166111824</text:p>
          </table:table-cell>
          <table:table-cell office:value-type="string">
            <text:p>2013-03-08</text:p>
          </table:table-cell>
          <table:table-cell office:value-type="string">
            <text:p>S</text:p>
          </table:table-cell>
          <table:table-cell office:value-type="string">
            <text:p>2013-02-28</text:p>
          </table:table-cell>
          <table:table-cell office:value-type="float" office:value="673042818527">
            <text:p>67304281852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2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52">
            <text:p>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6049">
            <text:p>16736049</text:p>
          </table:table-cell>
          <table:table-cell office:value-type="float" office:value="190081013">
            <text:p>190081013</text:p>
          </table:table-cell>
          <table:table-cell office:value-type="string">
            <text:p>2013-07-29</text:p>
          </table:table-cell>
          <table:table-cell office:value-type="string">
            <text:p>S</text:p>
          </table:table-cell>
          <table:table-cell office:value-type="string">
            <text:p>2013-06-13</text:p>
          </table:table-cell>
          <table:table-cell office:value-type="float" office:value="673042125974">
            <text:p>67304212597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2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52">
            <text:p>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81931">
            <text:p>22581931</text:p>
          </table:table-cell>
          <table:table-cell office:value-type="float" office:value="202854558">
            <text:p>202854558</text:p>
          </table:table-cell>
          <table:table-cell office:value-type="string">
            <text:p>2013-10-12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53047213387">
            <text:p>530472133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2</text:p>
          </table:table-cell>
          <table:table-cell office:value-type="string">
            <text:p><text:s/>↓ ( 62 . 106 µmol/L )</text:p>
          </table:table-cell>
          <table:table-cell office:value-type="string">
            <text:p>Kreatiniin</text:p>
          </table:table-cell>
          <table:table-cell office:value-type="float" office:value="52">
            <text:p>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86015">
            <text:p>18786015</text:p>
          </table:table-cell>
          <table:table-cell office:value-type="float" office:value="203319942">
            <text:p>203319942</text:p>
          </table:table-cell>
          <table:table-cell office:value-type="string">
            <text:p>2012-11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25848">
            <text:p>6730304258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5,7 mmol/l , LDL - 3,5 mmol/l , kreatiniin - 52 urmol/l</text:p>
          </table:table-cell>
          <table:table-cell office:value-type="string">
            <text:p>kreatiniin - 52 urmol/l</text:p>
          </table:table-cell>
          <table:table-cell office:value-type="string">
            <text:p><text:s/>, TSH - 1,53 mU/l , veresuhkur </text:p>
          </table:table-cell>
          <table:table-cell office:value-type="string">
            <text:p>kreatiniin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ur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17921">
            <text:p>19417921</text:p>
          </table:table-cell>
          <table:table-cell office:value-type="float" office:value="193686677">
            <text:p>193686677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office:value-type="string">
            <text:p>2013-07-01</text:p>
          </table:table-cell>
          <table:table-cell office:value-type="float" office:value="673030411524">
            <text:p>6730304115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1.07.201313 : 07 : Kreatiniin 53 mkmol/l</text:p>
          </table:table-cell>
          <table:table-cell office:value-type="string">
            <text:p>Kreatiniin 53 mkmol/l</text:p>
          </table:table-cell>
          <table:table-cell/>
          <table:table-cell office:value-type="string">
            <text:p>Kreatiniin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5889">
            <text:p>16645889</text:p>
          </table:table-cell>
          <table:table-cell office:value-type="float" office:value="180346099">
            <text:p>180346099</text:p>
          </table:table-cell>
          <table:table-cell office:value-type="string">
            <text:p>2013-05-30</text:p>
          </table:table-cell>
          <table:table-cell office:value-type="string">
            <text:p>S</text:p>
          </table:table-cell>
          <table:table-cell office:value-type="string">
            <text:p>2013-05-14</text:p>
          </table:table-cell>
          <table:table-cell office:value-type="float" office:value="50544652922">
            <text:p>5054465292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3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53">
            <text:p>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43529">
            <text:p>19743529</text:p>
          </table:table-cell>
          <table:table-cell office:value-type="float" office:value="209121774">
            <text:p>209121774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2022733018">
            <text:p>620227330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de vastus TSH 2,80 ; Chol 4,1 ; Crea 53</text:p>
          </table:table-cell>
          <table:table-cell office:value-type="string">
            <text:p>Crea 53</text:p>
          </table:table-cell>
          <table:table-cell office:value-type="string">
            <text:p><text:s/>; ALAT 13 ; CRP 25 ; hemogram k</text:p>
          </table:table-cell>
          <table:table-cell office:value-type="string">
            <text:p>Crea</text:p>
          </table:table-cell>
          <table:table-cell office:value-type="float" office:value="53">
            <text:p>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962">
            <text:p>187962</text:p>
          </table:table-cell>
          <table:table-cell office:value-type="float" office:value="90465767">
            <text:p>90465767</text:p>
          </table:table-cell>
          <table:table-cell office:value-type="string">
            <text:p>2012-03-23</text:p>
          </table:table-cell>
          <table:table-cell office:value-type="string">
            <text:p>S</text:p>
          </table:table-cell>
          <table:table-cell office:value-type="string">
            <text:p>2012-03-21</text:p>
          </table:table-cell>
          <table:table-cell office:value-type="float" office:value="37191129676">
            <text:p>3719112967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53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53">
            <text:p>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05314">
            <text:p>4905314</text:p>
          </table:table-cell>
          <table:table-cell office:value-type="float" office:value="132087821">
            <text:p>132087821</text:p>
          </table:table-cell>
          <table:table-cell office:value-type="string">
            <text:p>2012-06-21</text:p>
          </table:table-cell>
          <table:table-cell office:value-type="string">
            <text:p>A</text:p>
          </table:table-cell>
          <table:table-cell office:value-type="string">
            <text:p>2009-04-15</text:p>
          </table:table-cell>
          <table:table-cell office:value-type="float" office:value="99087915110">
            <text:p>9908791511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FR ) 108 ( &gt; 90 mL/min/1.73m2 ) S , P-Kreatiniin 53</text:p>
          </table:table-cell>
          <table:table-cell office:value-type="string">
            <text:p>S , P-Kreatiniin 53</text:p>
          </table:table-cell>
          <table:table-cell office:value-type="string">
            <text:p><text:s/>( 44 . 80 µmol/L ) 12.07.2010 ;</text:p>
          </table:table-cell>
          <table:table-cell office:value-type="string">
            <text:p>S , P-Kreatiniin</text:p>
          </table:table-cell>
          <table:table-cell office:value-type="float" office:value="53">
            <text:p>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36498">
            <text:p>24136498</text:p>
          </table:table-cell>
          <table:table-cell office:value-type="float" office:value="157205980">
            <text:p>157205980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12163353829">
            <text:p>121633538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53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53">
            <text:p>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55355">
            <text:p>19255355</text:p>
          </table:table-cell>
          <table:table-cell office:value-type="float" office:value="189561662">
            <text:p>189561662</text:p>
          </table:table-cell>
          <table:table-cell office:value-type="string">
            <text:p>2013-07-23</text:p>
          </table:table-cell>
          <table:table-cell office:value-type="string">
            <text:p>A</text:p>
          </table:table-cell>
          <table:table-cell office:value-type="string">
            <text:p>2013-07-23</text:p>
          </table:table-cell>
          <table:table-cell office:value-type="float" office:value="673030397761">
            <text:p>6730303977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=53mcmol/l</text:p>
          </table:table-cell>
          <table:table-cell/>
          <table:table-cell office:value-type="string">
            <text:p>kreatiniin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NULL</text:p>
          </table:table-cell>
          <table:table-cell office:value-type="string">
            <text:p>mc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97017">
            <text:p>10597017</text:p>
          </table:table-cell>
          <table:table-cell office:value-type="float" office:value="198995671">
            <text:p>198995671</text:p>
          </table:table-cell>
          <table:table-cell office:value-type="string">
            <text:p>2013-09-23</text:p>
          </table:table-cell>
          <table:table-cell office:value-type="string">
            <text:p>S</text:p>
          </table:table-cell>
          <table:table-cell office:value-type="string">
            <text:p>2013-09-20</text:p>
          </table:table-cell>
          <table:table-cell office:value-type="float" office:value="57944748700">
            <text:p>5794474870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4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54">
            <text:p>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7818">
            <text:p>16377818</text:p>
          </table:table-cell>
          <table:table-cell office:value-type="float" office:value="192980069">
            <text:p>192980069</text:p>
          </table:table-cell>
          <table:table-cell office:value-type="string">
            <text:p>2013-08-19</text:p>
          </table:table-cell>
          <table:table-cell office:value-type="string">
            <text:p>S</text:p>
          </table:table-cell>
          <table:table-cell office:value-type="string">
            <text:p>2013-08-09</text:p>
          </table:table-cell>
          <table:table-cell office:value-type="float" office:value="673034249221">
            <text:p>6730342492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<text:s/>eGFR 94 ( &gt; 90 mL/min/1.73m2 ) Kreatiniin 54</text:p>
          </table:table-cell>
          <table:table-cell office:value-type="string">
            <text:p>Kreatiniin 54</text:p>
          </table:table-cell>
          <table:table-cell office:value-type="string">
            <text:p><text:s/>( 44 . 80 µmol/L ) Uurea 4.6 ( </text:p>
          </table:table-cell>
          <table:table-cell office:value-type="string">
            <text:p>Kreatiniin</text:p>
          </table:table-cell>
          <table:table-cell office:value-type="float" office:value="54">
            <text:p>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29627">
            <text:p>19029627</text:p>
          </table:table-cell>
          <table:table-cell office:value-type="float" office:value="189363410">
            <text:p>189363410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office:value-type="string">
            <text:p>2013-07-15</text:p>
          </table:table-cell>
          <table:table-cell office:value-type="float" office:value="54935210619">
            <text:p>549352106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5.07.201317 : 52 : 36 : Kreatiniin 54 mkmol/l</text:p>
          </table:table-cell>
          <table:table-cell office:value-type="string">
            <text:p>Kreatiniin 54 mkmol/l</text:p>
          </table:table-cell>
          <table:table-cell/>
          <table:table-cell office:value-type="string">
            <text:p>Kreatiniin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1080">
            <text:p>16371080</text:p>
          </table:table-cell>
          <table:table-cell office:value-type="float" office:value="174507540">
            <text:p>174507540</text:p>
          </table:table-cell>
          <table:table-cell office:value-type="string">
            <text:p>2013-04-25</text:p>
          </table:table-cell>
          <table:table-cell office:value-type="string">
            <text:p>S</text:p>
          </table:table-cell>
          <table:table-cell office:value-type="string">
            <text:p>2013-04-24</text:p>
          </table:table-cell>
          <table:table-cell office:value-type="float" office:value="45961090337">
            <text:p>4596109033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4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54">
            <text:p>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26347">
            <text:p>16926347</text:p>
          </table:table-cell>
          <table:table-cell office:value-type="float" office:value="197713564">
            <text:p>197713564</text:p>
          </table:table-cell>
          <table:table-cell office:value-type="string">
            <text:p>2013-09-16</text:p>
          </table:table-cell>
          <table:table-cell office:value-type="string">
            <text:p>S</text:p>
          </table:table-cell>
          <table:table-cell office:value-type="string">
            <text:p>2013-09-10</text:p>
          </table:table-cell>
          <table:table-cell office:value-type="float" office:value="78830378572">
            <text:p>788303785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4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54">
            <text:p>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141">
            <text:p>571141</text:p>
          </table:table-cell>
          <table:table-cell office:value-type="float" office:value="86473524">
            <text:p>86473524</text:p>
          </table:table-cell>
          <table:table-cell office:value-type="string">
            <text:p>2012-03-08</text:p>
          </table:table-cell>
          <table:table-cell office:value-type="string">
            <text:p>S</text:p>
          </table:table-cell>
          <table:table-cell office:value-type="string">
            <text:p>2012-02-21</text:p>
          </table:table-cell>
          <table:table-cell office:value-type="float" office:value="70400583492">
            <text:p>7040058349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54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54">
            <text:p>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2716">
            <text:p>2052716</text:p>
          </table:table-cell>
          <table:table-cell office:value-type="float" office:value="90632784">
            <text:p>90632784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879716412">
            <text:p>568797164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esterool 7,2 , veresuhkur 5,3 , kreatiniin 54</text:p>
          </table:table-cell>
          <table:table-cell office:value-type="string">
            <text:p>kreatiniin 54</text:p>
          </table:table-cell>
          <table:table-cell office:value-type="string">
            <text:p><text:s/>, eGFR 106 , uurea 4,1</text:p>
          </table:table-cell>
          <table:table-cell office:value-type="string">
            <text:p>kreatiniin</text:p>
          </table:table-cell>
          <table:table-cell office:value-type="float" office:value="54">
            <text:p>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85366">
            <text:p>16485366</text:p>
          </table:table-cell>
          <table:table-cell office:value-type="float" office:value="160867919">
            <text:p>160867919</text:p>
          </table:table-cell>
          <table:table-cell office:value-type="string">
            <text:p>2013-02-04</text:p>
          </table:table-cell>
          <table:table-cell office:value-type="string">
            <text:p>S</text:p>
          </table:table-cell>
          <table:table-cell office:value-type="string">
            <text:p>2013-01-31</text:p>
          </table:table-cell>
          <table:table-cell office:value-type="float" office:value="39354129739">
            <text:p>3935412973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eGFR 109 ( &gt; 90 mL/min/1.73m2 ) Kreatiniin 54</text:p>
          </table:table-cell>
          <table:table-cell office:value-type="string">
            <text:p>Kreatiniin 54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54">
            <text:p>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90011">
            <text:p>17190011</text:p>
          </table:table-cell>
          <table:table-cell office:value-type="float" office:value="168507915">
            <text:p>168507915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30922031417">
            <text:p>309220314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1.03.201319 : 00 : Kreatiniin 55 mkmol/l</text:p>
          </table:table-cell>
          <table:table-cell office:value-type="string">
            <text:p>Kreatiniin 55 mkmol/l</text:p>
          </table:table-cell>
          <table:table-cell/>
          <table:table-cell office:value-type="string">
            <text:p>Kreatiniin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38845">
            <text:p>12838845</text:p>
          </table:table-cell>
          <table:table-cell office:value-type="float" office:value="180237416">
            <text:p>180237416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5761327529">
            <text:p>857613275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DL 1.26 , LDL 3.49 , eGFR 134 , Kreatiniin 55</text:p>
          </table:table-cell>
          <table:table-cell office:value-type="string">
            <text:p>Kreatiniin 55</text:p>
          </table:table-cell>
          <table:table-cell office:value-type="string">
            <text:p><text:s/>, Uurea 6.2</text:p>
          </table:table-cell>
          <table:table-cell office:value-type="string">
            <text:p>Kreatiniin</text:p>
          </table:table-cell>
          <table:table-cell office:value-type="float" office:value="55">
            <text:p>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51563">
            <text:p>12951563</text:p>
          </table:table-cell>
          <table:table-cell office:value-type="float" office:value="208506136">
            <text:p>208506136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93809449837">
            <text:p>938094498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5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55">
            <text:p>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04899">
            <text:p>6704899</text:p>
          </table:table-cell>
          <table:table-cell office:value-type="float" office:value="82525200">
            <text:p>82525200</text:p>
          </table:table-cell>
          <table:table-cell office:value-type="string">
            <text:p>2012-01-27</text:p>
          </table:table-cell>
          <table:table-cell office:value-type="string">
            <text:p>S</text:p>
          </table:table-cell>
          <table:table-cell office:value-type="string">
            <text:p>2012-01-23</text:p>
          </table:table-cell>
          <table:table-cell office:value-type="float" office:value="21999925281">
            <text:p>2199992528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FR ) 106 ( &gt; 90 mL/min/1.73m2 ) S , P-Kreatiniin 55</text:p>
          </table:table-cell>
          <table:table-cell office:value-type="string">
            <text:p>S , P-Kreatiniin 55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55">
            <text:p>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5342">
            <text:p>595342</text:p>
          </table:table-cell>
          <table:table-cell office:value-type="float" office:value="81626926">
            <text:p>81626926</text:p>
          </table:table-cell>
          <table:table-cell office:value-type="string">
            <text:p>2012-01-13</text:p>
          </table:table-cell>
          <table:table-cell office:value-type="string">
            <text:p>S</text:p>
          </table:table-cell>
          <table:table-cell office:value-type="string">
            <text:p>2012-01-06</text:p>
          </table:table-cell>
          <table:table-cell office:value-type="float" office:value="10652062752">
            <text:p>1065206275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55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55">
            <text:p>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60263">
            <text:p>23660263</text:p>
          </table:table-cell>
          <table:table-cell office:value-type="float" office:value="179636779">
            <text:p>179636779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34400864463">
            <text:p>344008644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5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55">
            <text:p>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9150">
            <text:p>429150</text:p>
          </table:table-cell>
          <table:table-cell office:value-type="float" office:value="142700320">
            <text:p>142700320</text:p>
          </table:table-cell>
          <table:table-cell office:value-type="string">
            <text:p>2012-10-15</text:p>
          </table:table-cell>
          <table:table-cell office:value-type="string">
            <text:p>S</text:p>
          </table:table-cell>
          <table:table-cell office:value-type="string">
            <text:p>2012-09-25</text:p>
          </table:table-cell>
          <table:table-cell office:value-type="float" office:value="67597329483">
            <text:p>6759732948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55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55">
            <text:p>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93213">
            <text:p>19993213</text:p>
          </table:table-cell>
          <table:table-cell office:value-type="float" office:value="172277886">
            <text:p>172277886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51682953493">
            <text:p>516829534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ALT , AST-N piires Crea 55</text:p>
          </table:table-cell>
          <table:table-cell office:value-type="string">
            <text:p>s Crea 55</text:p>
          </table:table-cell>
          <table:table-cell office:value-type="string">
            <text:p><text:s/>, Chol5,9 .</text:p>
          </table:table-cell>
          <table:table-cell office:value-type="string">
            <text:p>s Crea</text:p>
          </table:table-cell>
          <table:table-cell office:value-type="float" office:value="55">
            <text:p>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8741">
            <text:p>748741</text:p>
          </table:table-cell>
          <table:table-cell office:value-type="float" office:value="87158497">
            <text:p>87158497</text:p>
          </table:table-cell>
          <table:table-cell office:value-type="string">
            <text:p>2012-03-14</text:p>
          </table:table-cell>
          <table:table-cell office:value-type="string">
            <text:p>S</text:p>
          </table:table-cell>
          <table:table-cell office:value-type="string">
            <text:p>2012-03-06</text:p>
          </table:table-cell>
          <table:table-cell office:value-type="float" office:value="42749383160">
            <text:p>4274938316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56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56">
            <text:p>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08267">
            <text:p>3208267</text:p>
          </table:table-cell>
          <table:table-cell office:value-type="float" office:value="83059160">
            <text:p>83059160</text:p>
          </table:table-cell>
          <table:table-cell office:value-type="string">
            <text:p>2012-01-30</text:p>
          </table:table-cell>
          <table:table-cell office:value-type="string">
            <text:p>A</text:p>
          </table:table-cell>
          <table:table-cell office:value-type="string">
            <text:p>2011-05-12</text:p>
          </table:table-cell>
          <table:table-cell office:value-type="float" office:value="77559438069">
            <text:p>775594380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FR ) 130 ( &gt; 90 mL/min/1.73m2 ) S , P-Kreatiniin 56</text:p>
          </table:table-cell>
          <table:table-cell office:value-type="string">
            <text:p>S , P-Kreatiniin 56</text:p>
          </table:table-cell>
          <table:table-cell office:value-type="string">
            <text:p><text:s/>( 44 . 80 µmol/L ) Patsiendi va</text:p>
          </table:table-cell>
          <table:table-cell office:value-type="string">
            <text:p>S , P-Kreatiniin</text:p>
          </table:table-cell>
          <table:table-cell office:value-type="float" office:value="56">
            <text:p>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25310">
            <text:p>13625310</text:p>
          </table:table-cell>
          <table:table-cell office:value-type="float" office:value="216550182">
            <text:p>216550182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11-04</text:p>
          </table:table-cell>
          <table:table-cell office:value-type="float" office:value="673035450898">
            <text:p>6730354508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6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56">
            <text:p>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34059">
            <text:p>18234059</text:p>
          </table:table-cell>
          <table:table-cell office:value-type="float" office:value="198759890">
            <text:p>198759890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18396633254">
            <text:p>183966332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9.09.201316 : 01 : Kreatiniin 57 mkmol/l</text:p>
          </table:table-cell>
          <table:table-cell office:value-type="string">
            <text:p>Kreatiniin 57 mkmol/l</text:p>
          </table:table-cell>
          <table:table-cell/>
          <table:table-cell office:value-type="string">
            <text:p>Kreatiniin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25411">
            <text:p>16925411</text:p>
          </table:table-cell>
          <table:table-cell office:value-type="float" office:value="172978148">
            <text:p>172978148</text:p>
          </table:table-cell>
          <table:table-cell office:value-type="string">
            <text:p>2013-04-22</text:p>
          </table:table-cell>
          <table:table-cell office:value-type="string">
            <text:p>S</text:p>
          </table:table-cell>
          <table:table-cell office:value-type="string">
            <text:p>2013-04-06</text:p>
          </table:table-cell>
          <table:table-cell office:value-type="float" office:value="71927966282">
            <text:p>7192796628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7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57">
            <text:p>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03160">
            <text:p>16603160</text:p>
          </table:table-cell>
          <table:table-cell office:value-type="float" office:value="174903688">
            <text:p>174903688</text:p>
          </table:table-cell>
          <table:table-cell office:value-type="string">
            <text:p>2013-04-30</text:p>
          </table:table-cell>
          <table:table-cell office:value-type="string">
            <text:p>S</text:p>
          </table:table-cell>
          <table:table-cell office:value-type="string">
            <text:p>2013-04-23</text:p>
          </table:table-cell>
          <table:table-cell office:value-type="float" office:value="673041488561">
            <text:p>6730414885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7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57">
            <text:p>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12707">
            <text:p>16912707</text:p>
          </table:table-cell>
          <table:table-cell office:value-type="float" office:value="215457169">
            <text:p>215457169</text:p>
          </table:table-cell>
          <table:table-cell office:value-type="string">
            <text:p>2013-12-12</text:p>
          </table:table-cell>
          <table:table-cell office:value-type="string">
            <text:p>S</text:p>
          </table:table-cell>
          <table:table-cell office:value-type="string">
            <text:p>2013-12-11</text:p>
          </table:table-cell>
          <table:table-cell office:value-type="float" office:value="42867971602">
            <text:p>4286797160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7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57">
            <text:p>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65077">
            <text:p>16665077</text:p>
          </table:table-cell>
          <table:table-cell office:value-type="float" office:value="214013192">
            <text:p>214013192</text:p>
          </table:table-cell>
          <table:table-cell office:value-type="string">
            <text:p>2013-12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337856">
            <text:p>67304633785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7</text:p>
          </table:table-cell>
          <table:table-cell office:value-type="string">
            <text:p><text:s/>( 21 . 75 µmol/L )</text:p>
          </table:table-cell>
          <table:table-cell office:value-type="string">
            <text:p>Kreatiniin</text:p>
          </table:table-cell>
          <table:table-cell office:value-type="float" office:value="57">
            <text:p>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56730">
            <text:p>10456730</text:p>
          </table:table-cell>
          <table:table-cell office:value-type="float" office:value="160669007">
            <text:p>160669007</text:p>
          </table:table-cell>
          <table:table-cell office:value-type="string">
            <text:p>2013-02-04</text:p>
          </table:table-cell>
          <table:table-cell office:value-type="string">
            <text:p>S</text:p>
          </table:table-cell>
          <table:table-cell office:value-type="string">
            <text:p>2013-01-25</text:p>
          </table:table-cell>
          <table:table-cell office:value-type="float" office:value="93682232328">
            <text:p>9368223232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7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57">
            <text:p>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37226">
            <text:p>2737226</text:p>
          </table:table-cell>
          <table:table-cell office:value-type="float" office:value="135048294">
            <text:p>135048294</text:p>
          </table:table-cell>
          <table:table-cell office:value-type="string">
            <text:p>2012-08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853584751">
            <text:p>958535847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Kreat - 58</text:p>
          </table:table-cell>
          <table:table-cell office:value-type="string">
            <text:p><text:s/>, glukoos - 6.0 , koles - 4.8 ,</text:p>
          </table:table-cell>
          <table:table-cell office:value-type="string">
            <text:p>Kreat</text:p>
          </table:table-cell>
          <table:table-cell office:value-type="float" office:value="58">
            <text:p>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34777">
            <text:p>18434777</text:p>
          </table:table-cell>
          <table:table-cell office:value-type="float" office:value="176823437">
            <text:p>176823437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30787013565">
            <text:p>307870135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8.05.201320 : 15 : Kreatiniin 58 mkmol/l</text:p>
          </table:table-cell>
          <table:table-cell office:value-type="string">
            <text:p>Kreatiniin 58 mkmol/l</text:p>
          </table:table-cell>
          <table:table-cell/>
          <table:table-cell office:value-type="string">
            <text:p>Kreatiniin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17419">
            <text:p>19917419</text:p>
          </table:table-cell>
          <table:table-cell office:value-type="float" office:value="164515351">
            <text:p>164515351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0767092455">
            <text:p>407670924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Kreat 58</text:p>
          </table:table-cell>
          <table:table-cell office:value-type="string">
            <text:p><text:s/>, GFR 97 , glukoos 5.2 , koles </text:p>
          </table:table-cell>
          <table:table-cell office:value-type="string">
            <text:p>Kreat</text:p>
          </table:table-cell>
          <table:table-cell office:value-type="float" office:value="58">
            <text:p>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03680">
            <text:p>16403680</text:p>
          </table:table-cell>
          <table:table-cell office:value-type="float" office:value="208823425">
            <text:p>208823425</text:p>
          </table:table-cell>
          <table:table-cell office:value-type="string">
            <text:p>2013-11-13</text:p>
          </table:table-cell>
          <table:table-cell office:value-type="string">
            <text:p>S</text:p>
          </table:table-cell>
          <table:table-cell office:value-type="string">
            <text:p>2013-11-04</text:p>
          </table:table-cell>
          <table:table-cell office:value-type="float" office:value="23965052686">
            <text:p>2396505268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8</text:p>
          </table:table-cell>
          <table:table-cell office:value-type="string">
            <text:p><text:s/>↓ ( 62 . 106 µmol/L )</text:p>
          </table:table-cell>
          <table:table-cell office:value-type="string">
            <text:p>Kreatiniin</text:p>
          </table:table-cell>
          <table:table-cell office:value-type="float" office:value="58">
            <text:p>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3340">
            <text:p>473340</text:p>
          </table:table-cell>
          <table:table-cell office:value-type="float" office:value="127415133">
            <text:p>127415133</text:p>
          </table:table-cell>
          <table:table-cell office:value-type="string">
            <text:p>2012-06-28</text:p>
          </table:table-cell>
          <table:table-cell office:value-type="string">
            <text:p>S</text:p>
          </table:table-cell>
          <table:table-cell office:value-type="string">
            <text:p>2012-06-10</text:p>
          </table:table-cell>
          <table:table-cell office:value-type="float" office:value="76905863037">
            <text:p>7690586303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58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58">
            <text:p>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55055">
            <text:p>17655055</text:p>
          </table:table-cell>
          <table:table-cell office:value-type="float" office:value="184130586">
            <text:p>184130586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54147582691">
            <text:p>541475826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2.06.201320 : 05 : Kreatiniin 59 mkmol/l</text:p>
          </table:table-cell>
          <table:table-cell office:value-type="string">
            <text:p>Kreatiniin 59 mkmol/l</text:p>
          </table:table-cell>
          <table:table-cell/>
          <table:table-cell office:value-type="string">
            <text:p>Kreatiniin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54484">
            <text:p>22054484</text:p>
          </table:table-cell>
          <table:table-cell office:value-type="float" office:value="157941335">
            <text:p>157941335</text:p>
          </table:table-cell>
          <table:table-cell office:value-type="string">
            <text:p>2013-01-11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59608341243">
            <text:p>596083412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59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59">
            <text:p>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42732">
            <text:p>23742732</text:p>
          </table:table-cell>
          <table:table-cell office:value-type="float" office:value="208557718">
            <text:p>208557718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11-11</text:p>
          </table:table-cell>
          <table:table-cell office:value-type="float" office:value="72827631385">
            <text:p>728276313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GFR 88 ↓ ( &gt; 90 mL/min/1.73m2 ) Kreatiniin 59</text:p>
          </table:table-cell>
          <table:table-cell office:value-type="string">
            <text:p>Kreatiniin 59</text:p>
          </table:table-cell>
          <table:table-cell office:value-type="string">
            <text:p><text:s/>( 44 . 80 µmol/L ) LDH 530 ↑ ( </text:p>
          </table:table-cell>
          <table:table-cell office:value-type="string">
            <text:p>Kreatiniin</text:p>
          </table:table-cell>
          <table:table-cell office:value-type="float" office:value="59">
            <text:p>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46374">
            <text:p>11246374</text:p>
          </table:table-cell>
          <table:table-cell office:value-type="float" office:value="157208061">
            <text:p>157208061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2012-06-01</text:p>
          </table:table-cell>
          <table:table-cell office:value-type="float" office:value="37166834855">
            <text:p>371668348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59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59">
            <text:p>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24750">
            <text:p>16324750</text:p>
          </table:table-cell>
          <table:table-cell office:value-type="float" office:value="165497572">
            <text:p>165497572</text:p>
          </table:table-cell>
          <table:table-cell office:value-type="string">
            <text:p>2013-03-06</text:p>
          </table:table-cell>
          <table:table-cell office:value-type="string">
            <text:p>S</text:p>
          </table:table-cell>
          <table:table-cell office:value-type="string">
            <text:p>2013-02-26</text:p>
          </table:table-cell>
          <table:table-cell office:value-type="float" office:value="673040628415">
            <text:p>67304062841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eGFR 131 ( &gt; 90 mL/min/1.73m2 ) Kreatiniin 59</text:p>
          </table:table-cell>
          <table:table-cell office:value-type="string">
            <text:p>Kreatiniin 59</text:p>
          </table:table-cell>
          <table:table-cell office:value-type="string">
            <text:p><text:s/>( 62 . 106 µmol/L ) Uurea 2.5 (</text:p>
          </table:table-cell>
          <table:table-cell office:value-type="string">
            <text:p>Kreatiniin</text:p>
          </table:table-cell>
          <table:table-cell office:value-type="float" office:value="59">
            <text:p>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93646">
            <text:p>17593646</text:p>
          </table:table-cell>
          <table:table-cell office:value-type="float" office:value="175824088">
            <text:p>175824088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23783531904">
            <text:p>237835319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9.04.201317 : 31 : Kreatiniin 59 mkmol/l</text:p>
          </table:table-cell>
          <table:table-cell office:value-type="string">
            <text:p>Kreatiniin 59 mkmol/l</text:p>
          </table:table-cell>
          <table:table-cell/>
          <table:table-cell office:value-type="string">
            <text:p>Kreatiniin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47702">
            <text:p>4147702</text:p>
          </table:table-cell>
          <table:table-cell office:value-type="float" office:value="123412507">
            <text:p>123412507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office:value-type="string">
            <text:p>2012-03-09</text:p>
          </table:table-cell>
          <table:table-cell office:value-type="float" office:value="86073326545">
            <text:p>860733265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59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59">
            <text:p>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96731">
            <text:p>19496731</text:p>
          </table:table-cell>
          <table:table-cell office:value-type="float" office:value="194045589">
            <text:p>194045589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84076747541">
            <text:p>840767475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6.08.2013 : Kreatiniin 59</text:p>
          </table:table-cell>
          <table:table-cell office:value-type="string">
            <text:p>Kreatiniin 59</text:p>
          </table:table-cell>
          <table:table-cell/>
          <table:table-cell office:value-type="string">
            <text:p>Kreatiniin</text:p>
          </table:table-cell>
          <table:table-cell office:value-type="float" office:value="59">
            <text:p>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61759">
            <text:p>19361759</text:p>
          </table:table-cell>
          <table:table-cell office:value-type="float" office:value="210726658">
            <text:p>210726658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31809694924">
            <text:p>318096949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9.11.201317 : 09 : Kreatiniin 59 mkmol/l</text:p>
          </table:table-cell>
          <table:table-cell office:value-type="string">
            <text:p>Kreatiniin 59 mkmol/l</text:p>
          </table:table-cell>
          <table:table-cell office:value-type="string">
            <text:p><text:s/>[ norm 59 - 104 ]</text:p>
          </table:table-cell>
          <table:table-cell office:value-type="string">
            <text:p>Kreatiniin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44012">
            <text:p>18044012</text:p>
          </table:table-cell>
          <table:table-cell office:value-type="float" office:value="203697706">
            <text:p>203697706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88660660652">
            <text:p>886606606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1.06.201313 : 48 : Kreatiniin 59 mkmol/l</text:p>
          </table:table-cell>
          <table:table-cell office:value-type="string">
            <text:p>Kreatiniin 59 mkmol/l</text:p>
          </table:table-cell>
          <table:table-cell/>
          <table:table-cell office:value-type="string">
            <text:p>Kreatiniin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34259">
            <text:p>12934259</text:p>
          </table:table-cell>
          <table:table-cell office:value-type="float" office:value="158109179">
            <text:p>158109179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office:value-type="string">
            <text:p>2012-10-17</text:p>
          </table:table-cell>
          <table:table-cell office:value-type="float" office:value="69347917430">
            <text:p>693479174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0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0">
            <text:p>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10942">
            <text:p>2510942</text:p>
          </table:table-cell>
          <table:table-cell office:value-type="float" office:value="150113014">
            <text:p>150113014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office:value-type="string">
            <text:p>2012-10-31</text:p>
          </table:table-cell>
          <table:table-cell office:value-type="float" office:value="86789771862">
            <text:p>867897718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31.10.201218 : 30 : Kreatiniin 60 mkmol/l</text:p>
          </table:table-cell>
          <table:table-cell office:value-type="string">
            <text:p>Kreatiniin 60 mkmol/l</text:p>
          </table:table-cell>
          <table:table-cell/>
          <table:table-cell office:value-type="string">
            <text:p>Kreatiniin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67026">
            <text:p>5067026</text:p>
          </table:table-cell>
          <table:table-cell office:value-type="float" office:value="140918905">
            <text:p>140918905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48347229640">
            <text:p>483472296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0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0">
            <text:p>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85110">
            <text:p>18485110</text:p>
          </table:table-cell>
          <table:table-cell office:value-type="float" office:value="190528178">
            <text:p>190528178</text:p>
          </table:table-cell>
          <table:table-cell office:value-type="string">
            <text:p>2013-07-13</text:p>
          </table:table-cell>
          <table:table-cell office:value-type="string">
            <text:p>A</text:p>
          </table:table-cell>
          <table:table-cell office:value-type="string">
            <text:p>2013-07-12</text:p>
          </table:table-cell>
          <table:table-cell office:value-type="float" office:value="673030317538">
            <text:p>6730303175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2.07.201316 : 20 : 06 : Kreatiniin 60 mkmol/l</text:p>
          </table:table-cell>
          <table:table-cell office:value-type="string">
            <text:p>Kreatiniin 60 mkmol/l</text:p>
          </table:table-cell>
          <table:table-cell/>
          <table:table-cell office:value-type="string">
            <text:p>Kreatiniin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37946">
            <text:p>18337946</text:p>
          </table:table-cell>
          <table:table-cell office:value-type="float" office:value="159949703">
            <text:p>159949703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673030304039">
            <text:p>6730303040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8.01.201313 : 44 : Kreatiniin 61 mkmol/l</text:p>
          </table:table-cell>
          <table:table-cell office:value-type="string">
            <text:p>Kreatiniin 61 mkmol/l</text:p>
          </table:table-cell>
          <table:table-cell/>
          <table:table-cell office:value-type="string">
            <text:p>Kreatiniin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96845">
            <text:p>2596845</text:p>
          </table:table-cell>
          <table:table-cell office:value-type="float" office:value="143115534">
            <text:p>143115534</text:p>
          </table:table-cell>
          <table:table-cell office:value-type="string">
            <text:p>2012-10-24</text:p>
          </table:table-cell>
          <table:table-cell office:value-type="string">
            <text:p>A</text:p>
          </table:table-cell>
          <table:table-cell office:value-type="string">
            <text:p>2012-10-23</text:p>
          </table:table-cell>
          <table:table-cell office:value-type="float" office:value="87378572772">
            <text:p>873785727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3.10.201214 : 27 : 00 : Kreatiniin 61 mkmol/l</text:p>
          </table:table-cell>
          <table:table-cell office:value-type="string">
            <text:p>Kreatiniin 61 mkmol/l</text:p>
          </table:table-cell>
          <table:table-cell/>
          <table:table-cell office:value-type="string">
            <text:p>Kreatiniin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78008">
            <text:p>6778008</text:p>
          </table:table-cell>
          <table:table-cell office:value-type="float" office:value="127417534">
            <text:p>127417534</text:p>
          </table:table-cell>
          <table:table-cell office:value-type="string">
            <text:p>2012-06-12</text:p>
          </table:table-cell>
          <table:table-cell office:value-type="string">
            <text:p>S</text:p>
          </table:table-cell>
          <table:table-cell office:value-type="string">
            <text:p>2012-06-06</text:p>
          </table:table-cell>
          <table:table-cell office:value-type="float" office:value="68394291117">
            <text:p>6839429111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1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1">
            <text:p>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59648">
            <text:p>16259648</text:p>
          </table:table-cell>
          <table:table-cell office:value-type="float" office:value="186307108">
            <text:p>186307108</text:p>
          </table:table-cell>
          <table:table-cell office:value-type="string">
            <text:p>2013-07-02</text:p>
          </table:table-cell>
          <table:table-cell office:value-type="string">
            <text:p>S</text:p>
          </table:table-cell>
          <table:table-cell office:value-type="string">
            <text:p>2013-06-27</text:p>
          </table:table-cell>
          <table:table-cell office:value-type="float" office:value="71171560868">
            <text:p>7117156086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FR 133 ( &gt; 90 mL/min/1.73m2 ) , Kreatiniin 61</text:p>
          </table:table-cell>
          <table:table-cell office:value-type="string">
            <text:p>Kreatiniin 61</text:p>
          </table:table-cell>
          <table:table-cell office:value-type="string">
            <text:p><text:s/>↓ ( 62 . 106 µmol/L ) , Vanus 3</text:p>
          </table:table-cell>
          <table:table-cell office:value-type="string">
            <text:p>Kreatiniin</text:p>
          </table:table-cell>
          <table:table-cell office:value-type="float" office:value="61">
            <text:p>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22951">
            <text:p>16622951</text:p>
          </table:table-cell>
          <table:table-cell office:value-type="float" office:value="196219189">
            <text:p>196219189</text:p>
          </table:table-cell>
          <table:table-cell office:value-type="string">
            <text:p>2013-09-05</text:p>
          </table:table-cell>
          <table:table-cell office:value-type="string">
            <text:p>S</text:p>
          </table:table-cell>
          <table:table-cell office:value-type="string">
            <text:p>2013-08-30</text:p>
          </table:table-cell>
          <table:table-cell office:value-type="float" office:value="673047571025">
            <text:p>67304757102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1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61">
            <text:p>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18415">
            <text:p>8418415</text:p>
          </table:table-cell>
          <table:table-cell office:value-type="float" office:value="136072069">
            <text:p>136072069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office:value-type="string">
            <text:p>2012-08-31</text:p>
          </table:table-cell>
          <table:table-cell office:value-type="float" office:value="43750827458">
            <text:p>4375082745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1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61">
            <text:p>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91743">
            <text:p>18391743</text:p>
          </table:table-cell>
          <table:table-cell office:value-type="float" office:value="168820764">
            <text:p>168820764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07</text:p>
          </table:table-cell>
          <table:table-cell office:value-type="float" office:value="23217876604">
            <text:p>232178766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7.03.2013 kreatiniin 61 umol/l</text:p>
          </table:table-cell>
          <table:table-cell office:value-type="string">
            <text:p>kreatiniin 61 umol/l</text:p>
          </table:table-cell>
          <table:table-cell office:value-type="string">
            <text:p><text:s/>62-115</text:p>
          </table:table-cell>
          <table:table-cell office:value-type="string">
            <text:p>kreatiniin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NULL</text:p>
          </table:table-cell>
          <table:table-cell office:value-type="string">
            <text:p>u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72204">
            <text:p>14072204</text:p>
          </table:table-cell>
          <table:table-cell office:value-type="float" office:value="200327120">
            <text:p>200327120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12789233503">
            <text:p>127892335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GFR 89 ↓ ( &gt; 90 mL/min/1.73m2 ) Kreatiniin 61</text:p>
          </table:table-cell>
          <table:table-cell office:value-type="string">
            <text:p>Kreatiniin 61</text:p>
          </table:table-cell>
          <table:table-cell office:value-type="string">
            <text:p><text:s/>( 44 . 80 µmol/L ) Vanus 52 ( a</text:p>
          </table:table-cell>
          <table:table-cell office:value-type="string">
            <text:p>Kreatiniin</text:p>
          </table:table-cell>
          <table:table-cell office:value-type="float" office:value="61">
            <text:p>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20420">
            <text:p>23620420</text:p>
          </table:table-cell>
          <table:table-cell office:value-type="float" office:value="160345000">
            <text:p>160345000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2-12-12</text:p>
          </table:table-cell>
          <table:table-cell office:value-type="float" office:value="24171020764">
            <text:p>241710207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1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61">
            <text:p>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39963">
            <text:p>22639963</text:p>
          </table:table-cell>
          <table:table-cell office:value-type="float" office:value="214685423">
            <text:p>214685423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03</text:p>
          </table:table-cell>
          <table:table-cell office:value-type="float" office:value="673036914239">
            <text:p>6730369142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1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61">
            <text:p>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4457">
            <text:p>2124457</text:p>
          </table:table-cell>
          <table:table-cell office:value-type="float" office:value="89478399">
            <text:p>89478399</text:p>
          </table:table-cell>
          <table:table-cell office:value-type="string">
            <text:p>2012-04-11</text:p>
          </table:table-cell>
          <table:table-cell office:value-type="string">
            <text:p>A</text:p>
          </table:table-cell>
          <table:table-cell office:value-type="string">
            <text:p>2012-03-02</text:p>
          </table:table-cell>
          <table:table-cell office:value-type="float" office:value="20520732957">
            <text:p>205207329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2.03.201214 : 18 : Kreatiniin 61 mkmol/l</text:p>
          </table:table-cell>
          <table:table-cell office:value-type="string">
            <text:p>Kreatiniin 61 mkmol/l</text:p>
          </table:table-cell>
          <table:table-cell/>
          <table:table-cell office:value-type="string">
            <text:p>Kreatiniin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82034">
            <text:p>4282034</text:p>
          </table:table-cell>
          <table:table-cell office:value-type="float" office:value="124250717">
            <text:p>124250717</text:p>
          </table:table-cell>
          <table:table-cell office:value-type="string">
            <text:p>2012-02-27</text:p>
          </table:table-cell>
          <table:table-cell office:value-type="string">
            <text:p>A</text:p>
          </table:table-cell>
          <table:table-cell office:value-type="string">
            <text:p>2012-02-20</text:p>
          </table:table-cell>
          <table:table-cell office:value-type="float" office:value="55089952698">
            <text:p>550899526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79 ( &gt; 90 mL/min/1.73m2 ) S , P-Kreatiniin 62</text:p>
          </table:table-cell>
          <table:table-cell office:value-type="string">
            <text:p>S , P-Kreatiniin 62</text:p>
          </table:table-cell>
          <table:table-cell office:value-type="string">
            <text:p><text:s/>( 44 . 80 µmol/L ) Patsiendi va</text:p>
          </table:table-cell>
          <table:table-cell office:value-type="string">
            <text:p>S , P-Kreatiniin</text:p>
          </table:table-cell>
          <table:table-cell office:value-type="float" office:value="62">
            <text:p>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63675">
            <text:p>10363675</text:p>
          </table:table-cell>
          <table:table-cell office:value-type="float" office:value="212784096">
            <text:p>212784096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office:value-type="string">
            <text:p>2013-11-19</text:p>
          </table:table-cell>
          <table:table-cell office:value-type="float" office:value="73967954342">
            <text:p>7396795434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2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62">
            <text:p>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57288">
            <text:p>17957288</text:p>
          </table:table-cell>
          <table:table-cell office:value-type="float" office:value="201163594">
            <text:p>201163594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2013-10-02</text:p>
          </table:table-cell>
          <table:table-cell office:value-type="float" office:value="673030351317">
            <text:p>6730303513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2.10.201310 : 24 : kreatiniin 62 mkmol/l</text:p>
          </table:table-cell>
          <table:table-cell office:value-type="string">
            <text:p>kreatiniin 62 mkmol/l</text:p>
          </table:table-cell>
          <table:table-cell office:value-type="string">
            <text:p><text:s/>[ norm .. - 97 ]</text:p>
          </table:table-cell>
          <table:table-cell office:value-type="string">
            <text:p>kreatiniin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07852">
            <text:p>16607852</text:p>
          </table:table-cell>
          <table:table-cell office:value-type="float" office:value="177959438">
            <text:p>177959438</text:p>
          </table:table-cell>
          <table:table-cell office:value-type="string">
            <text:p>2013-05-17</text:p>
          </table:table-cell>
          <table:table-cell office:value-type="string">
            <text:p>S</text:p>
          </table:table-cell>
          <table:table-cell office:value-type="string">
            <text:p>2013-05-13</text:p>
          </table:table-cell>
          <table:table-cell office:value-type="float" office:value="23570752325">
            <text:p>2357075232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eGFR 111 ( &gt; 90 mL/min/1.73m2 ) Kreatiniin 62</text:p>
          </table:table-cell>
          <table:table-cell office:value-type="string">
            <text:p>Kreatiniin 62</text:p>
          </table:table-cell>
          <table:table-cell office:value-type="string">
            <text:p><text:s/>( 62 . 106 µmol/L ) Vanus 70 ( </text:p>
          </table:table-cell>
          <table:table-cell office:value-type="string">
            <text:p>Kreatiniin</text:p>
          </table:table-cell>
          <table:table-cell office:value-type="float" office:value="62">
            <text:p>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6798">
            <text:p>16246798</text:p>
          </table:table-cell>
          <table:table-cell office:value-type="float" office:value="155228297">
            <text:p>155228297</text:p>
          </table:table-cell>
          <table:table-cell office:value-type="string">
            <text:p>2012-12-19</text:p>
          </table:table-cell>
          <table:table-cell office:value-type="string">
            <text:p>S</text:p>
          </table:table-cell>
          <table:table-cell office:value-type="string">
            <text:p>2012-12-05</text:p>
          </table:table-cell>
          <table:table-cell office:value-type="float" office:value="32014596399">
            <text:p>3201459639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2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62">
            <text:p>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78630">
            <text:p>4378630</text:p>
          </table:table-cell>
          <table:table-cell office:value-type="float" office:value="125142236">
            <text:p>125142236</text:p>
          </table:table-cell>
          <table:table-cell office:value-type="string">
            <text:p>2012-06-08</text:p>
          </table:table-cell>
          <table:table-cell office:value-type="string">
            <text:p>A</text:p>
          </table:table-cell>
          <table:table-cell office:value-type="string">
            <text:p>2012-06-01</text:p>
          </table:table-cell>
          <table:table-cell office:value-type="float" office:value="42397863474">
            <text:p>423978634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2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2">
            <text:p>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24318">
            <text:p>18424318</text:p>
          </table:table-cell>
          <table:table-cell office:value-type="float" office:value="205694490">
            <text:p>205694490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74089620134">
            <text:p>740896201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9.10.201309 : 08 : Kreatiniin 62 mkmol/l</text:p>
          </table:table-cell>
          <table:table-cell office:value-type="string">
            <text:p>Kreatiniin 62 mkmol/l</text:p>
          </table:table-cell>
          <table:table-cell office:value-type="string">
            <text:p><text:s/>[ norm 44 - 80 ]</text:p>
          </table:table-cell>
          <table:table-cell office:value-type="string">
            <text:p>Kreatiniin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7507">
            <text:p>2137507</text:p>
          </table:table-cell>
          <table:table-cell office:value-type="float" office:value="89380208">
            <text:p>89380208</text:p>
          </table:table-cell>
          <table:table-cell office:value-type="string">
            <text:p>2012-04-05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89456827875">
            <text:p>894568278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3.04.201213 : 23 : Kreatiniin 63 mkmol/l</text:p>
          </table:table-cell>
          <table:table-cell office:value-type="string">
            <text:p>Kreatiniin 63 mkmol/l</text:p>
          </table:table-cell>
          <table:table-cell/>
          <table:table-cell office:value-type="string">
            <text:p>Kreatiniin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13006">
            <text:p>8613006</text:p>
          </table:table-cell>
          <table:table-cell office:value-type="float" office:value="152591643">
            <text:p>152591643</text:p>
          </table:table-cell>
          <table:table-cell office:value-type="string">
            <text:p>2012-12-10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54804480890">
            <text:p>5480448089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3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63">
            <text:p>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31564">
            <text:p>16231564</text:p>
          </table:table-cell>
          <table:table-cell office:value-type="float" office:value="189354088">
            <text:p>189354088</text:p>
          </table:table-cell>
          <table:table-cell office:value-type="string">
            <text:p>2013-07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7835371">
            <text:p>67303783537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3</text:p>
          </table:table-cell>
          <table:table-cell office:value-type="string">
            <text:p><text:s/>( 50 . 77 µmol/L )</text:p>
          </table:table-cell>
          <table:table-cell office:value-type="string">
            <text:p>Kreatiniin</text:p>
          </table:table-cell>
          <table:table-cell office:value-type="float" office:value="63">
            <text:p>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2152">
            <text:p>432152</text:p>
          </table:table-cell>
          <table:table-cell office:value-type="float" office:value="126779122">
            <text:p>126779122</text:p>
          </table:table-cell>
          <table:table-cell office:value-type="string">
            <text:p>2012-06-12</text:p>
          </table:table-cell>
          <table:table-cell office:value-type="string">
            <text:p>S</text:p>
          </table:table-cell>
          <table:table-cell office:value-type="string">
            <text:p>2012-01-10</text:p>
          </table:table-cell>
          <table:table-cell office:value-type="float" office:value="31683997408">
            <text:p>3168399740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82 ( &gt; 90 mL/min/1.73m2 ) S , P-Kreatiniin 63</text:p>
          </table:table-cell>
          <table:table-cell office:value-type="string">
            <text:p>S , P-Kreatiniin 63</text:p>
          </table:table-cell>
          <table:table-cell office:value-type="string">
            <text:p><text:s/>( 44 . 80 µmol/L ) S , P-Uurea </text:p>
          </table:table-cell>
          <table:table-cell office:value-type="string">
            <text:p>S , P-Kreatiniin</text:p>
          </table:table-cell>
          <table:table-cell office:value-type="float" office:value="63">
            <text:p>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0767">
            <text:p>580767</text:p>
          </table:table-cell>
          <table:table-cell office:value-type="float" office:value="84620127">
            <text:p>84620127</text:p>
          </table:table-cell>
          <table:table-cell office:value-type="string">
            <text:p>2012-02-22</text:p>
          </table:table-cell>
          <table:table-cell office:value-type="string">
            <text:p>S</text:p>
          </table:table-cell>
          <table:table-cell office:value-type="string">
            <text:p>2012-02-16</text:p>
          </table:table-cell>
          <table:table-cell office:value-type="float" office:value="93726839114">
            <text:p>9372683911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FR ) 118 ( &gt; 90 mL/min/1.73m2 ) S , P-Kreatiniin 63</text:p>
          </table:table-cell>
          <table:table-cell office:value-type="string">
            <text:p>S , P-Kreatiniin 63</text:p>
          </table:table-cell>
          <table:table-cell office:value-type="string">
            <text:p><text:s/>( 62 . 106 µmol/L ) S , P-Uurea</text:p>
          </table:table-cell>
          <table:table-cell office:value-type="string">
            <text:p>S , P-Kreatiniin</text:p>
          </table:table-cell>
          <table:table-cell office:value-type="float" office:value="63">
            <text:p>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25851">
            <text:p>8025851</text:p>
          </table:table-cell>
          <table:table-cell office:value-type="float" office:value="141760393">
            <text:p>141760393</text:p>
          </table:table-cell>
          <table:table-cell office:value-type="string">
            <text:p>2012-10-05</text:p>
          </table:table-cell>
          <table:table-cell office:value-type="string">
            <text:p>A</text:p>
          </table:table-cell>
          <table:table-cell office:value-type="string">
            <text:p>2012-09-28</text:p>
          </table:table-cell>
          <table:table-cell office:value-type="float" office:value="28925271407">
            <text:p>2892527140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3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3">
            <text:p>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02033">
            <text:p>24602033</text:p>
          </table:table-cell>
          <table:table-cell office:value-type="float" office:value="170615602">
            <text:p>170615602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office:value-type="string">
            <text:p>2013-02-12</text:p>
          </table:table-cell>
          <table:table-cell office:value-type="float" office:value="14371291835">
            <text:p>143712918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3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63">
            <text:p>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29394">
            <text:p>17829394</text:p>
          </table:table-cell>
          <table:table-cell office:value-type="float" office:value="197046777">
            <text:p>197046777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6-20</text:p>
          </table:table-cell>
          <table:table-cell office:value-type="float" office:value="673030466419">
            <text:p>6730304664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,9 Reumatoidfaktor alla 15 <text:s/>105 kreatiniin 63</text:p>
          </table:table-cell>
          <table:table-cell office:value-type="string">
            <text:p>kreatiniin 63</text:p>
          </table:table-cell>
          <table:table-cell office:value-type="string">
            <text:p><text:s/>.</text:p>
          </table:table-cell>
          <table:table-cell office:value-type="string">
            <text:p>kreatiniin</text:p>
          </table:table-cell>
          <table:table-cell office:value-type="float" office:value="63">
            <text:p>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68197">
            <text:p>16768197</text:p>
          </table:table-cell>
          <table:table-cell office:value-type="float" office:value="155200903">
            <text:p>155200903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office:value-type="string">
            <text:p>2012-12-14</text:p>
          </table:table-cell>
          <table:table-cell office:value-type="float" office:value="60287215593">
            <text:p>6028721559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4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64">
            <text:p>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83748">
            <text:p>7783748</text:p>
          </table:table-cell>
          <table:table-cell office:value-type="float" office:value="82574011">
            <text:p>82574011</text:p>
          </table:table-cell>
          <table:table-cell office:value-type="string">
            <text:p>2012-01-23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10221362597">
            <text:p>102213625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4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4">
            <text:p>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59224">
            <text:p>4259224</text:p>
          </table:table-cell>
          <table:table-cell office:value-type="float" office:value="127094000">
            <text:p>127094000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24554730610">
            <text:p>2455473061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4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4">
            <text:p>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34435">
            <text:p>7834435</text:p>
          </table:table-cell>
          <table:table-cell office:value-type="float" office:value="85856525">
            <text:p>85856525</text:p>
          </table:table-cell>
          <table:table-cell office:value-type="string">
            <text:p>2012-02-27</text:p>
          </table:table-cell>
          <table:table-cell office:value-type="string">
            <text:p>A</text:p>
          </table:table-cell>
          <table:table-cell office:value-type="string">
            <text:p>2012-02-03</text:p>
          </table:table-cell>
          <table:table-cell office:value-type="float" office:value="84538528339">
            <text:p>8453852833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4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4">
            <text:p>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88442">
            <text:p>16288442</text:p>
          </table:table-cell>
          <table:table-cell office:value-type="float" office:value="177737842">
            <text:p>177737842</text:p>
          </table:table-cell>
          <table:table-cell office:value-type="string">
            <text:p>2013-05-16</text:p>
          </table:table-cell>
          <table:table-cell office:value-type="string">
            <text:p>S</text:p>
          </table:table-cell>
          <table:table-cell office:value-type="string">
            <text:p>2013-05-09</text:p>
          </table:table-cell>
          <table:table-cell office:value-type="float" office:value="673033353517">
            <text:p>67303335351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<text:s/>eGFR 93 ( &gt; 90 mL/min/1.73m2 ) Kreatiniin 64</text:p>
          </table:table-cell>
          <table:table-cell office:value-type="string">
            <text:p>Kreatiniin 64</text:p>
          </table:table-cell>
          <table:table-cell office:value-type="string">
            <text:p><text:s/>( 44 . 80 µmol/L ) Uurea 5.2 ( </text:p>
          </table:table-cell>
          <table:table-cell office:value-type="string">
            <text:p>Kreatiniin</text:p>
          </table:table-cell>
          <table:table-cell office:value-type="float" office:value="64">
            <text:p>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01886">
            <text:p>12201886</text:p>
          </table:table-cell>
          <table:table-cell office:value-type="float" office:value="185164767">
            <text:p>185164767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2011-06-17</text:p>
          </table:table-cell>
          <table:table-cell office:value-type="float" office:value="50419660701">
            <text:p>504196607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4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4">
            <text:p>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2692">
            <text:p>2402692</text:p>
          </table:table-cell>
          <table:table-cell office:value-type="float" office:value="152883566">
            <text:p>152883566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2124573391">
            <text:p>121245733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, HDL 1,3 , Tg 1,3 ; GLyc 4,8 ; Krea 64</text:p>
          </table:table-cell>
          <table:table-cell office:value-type="string">
            <text:p>Krea 64</text:p>
          </table:table-cell>
          <table:table-cell office:value-type="string">
            <text:p><text:s/>, GFR 94 , uriinis Alb/Krea 0,3</text:p>
          </table:table-cell>
          <table:table-cell office:value-type="string">
            <text:p>Krea</text:p>
          </table:table-cell>
          <table:table-cell office:value-type="float" office:value="64">
            <text:p>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13392">
            <text:p>5813392</text:p>
          </table:table-cell>
          <table:table-cell office:value-type="float" office:value="153386742">
            <text:p>153386742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696250296">
            <text:p>6169625029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<text:s/>0,84mmol/l , HDL-2,62 mmol/l , kreatiniin 65 mkmol/l</text:p>
          </table:table-cell>
          <table:table-cell office:value-type="string">
            <text:p>kreatiniin 65 mkmol/l</text:p>
          </table:table-cell>
          <table:table-cell office:value-type="string">
            <text:p><text:s/>, LDL - kolesterool 3,7mmol/l</text:p>
          </table:table-cell>
          <table:table-cell office:value-type="string">
            <text:p>kreatiniin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43725">
            <text:p>22743725</text:p>
          </table:table-cell>
          <table:table-cell office:value-type="float" office:value="216216470">
            <text:p>216216470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45097058589">
            <text:p>450970585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5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60792">
            <text:p>6760792</text:p>
          </table:table-cell>
          <table:table-cell office:value-type="float" office:value="134100521">
            <text:p>134100521</text:p>
          </table:table-cell>
          <table:table-cell office:value-type="string">
            <text:p>2012-08-20</text:p>
          </table:table-cell>
          <table:table-cell office:value-type="string">
            <text:p>S</text:p>
          </table:table-cell>
          <table:table-cell office:value-type="string">
            <text:p>2012-08-04</text:p>
          </table:table-cell>
          <table:table-cell office:value-type="float" office:value="38291251109">
            <text:p>3829125110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5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2633">
            <text:p>792633</text:p>
          </table:table-cell>
          <table:table-cell office:value-type="float" office:value="138434644">
            <text:p>138434644</text:p>
          </table:table-cell>
          <table:table-cell office:value-type="string">
            <text:p>2012-09-10</text:p>
          </table:table-cell>
          <table:table-cell office:value-type="string">
            <text:p>S</text:p>
          </table:table-cell>
          <table:table-cell office:value-type="string">
            <text:p>2012-08-27</text:p>
          </table:table-cell>
          <table:table-cell office:value-type="float" office:value="85658125206">
            <text:p>8565812520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85 ( &gt; 90 mL/min/1.73m2 ) S , P-Kreatiniin 65</text:p>
          </table:table-cell>
          <table:table-cell office:value-type="string">
            <text:p>S , P-Kreatiniin 65</text:p>
          </table:table-cell>
          <table:table-cell office:value-type="string">
            <text:p><text:s/>( 44 . 80 µmol/L ) Patsiendi va</text:p>
          </table:table-cell>
          <table:table-cell office:value-type="string">
            <text:p>S , P-Kreatiniin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2632">
            <text:p>432632</text:p>
          </table:table-cell>
          <table:table-cell office:value-type="float" office:value="131445968">
            <text:p>131445968</text:p>
          </table:table-cell>
          <table:table-cell office:value-type="string">
            <text:p>2012-06-29</text:p>
          </table:table-cell>
          <table:table-cell office:value-type="string">
            <text:p>S</text:p>
          </table:table-cell>
          <table:table-cell office:value-type="string">
            <text:p>2012-06-28</text:p>
          </table:table-cell>
          <table:table-cell office:value-type="float" office:value="25723191530">
            <text:p>2572319153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5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98594">
            <text:p>16498594</text:p>
          </table:table-cell>
          <table:table-cell office:value-type="float" office:value="183328160">
            <text:p>183328160</text:p>
          </table:table-cell>
          <table:table-cell office:value-type="string">
            <text:p>2013-06-14</text:p>
          </table:table-cell>
          <table:table-cell office:value-type="string">
            <text:p>S</text:p>
          </table:table-cell>
          <table:table-cell office:value-type="string">
            <text:p>2013-06-13</text:p>
          </table:table-cell>
          <table:table-cell office:value-type="float" office:value="86458050039">
            <text:p>8645805003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) eGFR 90 ( &gt; 90mL/min/1.73m2 ) Kreatiniin 65</text:p>
          </table:table-cell>
          <table:table-cell office:value-type="string">
            <text:p>Kreatiniin 65</text:p>
          </table:table-cell>
          <table:table-cell office:value-type="string">
            <text:p><text:s/>( 44 . 80 µmol/L ) Vanus 35 ( a</text:p>
          </table:table-cell>
          <table:table-cell office:value-type="string">
            <text:p>Kreatiniin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24786">
            <text:p>18124786</text:p>
          </table:table-cell>
          <table:table-cell office:value-type="float" office:value="187079979">
            <text:p>187079979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office:value-type="string">
            <text:p>2013-07-05</text:p>
          </table:table-cell>
          <table:table-cell office:value-type="float" office:value="73684271307">
            <text:p>736842713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5.07.201310 : 44 : Kreatiniin 65 mkmol/l</text:p>
          </table:table-cell>
          <table:table-cell office:value-type="string">
            <text:p>Kreatiniin 65 mkmol/l</text:p>
          </table:table-cell>
          <table:table-cell/>
          <table:table-cell office:value-type="string">
            <text:p>Kreatiniin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40454">
            <text:p>13640454</text:p>
          </table:table-cell>
          <table:table-cell office:value-type="float" office:value="160403240">
            <text:p>160403240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47978475705">
            <text:p>479784757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6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66">
            <text:p>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82913">
            <text:p>21682913</text:p>
          </table:table-cell>
          <table:table-cell office:value-type="float" office:value="191386661">
            <text:p>191386661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office:value-type="string">
            <text:p>2013-08-05</text:p>
          </table:table-cell>
          <table:table-cell office:value-type="float" office:value="69885037240">
            <text:p>698850372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89 ↓ ( &gt; 90 mL/min/1.73m2 ) Kreatiniin 66</text:p>
          </table:table-cell>
          <table:table-cell office:value-type="string">
            <text:p>Kreatiniin 66</text:p>
          </table:table-cell>
          <table:table-cell office:value-type="string">
            <text:p><text:s/>( 44 . 80 µmol/L ) Vanus 33 ( a</text:p>
          </table:table-cell>
          <table:table-cell office:value-type="string">
            <text:p>Kreatiniin</text:p>
          </table:table-cell>
          <table:table-cell office:value-type="float" office:value="66">
            <text:p>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4609">
            <text:p>454609</text:p>
          </table:table-cell>
          <table:table-cell office:value-type="float" office:value="90504371">
            <text:p>90504371</text:p>
          </table:table-cell>
          <table:table-cell office:value-type="string">
            <text:p>2012-04-03</text:p>
          </table:table-cell>
          <table:table-cell office:value-type="string">
            <text:p>S</text:p>
          </table:table-cell>
          <table:table-cell office:value-type="string">
            <text:p>2012-03-29</text:p>
          </table:table-cell>
          <table:table-cell office:value-type="float" office:value="60720443776">
            <text:p>6072044377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6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6">
            <text:p>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8390">
            <text:p>1998390</text:p>
          </table:table-cell>
          <table:table-cell office:value-type="float" office:value="128792085">
            <text:p>128792085</text:p>
          </table:table-cell>
          <table:table-cell office:value-type="string">
            <text:p>2012-07-12</text:p>
          </table:table-cell>
          <table:table-cell office:value-type="string">
            <text:p>A</text:p>
          </table:table-cell>
          <table:table-cell office:value-type="string">
            <text:p>2012-04-24</text:p>
          </table:table-cell>
          <table:table-cell office:value-type="float" office:value="84598252930">
            <text:p>845982529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4.04.201216 : 23 : Kreatiniin 66 mkmol/l</text:p>
          </table:table-cell>
          <table:table-cell office:value-type="string">
            <text:p>Kreatiniin 66 mkmol/l</text:p>
          </table:table-cell>
          <table:table-cell/>
          <table:table-cell office:value-type="string">
            <text:p>Kreatiniin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08667">
            <text:p>8408667</text:p>
          </table:table-cell>
          <table:table-cell office:value-type="float" office:value="151196671">
            <text:p>151196671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79583981039">
            <text:p>7958398103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6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6">
            <text:p>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24018">
            <text:p>16324018</text:p>
          </table:table-cell>
          <table:table-cell office:value-type="float" office:value="182163781">
            <text:p>182163781</text:p>
          </table:table-cell>
          <table:table-cell office:value-type="string">
            <text:p>2013-06-05</text:p>
          </table:table-cell>
          <table:table-cell office:value-type="string">
            <text:p>S</text:p>
          </table:table-cell>
          <table:table-cell office:value-type="string">
            <text:p>2013-05-31</text:p>
          </table:table-cell>
          <table:table-cell office:value-type="float" office:value="18357022045">
            <text:p>1835702204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6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66">
            <text:p>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06908">
            <text:p>18106908</text:p>
          </table:table-cell>
          <table:table-cell office:value-type="float" office:value="210403580">
            <text:p>210403580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673030454143">
            <text:p>6730304541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30.09.201310 : 54 : Kreatiniin 66 mkmol/l</text:p>
          </table:table-cell>
          <table:table-cell office:value-type="string">
            <text:p>Kreatiniin 66 mkmol/l</text:p>
          </table:table-cell>
          <table:table-cell/>
          <table:table-cell office:value-type="string">
            <text:p>Kreatiniin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59742">
            <text:p>2559742</text:p>
          </table:table-cell>
          <table:table-cell office:value-type="float" office:value="131067635">
            <text:p>131067635</text:p>
          </table:table-cell>
          <table:table-cell office:value-type="string">
            <text:p>2012-08-02</text:p>
          </table:table-cell>
          <table:table-cell office:value-type="string">
            <text:p>A</text:p>
          </table:table-cell>
          <table:table-cell office:value-type="string">
            <text:p>2012-07-25</text:p>
          </table:table-cell>
          <table:table-cell office:value-type="float" office:value="63623140231">
            <text:p>636231402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) 10 mkmol/L : Amülaas 46 U/L : Kreatiniin 66 mkmol/l</text:p>
          </table:table-cell>
          <table:table-cell office:value-type="string">
            <text:p>Kreatiniin 66 mkmol/l</text:p>
          </table:table-cell>
          <table:table-cell office:value-type="string">
            <text:p><text:s/>: Naatrium 138 mmol/l : Kaalium</text:p>
          </table:table-cell>
          <table:table-cell office:value-type="string">
            <text:p>Kreatiniin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99123">
            <text:p>19999123</text:p>
          </table:table-cell>
          <table:table-cell office:value-type="float" office:value="168649290">
            <text:p>168649290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616464601">
            <text:p>986164646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kulista , jalaravi profülaktika Kreat - 66</text:p>
          </table:table-cell>
          <table:table-cell office:value-type="string">
            <text:p>Kreat - 66</text:p>
          </table:table-cell>
          <table:table-cell office:value-type="string">
            <text:p><text:s/>mkmol / lDM 2 typ alates 200 a </text:p>
          </table:table-cell>
          <table:table-cell office:value-type="string">
            <text:p>Kreat</text:p>
          </table:table-cell>
          <table:table-cell office:value-type="float" office:value="66">
            <text:p>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95212">
            <text:p>10895212</text:p>
          </table:table-cell>
          <table:table-cell office:value-type="float" office:value="183724180">
            <text:p>183724180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673041169447">
            <text:p>6730411694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<text:s/>muud analüüsid : HbA1c=6,4 % ; kreatiniin 66 mcmol/l</text:p>
          </table:table-cell>
          <table:table-cell office:value-type="string">
            <text:p>kreatiniin 66 mcmol/l</text:p>
          </table:table-cell>
          <table:table-cell office:value-type="string">
            <text:p><text:s/>; üldkol</text:p>
          </table:table-cell>
          <table:table-cell office:value-type="string">
            <text:p>kreatiniin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mc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78790">
            <text:p>6678790</text:p>
          </table:table-cell>
          <table:table-cell office:value-type="float" office:value="90493964">
            <text:p>90493964</text:p>
          </table:table-cell>
          <table:table-cell office:value-type="string">
            <text:p>2012-04-16</text:p>
          </table:table-cell>
          <table:table-cell office:value-type="string">
            <text:p>S</text:p>
          </table:table-cell>
          <table:table-cell office:value-type="string">
            <text:p>2012-04-09</text:p>
          </table:table-cell>
          <table:table-cell office:value-type="float" office:value="76141621610">
            <text:p>7614162161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6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66">
            <text:p>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84558">
            <text:p>22784558</text:p>
          </table:table-cell>
          <table:table-cell office:value-type="float" office:value="175803826">
            <text:p>175803826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1-25</text:p>
          </table:table-cell>
          <table:table-cell office:value-type="float" office:value="85957854461">
            <text:p>859578544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7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67">
            <text:p>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84138">
            <text:p>16484138</text:p>
          </table:table-cell>
          <table:table-cell office:value-type="float" office:value="155235002">
            <text:p>155235002</text:p>
          </table:table-cell>
          <table:table-cell office:value-type="string">
            <text:p>2012-12-13</text:p>
          </table:table-cell>
          <table:table-cell office:value-type="string">
            <text:p>S</text:p>
          </table:table-cell>
          <table:table-cell office:value-type="string">
            <text:p>2012-12-05</text:p>
          </table:table-cell>
          <table:table-cell office:value-type="float" office:value="673046707736">
            <text:p>67304670773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eGFR 107 ( &gt; 90 mL/min/1.73m2 ) Kreatiniin 67</text:p>
          </table:table-cell>
          <table:table-cell office:value-type="string">
            <text:p>Kreatiniin 67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67">
            <text:p>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93852">
            <text:p>9893852</text:p>
          </table:table-cell>
          <table:table-cell office:value-type="float" office:value="207343822">
            <text:p>207343822</text:p>
          </table:table-cell>
          <table:table-cell office:value-type="string">
            <text:p>2013-09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7619222">
            <text:p>67303761922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Biokeemia 15.08 : Crea : 67 ymol/l</text:p>
          </table:table-cell>
          <table:table-cell office:value-type="string">
            <text:p>Crea : 67 ymol/l</text:p>
          </table:table-cell>
          <table:table-cell office:value-type="string">
            <text:p><text:s/>; Uurea : 4,7 mmol/l ; Na : 140</text:p>
          </table:table-cell>
          <table:table-cell office:value-type="string">
            <text:p>Crea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y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61880">
            <text:p>17061880</text:p>
          </table:table-cell>
          <table:table-cell office:value-type="float" office:value="188909666">
            <text:p>188909666</text:p>
          </table:table-cell>
          <table:table-cell office:value-type="string">
            <text:p>2013-07-19</text:p>
          </table:table-cell>
          <table:table-cell office:value-type="string">
            <text:p>A</text:p>
          </table:table-cell>
          <table:table-cell office:value-type="string">
            <text:p>2013-02-13</text:p>
          </table:table-cell>
          <table:table-cell office:value-type="float" office:value="90692949238">
            <text:p>906929492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3.02.201314 : 02 : Kreatiniin 67 mkmol/l</text:p>
          </table:table-cell>
          <table:table-cell office:value-type="string">
            <text:p>Kreatiniin 67 mkmol/l</text:p>
          </table:table-cell>
          <table:table-cell/>
          <table:table-cell office:value-type="string">
            <text:p>Kreatiniin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8507">
            <text:p>528507</text:p>
          </table:table-cell>
          <table:table-cell office:value-type="float" office:value="131491595">
            <text:p>131491595</text:p>
          </table:table-cell>
          <table:table-cell office:value-type="string">
            <text:p>2012-07-12</text:p>
          </table:table-cell>
          <table:table-cell office:value-type="string">
            <text:p>S</text:p>
          </table:table-cell>
          <table:table-cell office:value-type="string">
            <text:p>2012-07-09</text:p>
          </table:table-cell>
          <table:table-cell office:value-type="float" office:value="55813436692">
            <text:p>5581343669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92 ( &gt; 90 mL/min/1.73m2 ) S , P-Kreatiniin 67</text:p>
          </table:table-cell>
          <table:table-cell office:value-type="string">
            <text:p>S , P-Kreatiniin 67</text:p>
          </table:table-cell>
          <table:table-cell office:value-type="string">
            <text:p><text:s/>( 44 . 80 µmol/L ) S , P-Uurea </text:p>
          </table:table-cell>
          <table:table-cell office:value-type="string">
            <text:p>S , P-Kreatiniin</text:p>
          </table:table-cell>
          <table:table-cell office:value-type="float" office:value="67">
            <text:p>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21787">
            <text:p>12121787</text:p>
          </table:table-cell>
          <table:table-cell office:value-type="float" office:value="158033560">
            <text:p>158033560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office:value-type="string">
            <text:p>2012-11-29</text:p>
          </table:table-cell>
          <table:table-cell office:value-type="float" office:value="29995279618">
            <text:p>299952796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7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7">
            <text:p>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12270">
            <text:p>10012270</text:p>
          </table:table-cell>
          <table:table-cell office:value-type="float" office:value="207346446">
            <text:p>207346446</text:p>
          </table:table-cell>
          <table:table-cell office:value-type="string">
            <text:p>2013-09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7174501">
            <text:p>67304717450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Biokeemia 27.08 . : Crea : 67 ymol/l</text:p>
          </table:table-cell>
          <table:table-cell office:value-type="string">
            <text:p>Crea : 67 ymol/l</text:p>
          </table:table-cell>
          <table:table-cell office:value-type="string">
            <text:p><text:s/>; Uurea : 6,9 mmol/l ; Na : 143</text:p>
          </table:table-cell>
          <table:table-cell office:value-type="string">
            <text:p>Crea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y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29019">
            <text:p>5229019</text:p>
          </table:table-cell>
          <table:table-cell office:value-type="float" office:value="137484803">
            <text:p>137484803</text:p>
          </table:table-cell>
          <table:table-cell office:value-type="string">
            <text:p>2012-09-05</text:p>
          </table:table-cell>
          <table:table-cell office:value-type="string">
            <text:p>A</text:p>
          </table:table-cell>
          <table:table-cell office:value-type="string">
            <text:p>2012-05-11</text:p>
          </table:table-cell>
          <table:table-cell office:value-type="float" office:value="48330976354">
            <text:p>483309763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7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7">
            <text:p>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92377">
            <text:p>16792377</text:p>
          </table:table-cell>
          <table:table-cell office:value-type="float" office:value="216158032">
            <text:p>216158032</text:p>
          </table:table-cell>
          <table:table-cell office:value-type="string">
            <text:p>2013-12-17</text:p>
          </table:table-cell>
          <table:table-cell office:value-type="string">
            <text:p>S</text:p>
          </table:table-cell>
          <table:table-cell office:value-type="string">
            <text:p>2013-12-06</text:p>
          </table:table-cell>
          <table:table-cell office:value-type="float" office:value="673047168797">
            <text:p>67304716879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7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67">
            <text:p>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95373">
            <text:p>13395373</text:p>
          </table:table-cell>
          <table:table-cell office:value-type="float" office:value="157141451">
            <text:p>157141451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office:value-type="string">
            <text:p>2012-03-29</text:p>
          </table:table-cell>
          <table:table-cell office:value-type="float" office:value="26818330652">
            <text:p>268183306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7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7">
            <text:p>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08383">
            <text:p>6208383</text:p>
          </table:table-cell>
          <table:table-cell office:value-type="float" office:value="140844838">
            <text:p>140844838</text:p>
          </table:table-cell>
          <table:table-cell office:value-type="string">
            <text:p>2012-10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9085118138">
            <text:p>9908511813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 67</text:p>
          </table:table-cell>
          <table:table-cell office:value-type="string">
            <text:p><text:s/>, urea 3,9 .</text:p>
          </table:table-cell>
          <table:table-cell office:value-type="string">
            <text:p>Kreat</text:p>
          </table:table-cell>
          <table:table-cell office:value-type="float" office:value="67">
            <text:p>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11279">
            <text:p>22011279</text:p>
          </table:table-cell>
          <table:table-cell office:value-type="float" office:value="195259187">
            <text:p>195259187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133796950">
            <text:p>901337969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line veri , transaminaasid ii , kreatiniin 67</text:p>
          </table:table-cell>
          <table:table-cell office:value-type="string">
            <text:p>kreatiniin 67</text:p>
          </table:table-cell>
          <table:table-cell office:value-type="string">
            <text:p><text:s/>, SR 5 , CRV &lt;6 , kusihape 382 </text:p>
          </table:table-cell>
          <table:table-cell office:value-type="string">
            <text:p>kreatiniin</text:p>
          </table:table-cell>
          <table:table-cell office:value-type="float" office:value="67">
            <text:p>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9714">
            <text:p>16779714</text:p>
          </table:table-cell>
          <table:table-cell office:value-type="float" office:value="200841654">
            <text:p>200841654</text:p>
          </table:table-cell>
          <table:table-cell office:value-type="string">
            <text:p>2013-10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9998267">
            <text:p>67303999826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8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68">
            <text:p>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44858">
            <text:p>22244858</text:p>
          </table:table-cell>
          <table:table-cell office:value-type="float" office:value="165810476">
            <text:p>165810476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office:value-type="string">
            <text:p>2013-01-17</text:p>
          </table:table-cell>
          <table:table-cell office:value-type="float" office:value="673042699959">
            <text:p>6730426999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8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68">
            <text:p>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33389">
            <text:p>4533389</text:p>
          </table:table-cell>
          <table:table-cell office:value-type="float" office:value="86488042">
            <text:p>86488042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969761382">
            <text:p>549697613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<text:s/>CRV 0.14 , ASAT 18 , ALAt 21 , krea 68</text:p>
          </table:table-cell>
          <table:table-cell office:value-type="string">
            <text:p>krea 68</text:p>
          </table:table-cell>
          <table:table-cell office:value-type="string">
            <text:p><text:s/>, uriin ii</text:p>
          </table:table-cell>
          <table:table-cell office:value-type="string">
            <text:p>krea</text:p>
          </table:table-cell>
          <table:table-cell office:value-type="float" office:value="68">
            <text:p>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02401">
            <text:p>17402401</text:p>
          </table:table-cell>
          <table:table-cell office:value-type="float" office:value="195098367">
            <text:p>195098367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8-02</text:p>
          </table:table-cell>
          <table:table-cell office:value-type="float" office:value="11458834652">
            <text:p>114588346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2.08.201316 : 38 : Kreatiniin 68 mkmol/l</text:p>
          </table:table-cell>
          <table:table-cell office:value-type="string">
            <text:p>Kreatiniin 68 mkmol/l</text:p>
          </table:table-cell>
          <table:table-cell/>
          <table:table-cell office:value-type="string">
            <text:p>Kreatiniin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65183">
            <text:p>16265183</text:p>
          </table:table-cell>
          <table:table-cell office:value-type="float" office:value="206290839">
            <text:p>206290839</text:p>
          </table:table-cell>
          <table:table-cell office:value-type="string">
            <text:p>2013-10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0510899">
            <text:p>67303051089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8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68">
            <text:p>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28986">
            <text:p>18228986</text:p>
          </table:table-cell>
          <table:table-cell office:value-type="float" office:value="170617033">
            <text:p>170617033</text:p>
          </table:table-cell>
          <table:table-cell office:value-type="string">
            <text:p>2012-01-13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673044313526">
            <text:p>6730443135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1.01.201218 : 12 : 36 : Kreatiniin 68 mkmol/l</text:p>
          </table:table-cell>
          <table:table-cell office:value-type="string">
            <text:p>Kreatiniin 68 mkmol/l</text:p>
          </table:table-cell>
          <table:table-cell/>
          <table:table-cell office:value-type="string">
            <text:p>Kreatiniin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83070">
            <text:p>14283070</text:p>
          </table:table-cell>
          <table:table-cell office:value-type="float" office:value="181003855">
            <text:p>181003855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673030334726">
            <text:p>6730303347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8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68">
            <text:p>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05175">
            <text:p>11505175</text:p>
          </table:table-cell>
          <table:table-cell office:value-type="float" office:value="177510268">
            <text:p>177510268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66244946433">
            <text:p>662449464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8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68">
            <text:p>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8501">
            <text:p>808501</text:p>
          </table:table-cell>
          <table:table-cell office:value-type="float" office:value="81639071">
            <text:p>81639071</text:p>
          </table:table-cell>
          <table:table-cell office:value-type="string">
            <text:p>2012-01-25</text:p>
          </table:table-cell>
          <table:table-cell office:value-type="string">
            <text:p>S</text:p>
          </table:table-cell>
          <table:table-cell office:value-type="string">
            <text:p>2012-01-13</text:p>
          </table:table-cell>
          <table:table-cell office:value-type="float" office:value="31070290599">
            <text:p>3107029059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8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8">
            <text:p>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28754">
            <text:p>16328754</text:p>
          </table:table-cell>
          <table:table-cell office:value-type="float" office:value="210479266">
            <text:p>210479266</text:p>
          </table:table-cell>
          <table:table-cell office:value-type="string">
            <text:p>2013-11-12</text:p>
          </table:table-cell>
          <table:table-cell office:value-type="string">
            <text:p>S</text:p>
          </table:table-cell>
          <table:table-cell office:value-type="string">
            <text:p>2013-11-04</text:p>
          </table:table-cell>
          <table:table-cell office:value-type="float" office:value="45627141931">
            <text:p>456271419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8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68">
            <text:p>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91486">
            <text:p>4491486</text:p>
          </table:table-cell>
          <table:table-cell office:value-type="float" office:value="84742666">
            <text:p>84742666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office:value-type="string">
            <text:p>2012-02-17</text:p>
          </table:table-cell>
          <table:table-cell office:value-type="float" office:value="56460743141">
            <text:p>564607431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78 ( &gt; 90 mL/min/1.73m2 ) S , P-Kreatiniin 68</text:p>
          </table:table-cell>
          <table:table-cell office:value-type="string">
            <text:p>S , P-Kreatiniin 68</text:p>
          </table:table-cell>
          <table:table-cell office:value-type="string">
            <text:p><text:s/>( 44 . 80 µmol/L ) Patsiendi va</text:p>
          </table:table-cell>
          <table:table-cell office:value-type="string">
            <text:p>S , P-Kreatiniin</text:p>
          </table:table-cell>
          <table:table-cell office:value-type="float" office:value="68">
            <text:p>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3362">
            <text:p>783362</text:p>
          </table:table-cell>
          <table:table-cell office:value-type="float" office:value="125052483">
            <text:p>125052483</text:p>
          </table:table-cell>
          <table:table-cell office:value-type="string">
            <text:p>2012-06-08</text:p>
          </table:table-cell>
          <table:table-cell office:value-type="string">
            <text:p>S</text:p>
          </table:table-cell>
          <table:table-cell office:value-type="string">
            <text:p>2012-05-27</text:p>
          </table:table-cell>
          <table:table-cell office:value-type="float" office:value="98455778553">
            <text:p>9845577855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9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9">
            <text:p>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30599">
            <text:p>18030599</text:p>
          </table:table-cell>
          <table:table-cell office:value-type="float" office:value="213628570">
            <text:p>213628570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office:value-type="string">
            <text:p>2013-08-12</text:p>
          </table:table-cell>
          <table:table-cell office:value-type="float" office:value="673030376940">
            <text:p>6730303769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2.08.201311 : 10 : kreatiniin 69 mkmol/l</text:p>
          </table:table-cell>
          <table:table-cell office:value-type="string">
            <text:p>kreatiniin 69 mkmol/l</text:p>
          </table:table-cell>
          <table:table-cell/>
          <table:table-cell office:value-type="string">
            <text:p>kreatiniin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24600">
            <text:p>8324600</text:p>
          </table:table-cell>
          <table:table-cell office:value-type="float" office:value="133275250">
            <text:p>133275250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office:value-type="string">
            <text:p>2012-04-02</text:p>
          </table:table-cell>
          <table:table-cell office:value-type="float" office:value="38394022196">
            <text:p>3839402219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9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69">
            <text:p>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52232">
            <text:p>16552232</text:p>
          </table:table-cell>
          <table:table-cell office:value-type="float" office:value="186243926">
            <text:p>186243926</text:p>
          </table:table-cell>
          <table:table-cell office:value-type="string">
            <text:p>2013-07-01</text:p>
          </table:table-cell>
          <table:table-cell office:value-type="string">
            <text:p>S</text:p>
          </table:table-cell>
          <table:table-cell office:value-type="string">
            <text:p>2013-06-28</text:p>
          </table:table-cell>
          <table:table-cell office:value-type="float" office:value="673043413171">
            <text:p>67304341317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9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69">
            <text:p>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4285">
            <text:p>614285</text:p>
          </table:table-cell>
          <table:table-cell office:value-type="float" office:value="123710208">
            <text:p>123710208</text:p>
          </table:table-cell>
          <table:table-cell office:value-type="string">
            <text:p>2012-06-01</text:p>
          </table:table-cell>
          <table:table-cell office:value-type="string">
            <text:p>S</text:p>
          </table:table-cell>
          <table:table-cell office:value-type="string">
            <text:p>2012-05-22</text:p>
          </table:table-cell>
          <table:table-cell office:value-type="float" office:value="43924841013">
            <text:p>4392484101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9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9">
            <text:p>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93751">
            <text:p>4793751</text:p>
          </table:table-cell>
          <table:table-cell office:value-type="float" office:value="151192763">
            <text:p>151192763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10-29</text:p>
          </table:table-cell>
          <table:table-cell office:value-type="float" office:value="19002258421">
            <text:p>190022584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9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9">
            <text:p>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6444">
            <text:p>686444</text:p>
          </table:table-cell>
          <table:table-cell office:value-type="float" office:value="123369471">
            <text:p>123369471</text:p>
          </table:table-cell>
          <table:table-cell office:value-type="string">
            <text:p>2012-05-30</text:p>
          </table:table-cell>
          <table:table-cell office:value-type="string">
            <text:p>S</text:p>
          </table:table-cell>
          <table:table-cell office:value-type="string">
            <text:p>2012-05-07</text:p>
          </table:table-cell>
          <table:table-cell office:value-type="float" office:value="32764195260">
            <text:p>3276419526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9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69">
            <text:p>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42431">
            <text:p>16542431</text:p>
          </table:table-cell>
          <table:table-cell office:value-type="float" office:value="157574033">
            <text:p>157574033</text:p>
          </table:table-cell>
          <table:table-cell office:value-type="string">
            <text:p>2013-01-09</text:p>
          </table:table-cell>
          <table:table-cell office:value-type="string">
            <text:p>S</text:p>
          </table:table-cell>
          <table:table-cell office:value-type="string">
            <text:p>2013-01-07</text:p>
          </table:table-cell>
          <table:table-cell office:value-type="float" office:value="23789565006">
            <text:p>2378956500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T 19 ( &lt;33 U/L ) CRP 4 ( mg/L ) Kreatiniin 69</text:p>
          </table:table-cell>
          <table:table-cell office:value-type="string">
            <text:p>Kreatiniin 69</text:p>
          </table:table-cell>
          <table:table-cell office:value-type="string">
            <text:p><text:s/>( 62 . 106 µmol/L ) Uurea 3.5 (</text:p>
          </table:table-cell>
          <table:table-cell office:value-type="string">
            <text:p>Kreatiniin</text:p>
          </table:table-cell>
          <table:table-cell office:value-type="float" office:value="69">
            <text:p>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9123">
            <text:p>499123</text:p>
          </table:table-cell>
          <table:table-cell office:value-type="float" office:value="135227542">
            <text:p>135227542</text:p>
          </table:table-cell>
          <table:table-cell office:value-type="string">
            <text:p>2012-08-28</text:p>
          </table:table-cell>
          <table:table-cell office:value-type="string">
            <text:p>S</text:p>
          </table:table-cell>
          <table:table-cell office:value-type="string">
            <text:p>2012-08-15</text:p>
          </table:table-cell>
          <table:table-cell office:value-type="float" office:value="51497471095">
            <text:p>5149747109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9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69">
            <text:p>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51079">
            <text:p>19551079</text:p>
          </table:table-cell>
          <table:table-cell office:value-type="float" office:value="156598819">
            <text:p>156598819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77135618478">
            <text:p>771356184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1.11.201218 : 57 : Kreatiniin 69 mkmol/l</text:p>
          </table:table-cell>
          <table:table-cell office:value-type="string">
            <text:p>Kreatiniin 69 mkmol/l</text:p>
          </table:table-cell>
          <table:table-cell/>
          <table:table-cell office:value-type="string">
            <text:p>Kreatiniin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10956">
            <text:p>16410956</text:p>
          </table:table-cell>
          <table:table-cell office:value-type="float" office:value="164497103">
            <text:p>164497103</text:p>
          </table:table-cell>
          <table:table-cell office:value-type="string">
            <text:p>2013-02-27</text:p>
          </table:table-cell>
          <table:table-cell office:value-type="string">
            <text:p>S</text:p>
          </table:table-cell>
          <table:table-cell office:value-type="string">
            <text:p>2013-02-24</text:p>
          </table:table-cell>
          <table:table-cell office:value-type="float" office:value="673047556301">
            <text:p>6730475563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69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69">
            <text:p>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6985">
            <text:p>506985</text:p>
          </table:table-cell>
          <table:table-cell office:value-type="float" office:value="122326230">
            <text:p>122326230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office:value-type="string">
            <text:p>2012-04-26</text:p>
          </table:table-cell>
          <table:table-cell office:value-type="float" office:value="92581870787">
            <text:p>9258187078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69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69">
            <text:p>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25854">
            <text:p>11825854</text:p>
          </table:table-cell>
          <table:table-cell office:value-type="float" office:value="159180532">
            <text:p>159180532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744074158">
            <text:p>477440741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* 13.12.2012 <text:s text:c="2"/>: analüüsid-kreat 69</text:p>
          </table:table-cell>
          <table:table-cell office:value-type="string">
            <text:p>kreat 69</text:p>
          </table:table-cell>
          <table:table-cell office:value-type="string">
            <text:p>-gfr 87.8</text:p>
          </table:table-cell>
          <table:table-cell office:value-type="string">
            <text:p>kreat</text:p>
          </table:table-cell>
          <table:table-cell office:value-type="float" office:value="69">
            <text:p>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02286">
            <text:p>16902286</text:p>
          </table:table-cell>
          <table:table-cell office:value-type="float" office:value="164964623">
            <text:p>164964623</text:p>
          </table:table-cell>
          <table:table-cell office:value-type="string">
            <text:p>2013-03-01</text:p>
          </table:table-cell>
          <table:table-cell office:value-type="string">
            <text:p>S</text:p>
          </table:table-cell>
          <table:table-cell office:value-type="string">
            <text:p>2013-02-27</text:p>
          </table:table-cell>
          <table:table-cell office:value-type="float" office:value="11072612725">
            <text:p>1107261272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0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70">
            <text:p>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52681">
            <text:p>4652681</text:p>
          </table:table-cell>
          <table:table-cell office:value-type="float" office:value="85884641">
            <text:p>85884641</text:p>
          </table:table-cell>
          <table:table-cell office:value-type="string">
            <text:p>2012-03-06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85014953166">
            <text:p>850149531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0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70">
            <text:p>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37446">
            <text:p>13537446</text:p>
          </table:table-cell>
          <table:table-cell office:value-type="float" office:value="194363724">
            <text:p>194363724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7-29</text:p>
          </table:table-cell>
          <table:table-cell office:value-type="float" office:value="61917325943">
            <text:p>619173259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0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70">
            <text:p>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16625">
            <text:p>21516625</text:p>
          </table:table-cell>
          <table:table-cell office:value-type="float" office:value="212354604">
            <text:p>212354604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673030339362">
            <text:p>6730303393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eGFR 122 ( &gt; 90 mL/min/1.73m2 ) Kreatiniin 70</text:p>
          </table:table-cell>
          <table:table-cell office:value-type="string">
            <text:p>Kreatiniin 70</text:p>
          </table:table-cell>
          <table:table-cell office:value-type="string">
            <text:p><text:s/>( 62 . 106 µmol/L ) Vanus 22 ( </text:p>
          </table:table-cell>
          <table:table-cell office:value-type="string">
            <text:p>Kreatiniin</text:p>
          </table:table-cell>
          <table:table-cell office:value-type="float" office:value="70">
            <text:p>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67034">
            <text:p>7767034</text:p>
          </table:table-cell>
          <table:table-cell office:value-type="float" office:value="86476504">
            <text:p>86476504</text:p>
          </table:table-cell>
          <table:table-cell office:value-type="string">
            <text:p>2012-03-06</text:p>
          </table:table-cell>
          <table:table-cell office:value-type="string">
            <text:p>A</text:p>
          </table:table-cell>
          <table:table-cell office:value-type="string">
            <text:p>2012-03-02</text:p>
          </table:table-cell>
          <table:table-cell office:value-type="float" office:value="79673439954">
            <text:p>7967343995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0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70">
            <text:p>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82418">
            <text:p>4782418</text:p>
          </table:table-cell>
          <table:table-cell office:value-type="float" office:value="131891528">
            <text:p>131891528</text:p>
          </table:table-cell>
          <table:table-cell office:value-type="string">
            <text:p>2012-06-27</text:p>
          </table:table-cell>
          <table:table-cell office:value-type="string">
            <text:p>A</text:p>
          </table:table-cell>
          <table:table-cell office:value-type="string">
            <text:p>2012-06-22</text:p>
          </table:table-cell>
          <table:table-cell office:value-type="float" office:value="74485216631">
            <text:p>744852166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0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70">
            <text:p>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83208">
            <text:p>13783208</text:p>
          </table:table-cell>
          <table:table-cell office:value-type="float" office:value="182488665">
            <text:p>182488665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69980035616">
            <text:p>699800356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0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70">
            <text:p>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27226">
            <text:p>22527226</text:p>
          </table:table-cell>
          <table:table-cell office:value-type="float" office:value="195440107">
            <text:p>195440107</text:p>
          </table:table-cell>
          <table:table-cell office:value-type="string">
            <text:p>2013-09-01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75647276587">
            <text:p>756472765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0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70">
            <text:p>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02749">
            <text:p>10202749</text:p>
          </table:table-cell>
          <table:table-cell office:value-type="float" office:value="158540450">
            <text:p>158540450</text:p>
          </table:table-cell>
          <table:table-cell office:value-type="string">
            <text:p>2012-08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7356046457">
            <text:p>5735604645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Biokeemia : Crea 70mcmol/l</text:p>
          </table:table-cell>
          <table:table-cell office:value-type="string">
            <text:p>Crea 70mcmol/l</text:p>
          </table:table-cell>
          <table:table-cell office:value-type="string">
            <text:p><text:s/>; Uurea 5,9mmol/l ; Na135mmol/l</text:p>
          </table:table-cell>
          <table:table-cell office:value-type="string">
            <text:p>Crea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mc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54123">
            <text:p>7454123</text:p>
          </table:table-cell>
          <table:table-cell office:value-type="float" office:value="96147018">
            <text:p>96147018</text:p>
          </table:table-cell>
          <table:table-cell office:value-type="string">
            <text:p>2012-04-04</text:p>
          </table:table-cell>
          <table:table-cell office:value-type="string">
            <text:p>A</text:p>
          </table:table-cell>
          <table:table-cell office:value-type="string">
            <text:p>2012-02-06</text:p>
          </table:table-cell>
          <table:table-cell office:value-type="float" office:value="64280893540">
            <text:p>6428089354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1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71">
            <text:p>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03529">
            <text:p>19403529</text:p>
          </table:table-cell>
          <table:table-cell office:value-type="float" office:value="209141718">
            <text:p>209141718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60793669490">
            <text:p>607936694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6.09.201313 : 34 : Kreatiniin 71 mkmol/l</text:p>
          </table:table-cell>
          <table:table-cell office:value-type="string">
            <text:p>Kreatiniin 71 mkmol/l</text:p>
          </table:table-cell>
          <table:table-cell/>
          <table:table-cell office:value-type="string">
            <text:p>Kreatiniin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86481">
            <text:p>17486481</text:p>
          </table:table-cell>
          <table:table-cell office:value-type="float" office:value="203798958">
            <text:p>203798958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062629374">
            <text:p>430626293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8.10.2013 : 14.10.201311 : 32 : Kreatiniin 71 mkmol/l</text:p>
          </table:table-cell>
          <table:table-cell office:value-type="string">
            <text:p>Kreatiniin 71 mkmol/l</text:p>
          </table:table-cell>
          <table:table-cell/>
          <table:table-cell office:value-type="string">
            <text:p>Kreatiniin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1547">
            <text:p>1881547</text:p>
          </table:table-cell>
          <table:table-cell office:value-type="float" office:value="126348173">
            <text:p>126348173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288158065">
            <text:p>952881580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13.06 Kreat 71</text:p>
          </table:table-cell>
          <table:table-cell office:value-type="string">
            <text:p>Kreat 71</text:p>
          </table:table-cell>
          <table:table-cell office:value-type="string">
            <text:p><text:s/>, koles 5.8 , ( 2011 -4.1 mmol </text:p>
          </table:table-cell>
          <table:table-cell office:value-type="string">
            <text:p>Kreat</text:p>
          </table:table-cell>
          <table:table-cell office:value-type="float" office:value="71">
            <text:p>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5235">
            <text:p>795235</text:p>
          </table:table-cell>
          <table:table-cell office:value-type="float" office:value="142690350">
            <text:p>142690350</text:p>
          </table:table-cell>
          <table:table-cell office:value-type="string">
            <text:p>2012-10-12</text:p>
          </table:table-cell>
          <table:table-cell office:value-type="string">
            <text:p>S</text:p>
          </table:table-cell>
          <table:table-cell office:value-type="string">
            <text:p>2012-10-07</text:p>
          </table:table-cell>
          <table:table-cell office:value-type="float" office:value="94097344910">
            <text:p>9409734491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1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71">
            <text:p>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77971">
            <text:p>4077971</text:p>
          </table:table-cell>
          <table:table-cell office:value-type="float" office:value="122347579">
            <text:p>122347579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office:value-type="string">
            <text:p>2012-04-13</text:p>
          </table:table-cell>
          <table:table-cell office:value-type="float" office:value="84900166342">
            <text:p>849001663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1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71">
            <text:p>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05073">
            <text:p>17805073</text:p>
          </table:table-cell>
          <table:table-cell office:value-type="float" office:value="215988954">
            <text:p>215988954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29597">
            <text:p>6730305295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Veresuhkur - 7,7 mmol/l , kreatiniin - 71 urmol/l</text:p>
          </table:table-cell>
          <table:table-cell office:value-type="string">
            <text:p>kreatiniin - 71 urmol/l</text:p>
          </table:table-cell>
          <table:table-cell office:value-type="string">
            <text:p><text:s/>, kolesterool - 6,1 mmol/l , LD</text:p>
          </table:table-cell>
          <table:table-cell office:value-type="string">
            <text:p>kreatiniin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ur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33041">
            <text:p>8433041</text:p>
          </table:table-cell>
          <table:table-cell office:value-type="float" office:value="140946493">
            <text:p>140946493</text:p>
          </table:table-cell>
          <table:table-cell office:value-type="string">
            <text:p>2012-09-26</text:p>
          </table:table-cell>
          <table:table-cell office:value-type="string">
            <text:p>A</text:p>
          </table:table-cell>
          <table:table-cell office:value-type="string">
            <text:p>2012-09-26</text:p>
          </table:table-cell>
          <table:table-cell office:value-type="float" office:value="96563911529">
            <text:p>9656391152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80 ( &gt; 90 mL/min/1.73m2 ) S , P-Kreatiniin 71</text:p>
          </table:table-cell>
          <table:table-cell office:value-type="string">
            <text:p>S , P-Kreatiniin 71</text:p>
          </table:table-cell>
          <table:table-cell office:value-type="string">
            <text:p><text:s/>( 44 . 80 µmol/L ) Patsiendi va</text:p>
          </table:table-cell>
          <table:table-cell office:value-type="string">
            <text:p>S , P-Kreatiniin</text:p>
          </table:table-cell>
          <table:table-cell office:value-type="float" office:value="71">
            <text:p>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3386">
            <text:p>443386</text:p>
          </table:table-cell>
          <table:table-cell office:value-type="float" office:value="123365167">
            <text:p>123365167</text:p>
          </table:table-cell>
          <table:table-cell office:value-type="string">
            <text:p>2012-05-31</text:p>
          </table:table-cell>
          <table:table-cell office:value-type="string">
            <text:p>S</text:p>
          </table:table-cell>
          <table:table-cell office:value-type="string">
            <text:p>2012-05-16</text:p>
          </table:table-cell>
          <table:table-cell office:value-type="float" office:value="78377223486">
            <text:p>7837722348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1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71">
            <text:p>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7522">
            <text:p>437522</text:p>
          </table:table-cell>
          <table:table-cell office:value-type="float" office:value="87149888">
            <text:p>87149888</text:p>
          </table:table-cell>
          <table:table-cell office:value-type="string">
            <text:p>2012-03-13</text:p>
          </table:table-cell>
          <table:table-cell office:value-type="string">
            <text:p>S</text:p>
          </table:table-cell>
          <table:table-cell office:value-type="string">
            <text:p>2012-02-29</text:p>
          </table:table-cell>
          <table:table-cell office:value-type="float" office:value="78947215952">
            <text:p>7894721595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1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71">
            <text:p>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07826">
            <text:p>13307826</text:p>
          </table:table-cell>
          <table:table-cell office:value-type="float" office:value="170023164">
            <text:p>170023164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99683596026">
            <text:p>996835960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1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71">
            <text:p>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49835">
            <text:p>17449835</text:p>
          </table:table-cell>
          <table:table-cell office:value-type="float" office:value="209150053">
            <text:p>209150053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673030416080">
            <text:p>6730304160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30.10.201313 : 21 : 18 : Kreatiniin 71 mkmol/l</text:p>
          </table:table-cell>
          <table:table-cell office:value-type="string">
            <text:p>Kreatiniin 71 mkmol/l</text:p>
          </table:table-cell>
          <table:table-cell/>
          <table:table-cell office:value-type="string">
            <text:p>Kreatiniin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86867">
            <text:p>18786867</text:p>
          </table:table-cell>
          <table:table-cell office:value-type="float" office:value="163084606">
            <text:p>163084606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101031645">
            <text:p>321010316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( MDRD ) 83.84 ml/min/1,73 m2 , Kreatiniin 71 mkmol/l</text:p>
          </table:table-cell>
          <table:table-cell office:value-type="string">
            <text:p>Kreatiniin 71 mkmol/l</text:p>
          </table:table-cell>
          <table:table-cell/>
          <table:table-cell office:value-type="string">
            <text:p>Kreatiniin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00687">
            <text:p>14800687</text:p>
          </table:table-cell>
          <table:table-cell office:value-type="float" office:value="167511999">
            <text:p>167511999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78480087387">
            <text:p>784800873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2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72">
            <text:p>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70143">
            <text:p>17970143</text:p>
          </table:table-cell>
          <table:table-cell office:value-type="float" office:value="178870028">
            <text:p>178870028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673030475076">
            <text:p>6730304750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2.04.2013 Kreatiniin 72 mkmol/l</text:p>
          </table:table-cell>
          <table:table-cell office:value-type="string">
            <text:p>Kreatiniin 72 mkmol/l</text:p>
          </table:table-cell>
          <table:table-cell/>
          <table:table-cell office:value-type="string">
            <text:p>Kreatiniin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26222">
            <text:p>7126222</text:p>
          </table:table-cell>
          <table:table-cell office:value-type="float" office:value="95892335">
            <text:p>95892335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office:value-type="string">
            <text:p>2012-02-20</text:p>
          </table:table-cell>
          <table:table-cell office:value-type="float" office:value="71085161900">
            <text:p>7108516190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2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72">
            <text:p>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23480">
            <text:p>16523480</text:p>
          </table:table-cell>
          <table:table-cell office:value-type="float" office:value="169167394">
            <text:p>169167394</text:p>
          </table:table-cell>
          <table:table-cell office:value-type="string">
            <text:p>2013-03-28</text:p>
          </table:table-cell>
          <table:table-cell office:value-type="string">
            <text:p>S</text:p>
          </table:table-cell>
          <table:table-cell office:value-type="string">
            <text:p>2013-03-18</text:p>
          </table:table-cell>
          <table:table-cell office:value-type="float" office:value="673032619633">
            <text:p>67303261963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2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72">
            <text:p>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18998">
            <text:p>18318998</text:p>
          </table:table-cell>
          <table:table-cell office:value-type="float" office:value="178783624">
            <text:p>178783624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47475585618">
            <text:p>474755856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20.05.201311 : 34 : 30 : Kreatiniin 72 mkmol/l</text:p>
          </table:table-cell>
          <table:table-cell office:value-type="string">
            <text:p>Kreatiniin 72 mkmol/l</text:p>
          </table:table-cell>
          <table:table-cell office:value-type="string">
            <text:p><text:s/>Uurea 6.1 mmol/l Kusihape 556 m</text:p>
          </table:table-cell>
          <table:table-cell office:value-type="string">
            <text:p>Kreatiniin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38868">
            <text:p>17338868</text:p>
          </table:table-cell>
          <table:table-cell office:value-type="float" office:value="177702971">
            <text:p>177702971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673030526796">
            <text:p>6730305267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7.04.201318 : 27 : Kreatiniin 72 mkmol/l</text:p>
          </table:table-cell>
          <table:table-cell office:value-type="string">
            <text:p>Kreatiniin 72 mkmol/l</text:p>
          </table:table-cell>
          <table:table-cell/>
          <table:table-cell office:value-type="string">
            <text:p>Kreatiniin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81761">
            <text:p>16281761</text:p>
          </table:table-cell>
          <table:table-cell office:value-type="float" office:value="210349050">
            <text:p>210349050</text:p>
          </table:table-cell>
          <table:table-cell office:value-type="string">
            <text:p>2013-11-20</text:p>
          </table:table-cell>
          <table:table-cell office:value-type="string">
            <text:p>S</text:p>
          </table:table-cell>
          <table:table-cell office:value-type="string">
            <text:p>2013-10-29</text:p>
          </table:table-cell>
          <table:table-cell office:value-type="float" office:value="69152695513">
            <text:p>691526955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2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72">
            <text:p>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09517">
            <text:p>19709517</text:p>
          </table:table-cell>
          <table:table-cell office:value-type="float" office:value="187687367">
            <text:p>187687367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office:value-type="string">
            <text:p>2013-07-09</text:p>
          </table:table-cell>
          <table:table-cell office:value-type="float" office:value="673030490886">
            <text:p>6730304908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9.07.201314 : 37 : kreatiniin 72 mkmol/l</text:p>
          </table:table-cell>
          <table:table-cell office:value-type="string">
            <text:p>kreatiniin 72 mkmol/l</text:p>
          </table:table-cell>
          <table:table-cell office:value-type="string">
            <text:p><text:s/>[ norm .. - 97 ]</text:p>
          </table:table-cell>
          <table:table-cell office:value-type="string">
            <text:p>kreatiniin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33628">
            <text:p>22733628</text:p>
          </table:table-cell>
          <table:table-cell office:value-type="float" office:value="215910316">
            <text:p>215910316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12-11</text:p>
          </table:table-cell>
          <table:table-cell office:value-type="float" office:value="10677387989">
            <text:p>106773879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2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72">
            <text:p>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19810">
            <text:p>17419810</text:p>
          </table:table-cell>
          <table:table-cell office:value-type="float" office:value="168814664">
            <text:p>168814664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3-03-21</text:p>
          </table:table-cell>
          <table:table-cell office:value-type="float" office:value="61652715778">
            <text:p>616527157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1.03.201313 : 38 : Kreatiniin 72 mkmol/l</text:p>
          </table:table-cell>
          <table:table-cell office:value-type="string">
            <text:p>Kreatiniin 72 mkmol/l</text:p>
          </table:table-cell>
          <table:table-cell/>
          <table:table-cell office:value-type="string">
            <text:p>Kreatiniin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6889">
            <text:p>406889</text:p>
          </table:table-cell>
          <table:table-cell office:value-type="float" office:value="123378213">
            <text:p>123378213</text:p>
          </table:table-cell>
          <table:table-cell office:value-type="string">
            <text:p>2012-05-28</text:p>
          </table:table-cell>
          <table:table-cell office:value-type="string">
            <text:p>S</text:p>
          </table:table-cell>
          <table:table-cell office:value-type="string">
            <text:p>2012-05-17</text:p>
          </table:table-cell>
          <table:table-cell office:value-type="float" office:value="41016412244">
            <text:p>4101641224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3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73">
            <text:p>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81326">
            <text:p>17081326</text:p>
          </table:table-cell>
          <table:table-cell office:value-type="float" office:value="205857626">
            <text:p>205857626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673030318030">
            <text:p>6730303180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8.10.201316 : 32 : Kreatiniin 73 mkmol/l</text:p>
          </table:table-cell>
          <table:table-cell office:value-type="string">
            <text:p>Kreatiniin 73 mkmol/l</text:p>
          </table:table-cell>
          <table:table-cell office:value-type="string">
            <text:p><text:s/>[ norm 45 - 84 ]</text:p>
          </table:table-cell>
          <table:table-cell office:value-type="string">
            <text:p>Kreatiniin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76871">
            <text:p>19676871</text:p>
          </table:table-cell>
          <table:table-cell office:value-type="float" office:value="200634392">
            <text:p>200634392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34508478481">
            <text:p>345084784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3.09.201310 : 23 : Kreatiniin 73 mkmol/l</text:p>
          </table:table-cell>
          <table:table-cell office:value-type="string">
            <text:p>Kreatiniin 73 mkmol/l</text:p>
          </table:table-cell>
          <table:table-cell/>
          <table:table-cell office:value-type="string">
            <text:p>Kreatiniin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87490">
            <text:p>8787490</text:p>
          </table:table-cell>
          <table:table-cell office:value-type="float" office:value="134164880">
            <text:p>134164880</text:p>
          </table:table-cell>
          <table:table-cell office:value-type="string">
            <text:p>2012-07-23</text:p>
          </table:table-cell>
          <table:table-cell office:value-type="string">
            <text:p>A</text:p>
          </table:table-cell>
          <table:table-cell office:value-type="string">
            <text:p>2012-06-18</text:p>
          </table:table-cell>
          <table:table-cell office:value-type="float" office:value="32304055647">
            <text:p>3230405564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&lt;33 U/L ) S , P-CRP &lt;1 ( mg/L ) S , P-Kreatiniin 73</text:p>
          </table:table-cell>
          <table:table-cell office:value-type="string">
            <text:p>S , P-Kreatiniin 73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73">
            <text:p>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38443">
            <text:p>19838443</text:p>
          </table:table-cell>
          <table:table-cell office:value-type="float" office:value="217323562">
            <text:p>217323562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2-12</text:p>
          </table:table-cell>
          <table:table-cell office:value-type="float" office:value="673030517623">
            <text:p>6730305176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2.12.201317 : 36 : Kreatiniin 73 mkmol/l</text:p>
          </table:table-cell>
          <table:table-cell office:value-type="string">
            <text:p>Kreatiniin 73 mkmol/l</text:p>
          </table:table-cell>
          <table:table-cell office:value-type="string">
            <text:p><text:s/>[ norm 59 - 104 ]</text:p>
          </table:table-cell>
          <table:table-cell office:value-type="string">
            <text:p>Kreatiniin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85163">
            <text:p>12785163</text:p>
          </table:table-cell>
          <table:table-cell office:value-type="float" office:value="211455118">
            <text:p>211455118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2013-04-01</text:p>
          </table:table-cell>
          <table:table-cell office:value-type="float" office:value="74074149457">
            <text:p>7407414945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3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73">
            <text:p>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63104">
            <text:p>3263104</text:p>
          </table:table-cell>
          <table:table-cell office:value-type="float" office:value="81993097">
            <text:p>81993097</text:p>
          </table:table-cell>
          <table:table-cell office:value-type="string">
            <text:p>2012-01-31</text:p>
          </table:table-cell>
          <table:table-cell office:value-type="string">
            <text:p>A</text:p>
          </table:table-cell>
          <table:table-cell office:value-type="string">
            <text:p>2012-01-31</text:p>
          </table:table-cell>
          <table:table-cell office:value-type="float" office:value="60211467450">
            <text:p>602114674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Chol-6,14!Crea-74</text:p>
          </table:table-cell>
          <table:table-cell office:value-type="string">
            <text:p>Crea-74</text:p>
          </table:table-cell>
          <table:table-cell office:value-type="string">
            <text:p><text:s/>, Hba1c-5,5 % ;</text:p>
          </table:table-cell>
          <table:table-cell office:value-type="string">
            <text:p>Crea</text:p>
          </table:table-cell>
          <table:table-cell office:value-type="float" office:value="74">
            <text:p>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6074">
            <text:p>16776074</text:p>
          </table:table-cell>
          <table:table-cell office:value-type="float" office:value="183658982">
            <text:p>183658982</text:p>
          </table:table-cell>
          <table:table-cell office:value-type="string">
            <text:p>2013-06-17</text:p>
          </table:table-cell>
          <table:table-cell office:value-type="string">
            <text:p>S</text:p>
          </table:table-cell>
          <table:table-cell office:value-type="string">
            <text:p>2013-06-12</text:p>
          </table:table-cell>
          <table:table-cell office:value-type="float" office:value="54061837055">
            <text:p>540618370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4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74">
            <text:p>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46258">
            <text:p>22946258</text:p>
          </table:table-cell>
          <table:table-cell office:value-type="float" office:value="195841748">
            <text:p>195841748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76863570842">
            <text:p>768635708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<text:s/>eGFR 92 ( &gt; 90 mL/min/1.73m2 ) Kreatiniin 74</text:p>
          </table:table-cell>
          <table:table-cell office:value-type="string">
            <text:p>Kreatiniin 74</text:p>
          </table:table-cell>
          <table:table-cell office:value-type="string">
            <text:p><text:s/>( 62 . 106 µmol/L ) Vanus 66 ( </text:p>
          </table:table-cell>
          <table:table-cell office:value-type="string">
            <text:p>Kreatiniin</text:p>
          </table:table-cell>
          <table:table-cell office:value-type="float" office:value="74">
            <text:p>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6427">
            <text:p>566427</text:p>
          </table:table-cell>
          <table:table-cell office:value-type="float" office:value="131562830">
            <text:p>131562830</text:p>
          </table:table-cell>
          <table:table-cell office:value-type="string">
            <text:p>2012-07-12</text:p>
          </table:table-cell>
          <table:table-cell office:value-type="string">
            <text:p>S</text:p>
          </table:table-cell>
          <table:table-cell office:value-type="string">
            <text:p>2012-07-06</text:p>
          </table:table-cell>
          <table:table-cell office:value-type="float" office:value="51868633753">
            <text:p>5186863375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4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74">
            <text:p>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90938">
            <text:p>17490938</text:p>
          </table:table-cell>
          <table:table-cell office:value-type="float" office:value="189990414">
            <text:p>189990414</text:p>
          </table:table-cell>
          <table:table-cell office:value-type="string">
            <text:p>2013-07-29</text:p>
          </table:table-cell>
          <table:table-cell office:value-type="string">
            <text:p>A</text:p>
          </table:table-cell>
          <table:table-cell office:value-type="string">
            <text:p>2013-07-24</text:p>
          </table:table-cell>
          <table:table-cell office:value-type="float" office:value="673030361156">
            <text:p>6730303611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4.07.201313 : 43 : Kreatiniin 74 mkmol/l</text:p>
          </table:table-cell>
          <table:table-cell office:value-type="string">
            <text:p>Kreatiniin 74 mkmol/l</text:p>
          </table:table-cell>
          <table:table-cell/>
          <table:table-cell office:value-type="string">
            <text:p>Kreatiniin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80674">
            <text:p>16280674</text:p>
          </table:table-cell>
          <table:table-cell office:value-type="float" office:value="185115515">
            <text:p>185115515</text:p>
          </table:table-cell>
          <table:table-cell office:value-type="string">
            <text:p>2013-06-26</text:p>
          </table:table-cell>
          <table:table-cell office:value-type="string">
            <text:p>S</text:p>
          </table:table-cell>
          <table:table-cell office:value-type="string">
            <text:p>2013-06-25</text:p>
          </table:table-cell>
          <table:table-cell office:value-type="float" office:value="31010581263">
            <text:p>3101058126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5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75">
            <text:p>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73949">
            <text:p>6673949</text:p>
          </table:table-cell>
          <table:table-cell office:value-type="float" office:value="85821450">
            <text:p>85821450</text:p>
          </table:table-cell>
          <table:table-cell office:value-type="string">
            <text:p>2012-02-28</text:p>
          </table:table-cell>
          <table:table-cell office:value-type="string">
            <text:p>S</text:p>
          </table:table-cell>
          <table:table-cell office:value-type="string">
            <text:p>2012-02-24</text:p>
          </table:table-cell>
          <table:table-cell office:value-type="float" office:value="35635281288">
            <text:p>3563528128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97 ( &gt; 90 mL/min/1.73m2 ) S , P-Kreatiniin 75</text:p>
          </table:table-cell>
          <table:table-cell office:value-type="string">
            <text:p>S , P-Kreatiniin 75</text:p>
          </table:table-cell>
          <table:table-cell office:value-type="string">
            <text:p><text:s/>( 62 . 106 µmol/L ) Patsiendi v</text:p>
          </table:table-cell>
          <table:table-cell office:value-type="string">
            <text:p>S , P-Kreatiniin</text:p>
          </table:table-cell>
          <table:table-cell office:value-type="float" office:value="75">
            <text:p>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55643">
            <text:p>4055643</text:p>
          </table:table-cell>
          <table:table-cell office:value-type="float" office:value="124093043">
            <text:p>124093043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5-31</text:p>
          </table:table-cell>
          <table:table-cell office:value-type="float" office:value="44384882201">
            <text:p>443848822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71 ( &gt; 90 mL/min/1.73m2 ) S , P-Kreatiniin 75</text:p>
          </table:table-cell>
          <table:table-cell office:value-type="string">
            <text:p>S , P-Kreatiniin 75</text:p>
          </table:table-cell>
          <table:table-cell office:value-type="string">
            <text:p><text:s/>( 44 . 80 µmol/L ) Patsiendi va</text:p>
          </table:table-cell>
          <table:table-cell office:value-type="string">
            <text:p>S , P-Kreatiniin</text:p>
          </table:table-cell>
          <table:table-cell office:value-type="float" office:value="75">
            <text:p>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9350">
            <text:p>509350</text:p>
          </table:table-cell>
          <table:table-cell office:value-type="float" office:value="81637675">
            <text:p>81637675</text:p>
          </table:table-cell>
          <table:table-cell office:value-type="string">
            <text:p>2012-01-23</text:p>
          </table:table-cell>
          <table:table-cell office:value-type="string">
            <text:p>S</text:p>
          </table:table-cell>
          <table:table-cell office:value-type="string">
            <text:p>2012-01-19</text:p>
          </table:table-cell>
          <table:table-cell office:value-type="float" office:value="83426310259">
            <text:p>8342631025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FR ) 105 ( &gt; 90 mL/min/1.73m2 ) S , P-Kreatiniin 75</text:p>
          </table:table-cell>
          <table:table-cell office:value-type="string">
            <text:p>S , P-Kreatiniin 75</text:p>
          </table:table-cell>
          <table:table-cell office:value-type="string">
            <text:p><text:s/>( 62 . 106 µmol/L ) Patsiendi v</text:p>
          </table:table-cell>
          <table:table-cell office:value-type="string">
            <text:p>S , P-Kreatiniin</text:p>
          </table:table-cell>
          <table:table-cell office:value-type="float" office:value="75">
            <text:p>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97787">
            <text:p>14797787</text:p>
          </table:table-cell>
          <table:table-cell office:value-type="float" office:value="193602214">
            <text:p>193602214</text:p>
          </table:table-cell>
          <table:table-cell office:value-type="string">
            <text:p>2013-08-22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93920814915">
            <text:p>939208149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5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75">
            <text:p>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4446">
            <text:p>724446</text:p>
          </table:table-cell>
          <table:table-cell office:value-type="float" office:value="138438548">
            <text:p>138438548</text:p>
          </table:table-cell>
          <table:table-cell office:value-type="string">
            <text:p>2012-09-11</text:p>
          </table:table-cell>
          <table:table-cell office:value-type="string">
            <text:p>S</text:p>
          </table:table-cell>
          <table:table-cell office:value-type="string">
            <text:p>2012-09-10</text:p>
          </table:table-cell>
          <table:table-cell office:value-type="float" office:value="86798089165">
            <text:p>8679808916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6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76">
            <text:p>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89662">
            <text:p>16389662</text:p>
          </table:table-cell>
          <table:table-cell office:value-type="float" office:value="155206494">
            <text:p>155206494</text:p>
          </table:table-cell>
          <table:table-cell office:value-type="string">
            <text:p>2012-12-31</text:p>
          </table:table-cell>
          <table:table-cell office:value-type="string">
            <text:p>S</text:p>
          </table:table-cell>
          <table:table-cell office:value-type="string">
            <text:p>2012-12-21</text:p>
          </table:table-cell>
          <table:table-cell office:value-type="float" office:value="80539127239">
            <text:p>8053912723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<text:s/>eGFR 68 ( &gt; 90 mL/min/1.73m2 ) Kreatiniin 76</text:p>
          </table:table-cell>
          <table:table-cell office:value-type="string">
            <text:p>Kreatiniin 76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76">
            <text:p>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49644">
            <text:p>6849644</text:p>
          </table:table-cell>
          <table:table-cell office:value-type="float" office:value="82526194">
            <text:p>82526194</text:p>
          </table:table-cell>
          <table:table-cell office:value-type="string">
            <text:p>2012-01-25</text:p>
          </table:table-cell>
          <table:table-cell office:value-type="string">
            <text:p>S</text:p>
          </table:table-cell>
          <table:table-cell office:value-type="string">
            <text:p>2012-01-16</text:p>
          </table:table-cell>
          <table:table-cell office:value-type="float" office:value="66853645141">
            <text:p>6685364514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6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76">
            <text:p>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426">
            <text:p>123426</text:p>
          </table:table-cell>
          <table:table-cell office:value-type="float" office:value="84601554">
            <text:p>84601554</text:p>
          </table:table-cell>
          <table:table-cell office:value-type="string">
            <text:p>2012-02-14</text:p>
          </table:table-cell>
          <table:table-cell office:value-type="string">
            <text:p>S</text:p>
          </table:table-cell>
          <table:table-cell office:value-type="string">
            <text:p>2012-02-10</text:p>
          </table:table-cell>
          <table:table-cell office:value-type="float" office:value="40301272752">
            <text:p>4030127275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6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76">
            <text:p>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5841">
            <text:p>665841</text:p>
          </table:table-cell>
          <table:table-cell office:value-type="float" office:value="145798394">
            <text:p>145798394</text:p>
          </table:table-cell>
          <table:table-cell office:value-type="string">
            <text:p>2012-10-30</text:p>
          </table:table-cell>
          <table:table-cell office:value-type="string">
            <text:p>S</text:p>
          </table:table-cell>
          <table:table-cell office:value-type="string">
            <text:p>2012-10-26</text:p>
          </table:table-cell>
          <table:table-cell office:value-type="float" office:value="80589114177">
            <text:p>8058911417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64 ( &gt; 90 mL/min/1.73m2 ) S , P-Kreatiniin 77</text:p>
          </table:table-cell>
          <table:table-cell office:value-type="string">
            <text:p>S , P-Kreatiniin 77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77">
            <text:p>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63051">
            <text:p>17663051</text:p>
          </table:table-cell>
          <table:table-cell office:value-type="float" office:value="162685512">
            <text:p>162685512</text:p>
          </table:table-cell>
          <table:table-cell office:value-type="string">
            <text:p>2013-02-01</text:p>
          </table:table-cell>
          <table:table-cell office:value-type="string">
            <text:p>A</text:p>
          </table:table-cell>
          <table:table-cell office:value-type="string">
            <text:p>2012-12-19</text:p>
          </table:table-cell>
          <table:table-cell office:value-type="float" office:value="673030459320">
            <text:p>6730304593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9.12.201212 : 22 : kreatiniin 77 mkmol/l</text:p>
          </table:table-cell>
          <table:table-cell office:value-type="string">
            <text:p>kreatiniin 77 mkmol/l</text:p>
          </table:table-cell>
          <table:table-cell/>
          <table:table-cell office:value-type="string">
            <text:p>kreatiniin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24233">
            <text:p>13324233</text:p>
          </table:table-cell>
          <table:table-cell office:value-type="float" office:value="206947673">
            <text:p>206947673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21</text:p>
          </table:table-cell>
          <table:table-cell office:value-type="float" office:value="24350677969">
            <text:p>243506779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1.10.201315 : 47 : 45 : Kreatiniin 77 mkmol/l</text:p>
          </table:table-cell>
          <table:table-cell office:value-type="string">
            <text:p>Kreatiniin 77 mkmol/l</text:p>
          </table:table-cell>
          <table:table-cell/>
          <table:table-cell office:value-type="string">
            <text:p>Kreatiniin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03163">
            <text:p>19203163</text:p>
          </table:table-cell>
          <table:table-cell office:value-type="float" office:value="204617619">
            <text:p>204617619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37224232002">
            <text:p>372242320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8.10.201316 : 16 : Kreatiniin 77 mkmol/l</text:p>
          </table:table-cell>
          <table:table-cell office:value-type="string">
            <text:p>Kreatiniin 77 mkmol/l</text:p>
          </table:table-cell>
          <table:table-cell/>
          <table:table-cell office:value-type="string">
            <text:p>Kreatiniin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36387">
            <text:p>8236387</text:p>
          </table:table-cell>
          <table:table-cell office:value-type="float" office:value="132053866">
            <text:p>132053866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762462050">
            <text:p>2576246205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3 , SR 16 , ASAT 23 , ALAT 36 , kreatiniin 77</text:p>
          </table:table-cell>
          <table:table-cell office:value-type="string">
            <text:p>kreatiniin 77</text:p>
          </table:table-cell>
          <table:table-cell office:value-type="string">
            <text:p><text:s/>, kusihape 246 , RF 10 .</text:p>
          </table:table-cell>
          <table:table-cell office:value-type="string">
            <text:p>kreatiniin</text:p>
          </table:table-cell>
          <table:table-cell office:value-type="float" office:value="77">
            <text:p>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4235">
            <text:p>16734235</text:p>
          </table:table-cell>
          <table:table-cell office:value-type="float" office:value="155235394">
            <text:p>155235394</text:p>
          </table:table-cell>
          <table:table-cell office:value-type="string">
            <text:p>2012-12-17</text:p>
          </table:table-cell>
          <table:table-cell office:value-type="string">
            <text:p>S</text:p>
          </table:table-cell>
          <table:table-cell office:value-type="string">
            <text:p>2012-12-13</text:p>
          </table:table-cell>
          <table:table-cell office:value-type="float" office:value="47336595118">
            <text:p>473365951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7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77">
            <text:p>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6457">
            <text:p>716457</text:p>
          </table:table-cell>
          <table:table-cell office:value-type="float" office:value="95681154">
            <text:p>95681154</text:p>
          </table:table-cell>
          <table:table-cell office:value-type="string">
            <text:p>2012-05-03</text:p>
          </table:table-cell>
          <table:table-cell office:value-type="string">
            <text:p>S</text:p>
          </table:table-cell>
          <table:table-cell office:value-type="string">
            <text:p>2012-04-16</text:p>
          </table:table-cell>
          <table:table-cell office:value-type="float" office:value="56525520872">
            <text:p>5652552087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7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77">
            <text:p>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51987">
            <text:p>8051987</text:p>
          </table:table-cell>
          <table:table-cell office:value-type="float" office:value="131600691">
            <text:p>131600691</text:p>
          </table:table-cell>
          <table:table-cell office:value-type="string">
            <text:p>2012-07-30</text:p>
          </table:table-cell>
          <table:table-cell office:value-type="string">
            <text:p>A</text:p>
          </table:table-cell>
          <table:table-cell office:value-type="string">
            <text:p>2012-07-26</text:p>
          </table:table-cell>
          <table:table-cell office:value-type="float" office:value="57242316148">
            <text:p>5724231614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7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77">
            <text:p>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4739">
            <text:p>2304739</text:p>
          </table:table-cell>
          <table:table-cell office:value-type="float" office:value="91120698">
            <text:p>91120698</text:p>
          </table:table-cell>
          <table:table-cell office:value-type="string">
            <text:p>2012-04-25</text:p>
          </table:table-cell>
          <table:table-cell office:value-type="string">
            <text:p>A</text:p>
          </table:table-cell>
          <table:table-cell office:value-type="string">
            <text:p>2012-04-16</text:p>
          </table:table-cell>
          <table:table-cell office:value-type="float" office:value="60190663529">
            <text:p>6019066352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6.04.201216 : 16 : Kreatiniin 77 mkmol/l</text:p>
          </table:table-cell>
          <table:table-cell office:value-type="string">
            <text:p>Kreatiniin 77 mkmol/l</text:p>
          </table:table-cell>
          <table:table-cell/>
          <table:table-cell office:value-type="string">
            <text:p>Kreatiniin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1826">
            <text:p>731826</text:p>
          </table:table-cell>
          <table:table-cell office:value-type="float" office:value="139376838">
            <text:p>139376838</text:p>
          </table:table-cell>
          <table:table-cell office:value-type="string">
            <text:p>2012-09-21</text:p>
          </table:table-cell>
          <table:table-cell office:value-type="string">
            <text:p>S</text:p>
          </table:table-cell>
          <table:table-cell office:value-type="string">
            <text:p>2012-09-20</text:p>
          </table:table-cell>
          <table:table-cell office:value-type="float" office:value="64406378518">
            <text:p>644063785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7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77">
            <text:p>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1155">
            <text:p>631155</text:p>
          </table:table-cell>
          <table:table-cell office:value-type="float" office:value="84628622">
            <text:p>84628622</text:p>
          </table:table-cell>
          <table:table-cell office:value-type="string">
            <text:p>2012-02-15</text:p>
          </table:table-cell>
          <table:table-cell office:value-type="string">
            <text:p>S</text:p>
          </table:table-cell>
          <table:table-cell office:value-type="string">
            <text:p>2012-02-13</text:p>
          </table:table-cell>
          <table:table-cell office:value-type="float" office:value="78143219932">
            <text:p>7814321993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8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53173">
            <text:p>16853173</text:p>
          </table:table-cell>
          <table:table-cell office:value-type="float" office:value="168530111">
            <text:p>168530111</text:p>
          </table:table-cell>
          <table:table-cell office:value-type="string">
            <text:p>2013-03-25</text:p>
          </table:table-cell>
          <table:table-cell office:value-type="string">
            <text:p>S</text:p>
          </table:table-cell>
          <table:table-cell office:value-type="string">
            <text:p>2013-03-17</text:p>
          </table:table-cell>
          <table:table-cell office:value-type="float" office:value="28525812082">
            <text:p>2852581208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8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60934">
            <text:p>16760934</text:p>
          </table:table-cell>
          <table:table-cell office:value-type="float" office:value="157584577">
            <text:p>157584577</text:p>
          </table:table-cell>
          <table:table-cell office:value-type="string">
            <text:p>2013-01-12</text:p>
          </table:table-cell>
          <table:table-cell office:value-type="string">
            <text:p>S</text:p>
          </table:table-cell>
          <table:table-cell office:value-type="string">
            <text:p>2013-01-03</text:p>
          </table:table-cell>
          <table:table-cell office:value-type="float" office:value="71445763958">
            <text:p>7144576395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8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94364">
            <text:p>19594364</text:p>
          </table:table-cell>
          <table:table-cell office:value-type="float" office:value="197327141">
            <text:p>197327141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18617682236">
            <text:p>186176822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1.09.201313 : 21 : Kreatiniin 78 mkmol/l</text:p>
          </table:table-cell>
          <table:table-cell office:value-type="string">
            <text:p>Kreatiniin 78 mkmol/l</text:p>
          </table:table-cell>
          <table:table-cell office:value-type="string">
            <text:p><text:s/>[ norm 45 - 84 ]</text:p>
          </table:table-cell>
          <table:table-cell office:value-type="string">
            <text:p>Kreatiniin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37461">
            <text:p>4337461</text:p>
          </table:table-cell>
          <table:table-cell office:value-type="float" office:value="123425261">
            <text:p>123425261</text:p>
          </table:table-cell>
          <table:table-cell office:value-type="string">
            <text:p>2012-05-04</text:p>
          </table:table-cell>
          <table:table-cell office:value-type="string">
            <text:p>A</text:p>
          </table:table-cell>
          <table:table-cell office:value-type="string">
            <text:p>2012-05-04</text:p>
          </table:table-cell>
          <table:table-cell office:value-type="float" office:value="74130249629">
            <text:p>7413024962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8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48418">
            <text:p>16748418</text:p>
          </table:table-cell>
          <table:table-cell office:value-type="float" office:value="164211808">
            <text:p>164211808</text:p>
          </table:table-cell>
          <table:table-cell office:value-type="string">
            <text:p>2013-02-26</text:p>
          </table:table-cell>
          <table:table-cell office:value-type="string">
            <text:p>S</text:p>
          </table:table-cell>
          <table:table-cell office:value-type="string">
            <text:p>2013-02-22</text:p>
          </table:table-cell>
          <table:table-cell office:value-type="float" office:value="30920340641">
            <text:p>3092034064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8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30345">
            <text:p>16830345</text:p>
          </table:table-cell>
          <table:table-cell office:value-type="float" office:value="200635115">
            <text:p>200635115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office:value-type="string">
            <text:p>2013-09-26</text:p>
          </table:table-cell>
          <table:table-cell office:value-type="float" office:value="86543530950">
            <text:p>865435309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8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84586">
            <text:p>6684586</text:p>
          </table:table-cell>
          <table:table-cell office:value-type="float" office:value="131487327">
            <text:p>131487327</text:p>
          </table:table-cell>
          <table:table-cell office:value-type="string">
            <text:p>2012-07-04</text:p>
          </table:table-cell>
          <table:table-cell office:value-type="string">
            <text:p>S</text:p>
          </table:table-cell>
          <table:table-cell office:value-type="string">
            <text:p>2012-06-27</text:p>
          </table:table-cell>
          <table:table-cell office:value-type="float" office:value="41128346834">
            <text:p>4112834683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8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9408">
            <text:p>2189408</text:p>
          </table:table-cell>
          <table:table-cell office:value-type="float" office:value="83535640">
            <text:p>83535640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office:value-type="string">
            <text:p>2012-02-16</text:p>
          </table:table-cell>
          <table:table-cell office:value-type="float" office:value="20941245591">
            <text:p>209412455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Eile vs 12mmol/l Hba1c 10,8 % crea 78,2</text:p>
          </table:table-cell>
          <table:table-cell office:value-type="string">
            <text:p>crea 78,2</text:p>
          </table:table-cell>
          <table:table-cell office:value-type="string">
            <text:p><text:s/>urea 6,79 kolest 6,79</text:p>
          </table:table-cell>
          <table:table-cell office:value-type="string">
            <text:p>crea</text:p>
          </table:table-cell>
          <table:table-cell office:value-type="float" office:value="78.2">
            <text:p>78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27145">
            <text:p>17227145</text:p>
          </table:table-cell>
          <table:table-cell office:value-type="float" office:value="213084482">
            <text:p>213084482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38443762565">
            <text:p>384437625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0.04.201319 : 29 : Kreatiniin 79 mkmol/l</text:p>
          </table:table-cell>
          <table:table-cell office:value-type="string">
            <text:p>Kreatiniin 79 mkmol/l</text:p>
          </table:table-cell>
          <table:table-cell office:value-type="string">
            <text:p><text:s/>[ norm 45 - 84 ]</text:p>
          </table:table-cell>
          <table:table-cell office:value-type="string">
            <text:p>Kreatiniin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78768">
            <text:p>6678768</text:p>
          </table:table-cell>
          <table:table-cell office:value-type="float" office:value="134085912">
            <text:p>134085912</text:p>
          </table:table-cell>
          <table:table-cell office:value-type="string">
            <text:p>2012-08-03</text:p>
          </table:table-cell>
          <table:table-cell office:value-type="string">
            <text:p>S</text:p>
          </table:table-cell>
          <table:table-cell office:value-type="string">
            <text:p>2012-06-11</text:p>
          </table:table-cell>
          <table:table-cell office:value-type="float" office:value="98892753424">
            <text:p>9889275342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R ) 85 ( &gt; 90 mL/min/1.73m2 ) , S , P-Kreatiniin 79</text:p>
          </table:table-cell>
          <table:table-cell office:value-type="string">
            <text:p>S , P-Kreatiniin 79</text:p>
          </table:table-cell>
          <table:table-cell office:value-type="string">
            <text:p><text:s/>( 62 . 106 µmol/L ) , S , P-Uur</text:p>
          </table:table-cell>
          <table:table-cell office:value-type="string">
            <text:p>S , P-Kreatiniin</text:p>
          </table:table-cell>
          <table:table-cell office:value-type="float" office:value="79">
            <text:p>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58787">
            <text:p>19958787</text:p>
          </table:table-cell>
          <table:table-cell office:value-type="float" office:value="186058415">
            <text:p>186058415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6185339537">
            <text:p>761853395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4,8 mmol/l , LDL - 3,0 mmol/l , kreatiniin - 79 urmol/l</text:p>
          </table:table-cell>
          <table:table-cell office:value-type="string">
            <text:p>kreatiniin - 79 urmol/l</text:p>
          </table:table-cell>
          <table:table-cell office:value-type="string">
            <text:p><text:s/>, AST - 35 U/l , ALT - 43 u/l ,</text:p>
          </table:table-cell>
          <table:table-cell office:value-type="string">
            <text:p>kreatiniin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ULL</text:p>
          </table:table-cell>
          <table:table-cell office:value-type="string">
            <text:p>ur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39225">
            <text:p>6339225</text:p>
          </table:table-cell>
          <table:table-cell office:value-type="float" office:value="86256713">
            <text:p>86256713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office:value-type="string">
            <text:p>2012-02-09</text:p>
          </table:table-cell>
          <table:table-cell office:value-type="float" office:value="65141940299">
            <text:p>6514194029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Biokeemia : Crea : 79</text:p>
          </table:table-cell>
          <table:table-cell office:value-type="string">
            <text:p>Crea : 79</text:p>
          </table:table-cell>
          <table:table-cell office:value-type="string">
            <text:p>-91 ymol/l ; Uurea : 10,7-9,3 mm</text:p>
          </table:table-cell>
          <table:table-cell office:value-type="string">
            <text:p>Crea</text:p>
          </table:table-cell>
          <table:table-cell office:value-type="float" office:value="79">
            <text:p>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77755">
            <text:p>16577755</text:p>
          </table:table-cell>
          <table:table-cell office:value-type="float" office:value="164770873">
            <text:p>164770873</text:p>
          </table:table-cell>
          <table:table-cell office:value-type="string">
            <text:p>2013-02-27</text:p>
          </table:table-cell>
          <table:table-cell office:value-type="string">
            <text:p>S</text:p>
          </table:table-cell>
          <table:table-cell office:value-type="string">
            <text:p>2013-02-25</text:p>
          </table:table-cell>
          <table:table-cell office:value-type="float" office:value="77112169838">
            <text:p>7711216983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<text:s/>eGFR 86 ( &gt; 90 mL/min/1.73m2 ) Kreatiniin 79</text:p>
          </table:table-cell>
          <table:table-cell office:value-type="string">
            <text:p>Kreatiniin 79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79">
            <text:p>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8858">
            <text:p>688858</text:p>
          </table:table-cell>
          <table:table-cell office:value-type="float" office:value="149873782">
            <text:p>149873782</text:p>
          </table:table-cell>
          <table:table-cell office:value-type="string">
            <text:p>2012-11-21</text:p>
          </table:table-cell>
          <table:table-cell office:value-type="string">
            <text:p>S</text:p>
          </table:table-cell>
          <table:table-cell office:value-type="string">
            <text:p>2012-11-10</text:p>
          </table:table-cell>
          <table:table-cell office:value-type="float" office:value="22994943074">
            <text:p>2299494307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79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79">
            <text:p>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45021">
            <text:p>16845021</text:p>
          </table:table-cell>
          <table:table-cell office:value-type="float" office:value="171018398">
            <text:p>171018398</text:p>
          </table:table-cell>
          <table:table-cell office:value-type="string">
            <text:p>2013-04-09</text:p>
          </table:table-cell>
          <table:table-cell office:value-type="string">
            <text:p>S</text:p>
          </table:table-cell>
          <table:table-cell office:value-type="string">
            <text:p>2013-03-27</text:p>
          </table:table-cell>
          <table:table-cell office:value-type="float" office:value="99014572006">
            <text:p>9901457200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79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79">
            <text:p>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52585">
            <text:p>17152585</text:p>
          </table:table-cell>
          <table:table-cell office:value-type="float" office:value="174932085">
            <text:p>174932085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3-12</text:p>
          </table:table-cell>
          <table:table-cell office:value-type="float" office:value="41506717202">
            <text:p>415067172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2.03.201315 : 52 : Kreatiniin 80 mkmol/l</text:p>
          </table:table-cell>
          <table:table-cell office:value-type="string">
            <text:p>Kreatiniin 80 mkmol/l</text:p>
          </table:table-cell>
          <table:table-cell/>
          <table:table-cell office:value-type="string">
            <text:p>Kreatiniin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07081">
            <text:p>19407081</text:p>
          </table:table-cell>
          <table:table-cell office:value-type="float" office:value="211566513">
            <text:p>211566513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97726361378">
            <text:p>977263613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2.11.201316 : 24 : Kreatiniin 80 mkmol/l</text:p>
          </table:table-cell>
          <table:table-cell office:value-type="string">
            <text:p>Kreatiniin 80 mkmol/l</text:p>
          </table:table-cell>
          <table:table-cell office:value-type="string">
            <text:p><text:s/>[ norm 59 - 104 ]</text:p>
          </table:table-cell>
          <table:table-cell office:value-type="string">
            <text:p>Kreatiniin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39382">
            <text:p>7839382</text:p>
          </table:table-cell>
          <table:table-cell office:value-type="float" office:value="83082479">
            <text:p>83082479</text:p>
          </table:table-cell>
          <table:table-cell office:value-type="string">
            <text:p>2012-01-30</text:p>
          </table:table-cell>
          <table:table-cell office:value-type="string">
            <text:p>A</text:p>
          </table:table-cell>
          <table:table-cell office:value-type="string">
            <text:p>2012-01-20</text:p>
          </table:table-cell>
          <table:table-cell office:value-type="float" office:value="85345946197">
            <text:p>853459461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80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41156">
            <text:p>11341156</text:p>
          </table:table-cell>
          <table:table-cell office:value-type="float" office:value="155261235">
            <text:p>155261235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office:value-type="string">
            <text:p>2012-12-12</text:p>
          </table:table-cell>
          <table:table-cell office:value-type="float" office:value="61291688987">
            <text:p>612916889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0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02647">
            <text:p>16802647</text:p>
          </table:table-cell>
          <table:table-cell office:value-type="float" office:value="185209205">
            <text:p>185209205</text:p>
          </table:table-cell>
          <table:table-cell office:value-type="string">
            <text:p>2013-06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8314346">
            <text:p>67303831434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0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94092">
            <text:p>20694092</text:p>
          </table:table-cell>
          <table:table-cell office:value-type="float" office:value="210412439">
            <text:p>210412439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02-13</text:p>
          </table:table-cell>
          <table:table-cell office:value-type="float" office:value="32935329887">
            <text:p>329353298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üsid ( 4.05.2011 ) normis , s h kreatiniin 80 mkmol/l</text:p>
          </table:table-cell>
          <table:table-cell office:value-type="string">
            <text:p>kreatiniin 80 mkmol/l</text:p>
          </table:table-cell>
          <table:table-cell/>
          <table:table-cell office:value-type="string">
            <text:p>kreatiniin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71179">
            <text:p>22071179</text:p>
          </table:table-cell>
          <table:table-cell office:value-type="float" office:value="174147957">
            <text:p>174147957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4-19</text:p>
          </table:table-cell>
          <table:table-cell office:value-type="float" office:value="10756693933">
            <text:p>107566939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 , CBC N ; CRP 8,05 ; ALT 55 ; CREA 81</text:p>
          </table:table-cell>
          <table:table-cell office:value-type="string">
            <text:p>CREA 81</text:p>
          </table:table-cell>
          <table:table-cell office:value-type="string">
            <text:p><text:s/>; CHOL 4,9 ; Ca 2,31 , eGFR 72 </text:p>
          </table:table-cell>
          <table:table-cell office:value-type="string">
            <text:p>CREA</text:p>
          </table:table-cell>
          <table:table-cell office:value-type="float" office:value="81">
            <text:p>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94565">
            <text:p>11994565</text:p>
          </table:table-cell>
          <table:table-cell office:value-type="float" office:value="208777475">
            <text:p>208777475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673030521805">
            <text:p>6730305218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1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81">
            <text:p>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03999">
            <text:p>16903999</text:p>
          </table:table-cell>
          <table:table-cell office:value-type="float" office:value="211757552">
            <text:p>211757552</text:p>
          </table:table-cell>
          <table:table-cell office:value-type="string">
            <text:p>2013-11-21</text:p>
          </table:table-cell>
          <table:table-cell office:value-type="string">
            <text:p>S</text:p>
          </table:table-cell>
          <table:table-cell office:value-type="string">
            <text:p>2013-11-08</text:p>
          </table:table-cell>
          <table:table-cell office:value-type="float" office:value="673045891149">
            <text:p>6730458911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1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81">
            <text:p>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428">
            <text:p>211428</text:p>
          </table:table-cell>
          <table:table-cell office:value-type="float" office:value="151113111">
            <text:p>151113111</text:p>
          </table:table-cell>
          <table:table-cell office:value-type="string">
            <text:p>2012-12-04</text:p>
          </table:table-cell>
          <table:table-cell office:value-type="string">
            <text:p>S</text:p>
          </table:table-cell>
          <table:table-cell office:value-type="string">
            <text:p>2012-11-20</text:p>
          </table:table-cell>
          <table:table-cell office:value-type="float" office:value="51498472218">
            <text:p>514984722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81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81">
            <text:p>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22800">
            <text:p>16822800</text:p>
          </table:table-cell>
          <table:table-cell office:value-type="float" office:value="182277097">
            <text:p>182277097</text:p>
          </table:table-cell>
          <table:table-cell office:value-type="string">
            <text:p>2013-06-10</text:p>
          </table:table-cell>
          <table:table-cell office:value-type="string">
            <text:p>S</text:p>
          </table:table-cell>
          <table:table-cell office:value-type="string">
            <text:p>2013-05-31</text:p>
          </table:table-cell>
          <table:table-cell office:value-type="float" office:value="673043585173">
            <text:p>67304358517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1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81">
            <text:p>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6791">
            <text:p>1916791</text:p>
          </table:table-cell>
          <table:table-cell office:value-type="float" office:value="130248376">
            <text:p>130248376</text:p>
          </table:table-cell>
          <table:table-cell office:value-type="string">
            <text:p>2012-07-25</text:p>
          </table:table-cell>
          <table:table-cell office:value-type="string">
            <text:p>A</text:p>
          </table:table-cell>
          <table:table-cell office:value-type="string">
            <text:p>2011-12-02</text:p>
          </table:table-cell>
          <table:table-cell office:value-type="float" office:value="47382552254">
            <text:p>473825522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2.12.201114 : 38 : 32 : Kreatiniin 81 mkmol/l</text:p>
          </table:table-cell>
          <table:table-cell office:value-type="string">
            <text:p>Kreatiniin 81 mkmol/l</text:p>
          </table:table-cell>
          <table:table-cell/>
          <table:table-cell office:value-type="string">
            <text:p>Kreatiniin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12074">
            <text:p>8012074</text:p>
          </table:table-cell>
          <table:table-cell office:value-type="float" office:value="136403483">
            <text:p>136403483</text:p>
          </table:table-cell>
          <table:table-cell office:value-type="string">
            <text:p>2012-09-07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float" office:value="76912325481">
            <text:p>7691232548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81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81">
            <text:p>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0747">
            <text:p>410747</text:p>
          </table:table-cell>
          <table:table-cell office:value-type="float" office:value="79914588">
            <text:p>79914588</text:p>
          </table:table-cell>
          <table:table-cell office:value-type="string">
            <text:p>2011-12-29</text:p>
          </table:table-cell>
          <table:table-cell office:value-type="string">
            <text:p>S</text:p>
          </table:table-cell>
          <table:table-cell office:value-type="string">
            <text:p>2011-12-26</text:p>
          </table:table-cell>
          <table:table-cell office:value-type="float" office:value="59354861075">
            <text:p>5935486107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82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82">
            <text:p>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01323">
            <text:p>14301323</text:p>
          </table:table-cell>
          <table:table-cell office:value-type="float" office:value="182819576">
            <text:p>182819576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6-06</text:p>
          </table:table-cell>
          <table:table-cell office:value-type="float" office:value="25590186207">
            <text:p>255901862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60 ↓ ( &gt; 90 mL/min/1.73m2 ) Kreatiniin 82</text:p>
          </table:table-cell>
          <table:table-cell office:value-type="string">
            <text:p>Kreatiniin 82</text:p>
          </table:table-cell>
          <table:table-cell office:value-type="string">
            <text:p><text:s/>↑ ( 44 . 80 µmol/L ) Vanus 70 (</text:p>
          </table:table-cell>
          <table:table-cell office:value-type="string">
            <text:p>Kreatiniin</text:p>
          </table:table-cell>
          <table:table-cell office:value-type="float" office:value="82">
            <text:p>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6158">
            <text:p>756158</text:p>
          </table:table-cell>
          <table:table-cell office:value-type="float" office:value="123386285">
            <text:p>123386285</text:p>
          </table:table-cell>
          <table:table-cell office:value-type="string">
            <text:p>2012-05-22</text:p>
          </table:table-cell>
          <table:table-cell office:value-type="string">
            <text:p>S</text:p>
          </table:table-cell>
          <table:table-cell office:value-type="string">
            <text:p>2012-05-18</text:p>
          </table:table-cell>
          <table:table-cell office:value-type="float" office:value="96978096803">
            <text:p>9697809680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82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82">
            <text:p>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1761">
            <text:p>16771761</text:p>
          </table:table-cell>
          <table:table-cell office:value-type="float" office:value="212087286">
            <text:p>212087286</text:p>
          </table:table-cell>
          <table:table-cell office:value-type="string">
            <text:p>2013-11-28</text:p>
          </table:table-cell>
          <table:table-cell office:value-type="string">
            <text:p>S</text:p>
          </table:table-cell>
          <table:table-cell office:value-type="string">
            <text:p>2013-11-18</text:p>
          </table:table-cell>
          <table:table-cell office:value-type="float" office:value="61945352198">
            <text:p>6194535219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2</text:p>
          </table:table-cell>
          <table:table-cell office:value-type="string">
            <text:p><text:s/>↑ ( 44 . 80 µmol/L )</text:p>
          </table:table-cell>
          <table:table-cell office:value-type="string">
            <text:p>Kreatiniin</text:p>
          </table:table-cell>
          <table:table-cell office:value-type="float" office:value="82">
            <text:p>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5246">
            <text:p>635246</text:p>
          </table:table-cell>
          <table:table-cell office:value-type="float" office:value="82522876">
            <text:p>82522876</text:p>
          </table:table-cell>
          <table:table-cell office:value-type="string">
            <text:p>2012-01-30</text:p>
          </table:table-cell>
          <table:table-cell office:value-type="string">
            <text:p>S</text:p>
          </table:table-cell>
          <table:table-cell office:value-type="string">
            <text:p>2012-01-09</text:p>
          </table:table-cell>
          <table:table-cell office:value-type="float" office:value="41455035409">
            <text:p>4145503540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82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82">
            <text:p>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95516">
            <text:p>18495516</text:p>
          </table:table-cell>
          <table:table-cell office:value-type="float" office:value="218992278">
            <text:p>218992278</text:p>
          </table:table-cell>
          <table:table-cell office:value-type="string">
            <text:p>2013-12-29</text:p>
          </table:table-cell>
          <table:table-cell office:value-type="string">
            <text:p>A</text:p>
          </table:table-cell>
          <table:table-cell office:value-type="string">
            <text:p>2013-11-27</text:p>
          </table:table-cell>
          <table:table-cell office:value-type="float" office:value="673030377975">
            <text:p>6730303779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LOOGUS D04860 Analüüsi vastus : Kreatiniin 82</text:p>
          </table:table-cell>
          <table:table-cell office:value-type="string">
            <text:p>Kreatiniin 82</text:p>
          </table:table-cell>
          <table:table-cell office:value-type="string">
            <text:p><text:s/>, Kolesterool 4,9 , TG 1,82 , L</text:p>
          </table:table-cell>
          <table:table-cell office:value-type="string">
            <text:p>Kreatiniin</text:p>
          </table:table-cell>
          <table:table-cell office:value-type="float" office:value="82">
            <text:p>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27775">
            <text:p>8027775</text:p>
          </table:table-cell>
          <table:table-cell office:value-type="float" office:value="132407297">
            <text:p>132407297</text:p>
          </table:table-cell>
          <table:table-cell office:value-type="string">
            <text:p>2011-07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299226686">
            <text:p>6629922668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,67mmol/L , uurea 5,41 mmol/L , kreatiniin 82 mkmol/L</text:p>
          </table:table-cell>
          <table:table-cell office:value-type="string">
            <text:p>kreatiniin 82 mkmol/L</text:p>
          </table:table-cell>
          <table:table-cell office:value-type="string">
            <text:p><text:s/>, kusihape 276 mmol/L Nõustamin</text:p>
          </table:table-cell>
          <table:table-cell office:value-type="string">
            <text:p>kreatiniin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0239">
            <text:p>470239</text:p>
          </table:table-cell>
          <table:table-cell office:value-type="float" office:value="145809454">
            <text:p>145809454</text:p>
          </table:table-cell>
          <table:table-cell office:value-type="string">
            <text:p>2012-11-08</text:p>
          </table:table-cell>
          <table:table-cell office:value-type="string">
            <text:p>S</text:p>
          </table:table-cell>
          <table:table-cell office:value-type="string">
            <text:p>2012-10-31</text:p>
          </table:table-cell>
          <table:table-cell office:value-type="float" office:value="49990674674">
            <text:p>4999067467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86 ( &gt; 90 mL/min/1.73m2 ) S , P-Kreatiniin 82</text:p>
          </table:table-cell>
          <table:table-cell office:value-type="string">
            <text:p>S , P-Kreatiniin 82</text:p>
          </table:table-cell>
          <table:table-cell office:value-type="string">
            <text:p><text:s/>( 62 . 106 µmol/L ) S , P-Uurea</text:p>
          </table:table-cell>
          <table:table-cell office:value-type="string">
            <text:p>S , P-Kreatiniin</text:p>
          </table:table-cell>
          <table:table-cell office:value-type="float" office:value="82">
            <text:p>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44578">
            <text:p>2544578</text:p>
          </table:table-cell>
          <table:table-cell office:value-type="float" office:value="134374395">
            <text:p>134374395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045446797">
            <text:p>490454467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,5 mmol/l , LDL - 2,51 mmol/l , kreatiniin - 82 urmol/l</text:p>
          </table:table-cell>
          <table:table-cell office:value-type="string">
            <text:p>kreatiniin - 82 urmol/l</text:p>
          </table:table-cell>
          <table:table-cell office:value-type="string">
            <text:p><text:s/>, veresuhkur - 5,6 mmol/l , mik</text:p>
          </table:table-cell>
          <table:table-cell office:value-type="string">
            <text:p>kreatiniin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ur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71361">
            <text:p>16471361</text:p>
          </table:table-cell>
          <table:table-cell office:value-type="float" office:value="168339295">
            <text:p>168339295</text:p>
          </table:table-cell>
          <table:table-cell office:value-type="string">
            <text:p>2013-03-24</text:p>
          </table:table-cell>
          <table:table-cell office:value-type="string">
            <text:p>S</text:p>
          </table:table-cell>
          <table:table-cell office:value-type="string">
            <text:p>2013-03-18</text:p>
          </table:table-cell>
          <table:table-cell office:value-type="float" office:value="50573893280">
            <text:p>5057389328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<text:s/>eGFR 96 ( &gt; 90 mL/min/1.73m2 ) Kreatiniin 83</text:p>
          </table:table-cell>
          <table:table-cell office:value-type="string">
            <text:p>Kreatiniin 83</text:p>
          </table:table-cell>
          <table:table-cell office:value-type="string">
            <text:p><text:s/>( 62 . 106 µmol/L ) Vanus 28 ( </text:p>
          </table:table-cell>
          <table:table-cell office:value-type="string">
            <text:p>Kreatiniin</text:p>
          </table:table-cell>
          <table:table-cell office:value-type="float" office:value="83">
            <text:p>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65993">
            <text:p>20265993</text:p>
          </table:table-cell>
          <table:table-cell office:value-type="float" office:value="193324054">
            <text:p>193324054</text:p>
          </table:table-cell>
          <table:table-cell office:value-type="string">
            <text:p>2013-08-19</text:p>
          </table:table-cell>
          <table:table-cell office:value-type="string">
            <text:p>A</text:p>
          </table:table-cell>
          <table:table-cell office:value-type="string">
            <text:p>2013-06-19</text:p>
          </table:table-cell>
          <table:table-cell office:value-type="float" office:value="44668035515">
            <text:p>446680355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,4 ; Chol-6,0;LDL-3,9;TR 1,01 ; Crea 83</text:p>
          </table:table-cell>
          <table:table-cell office:value-type="string">
            <text:p>Crea 83</text:p>
          </table:table-cell>
          <table:table-cell office:value-type="string">
            <text:p><text:s/>;</text:p>
          </table:table-cell>
          <table:table-cell office:value-type="string">
            <text:p>Crea</text:p>
          </table:table-cell>
          <table:table-cell office:value-type="float" office:value="83">
            <text:p>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1381">
            <text:p>2371381</text:p>
          </table:table-cell>
          <table:table-cell office:value-type="float" office:value="87620690">
            <text:p>87620690</text:p>
          </table:table-cell>
          <table:table-cell office:value-type="string">
            <text:p>2012-03-26</text:p>
          </table:table-cell>
          <table:table-cell office:value-type="string">
            <text:p>A</text:p>
          </table:table-cell>
          <table:table-cell office:value-type="string">
            <text:p>2012-03-23</text:p>
          </table:table-cell>
          <table:table-cell office:value-type="float" office:value="86044984974">
            <text:p>860449849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3.03.201215 : 01 : Kreatiniin 83 mkmol/l</text:p>
          </table:table-cell>
          <table:table-cell office:value-type="string">
            <text:p>Kreatiniin 83 mkmol/l</text:p>
          </table:table-cell>
          <table:table-cell/>
          <table:table-cell office:value-type="string">
            <text:p>Kreatiniin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84867">
            <text:p>2684867</text:p>
          </table:table-cell>
          <table:table-cell office:value-type="float" office:value="139989064">
            <text:p>139989064</text:p>
          </table:table-cell>
          <table:table-cell office:value-type="string">
            <text:p>2012-09-13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80795556408">
            <text:p>807955564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7.08.2012 kreatiniin 83 umol/l</text:p>
          </table:table-cell>
          <table:table-cell office:value-type="string">
            <text:p>kreatiniin 83 umol/l</text:p>
          </table:table-cell>
          <table:table-cell office:value-type="string">
            <text:p><text:s/>62-115</text:p>
          </table:table-cell>
          <table:table-cell office:value-type="string">
            <text:p>kreatiniin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u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9435">
            <text:p>399435</text:p>
          </table:table-cell>
          <table:table-cell office:value-type="float" office:value="87160222">
            <text:p>87160222</text:p>
          </table:table-cell>
          <table:table-cell office:value-type="string">
            <text:p>2012-03-14</text:p>
          </table:table-cell>
          <table:table-cell office:value-type="string">
            <text:p>S</text:p>
          </table:table-cell>
          <table:table-cell office:value-type="string">
            <text:p>2012-03-11</text:p>
          </table:table-cell>
          <table:table-cell office:value-type="float" office:value="17646687342">
            <text:p>1764668734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62 ( &gt; 90 mL/min/1.73m2 ) S , P-Kreatiniin 83</text:p>
          </table:table-cell>
          <table:table-cell office:value-type="string">
            <text:p>S , P-Kreatiniin 83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83">
            <text:p>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80146">
            <text:p>16680146</text:p>
          </table:table-cell>
          <table:table-cell office:value-type="float" office:value="194734154">
            <text:p>194734154</text:p>
          </table:table-cell>
          <table:table-cell office:value-type="string">
            <text:p>2013-08-28</text:p>
          </table:table-cell>
          <table:table-cell office:value-type="string">
            <text:p>S</text:p>
          </table:table-cell>
          <table:table-cell office:value-type="string">
            <text:p>2013-08-25</text:p>
          </table:table-cell>
          <table:table-cell office:value-type="float" office:value="32320168857">
            <text:p>3232016885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3</text:p>
          </table:table-cell>
          <table:table-cell office:value-type="string">
            <text:p><text:s/>↑ ( 44 . 80 µmol/L )</text:p>
          </table:table-cell>
          <table:table-cell office:value-type="string">
            <text:p>Kreatiniin</text:p>
          </table:table-cell>
          <table:table-cell office:value-type="float" office:value="83">
            <text:p>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43365">
            <text:p>20243365</text:p>
          </table:table-cell>
          <table:table-cell office:value-type="float" office:value="158561290">
            <text:p>158561290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2-05-10</text:p>
          </table:table-cell>
          <table:table-cell office:value-type="float" office:value="673039639552">
            <text:p>6730396395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DL 1,07 LDL 4,6 Tg 4,0 TSH 1,24 crea 83</text:p>
          </table:table-cell>
          <table:table-cell office:value-type="string">
            <text:p>crea 83</text:p>
          </table:table-cell>
          <table:table-cell office:value-type="string">
            <text:p><text:s/>, kusihape 378 .</text:p>
          </table:table-cell>
          <table:table-cell office:value-type="string">
            <text:p>crea</text:p>
          </table:table-cell>
          <table:table-cell office:value-type="float" office:value="83">
            <text:p>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3556">
            <text:p>433556</text:p>
          </table:table-cell>
          <table:table-cell office:value-type="float" office:value="149875921">
            <text:p>149875921</text:p>
          </table:table-cell>
          <table:table-cell office:value-type="string">
            <text:p>2012-11-26</text:p>
          </table:table-cell>
          <table:table-cell office:value-type="string">
            <text:p>S</text:p>
          </table:table-cell>
          <table:table-cell office:value-type="string">
            <text:p>2012-10-23</text:p>
          </table:table-cell>
          <table:table-cell office:value-type="float" office:value="44173793961">
            <text:p>4417379396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76 ( &gt; 90 mL/min/1.73m2 ) S , P-Kreatiniin 84</text:p>
          </table:table-cell>
          <table:table-cell office:value-type="string">
            <text:p>S , P-Kreatiniin 84</text:p>
          </table:table-cell>
          <table:table-cell office:value-type="string">
            <text:p><text:s/>( 62 . 106 µmol/L ) S , P-Uurea</text:p>
          </table:table-cell>
          <table:table-cell office:value-type="string">
            <text:p>S , P-Kreatiniin</text:p>
          </table:table-cell>
          <table:table-cell office:value-type="float" office:value="84">
            <text:p>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16927">
            <text:p>16316927</text:p>
          </table:table-cell>
          <table:table-cell office:value-type="float" office:value="200060099">
            <text:p>200060099</text:p>
          </table:table-cell>
          <table:table-cell office:value-type="string">
            <text:p>2013-09-27</text:p>
          </table:table-cell>
          <table:table-cell office:value-type="string">
            <text:p>S</text:p>
          </table:table-cell>
          <table:table-cell office:value-type="string">
            <text:p>2013-09-25</text:p>
          </table:table-cell>
          <table:table-cell office:value-type="float" office:value="43695449599">
            <text:p>4369544959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4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84">
            <text:p>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4315">
            <text:p>794315</text:p>
          </table:table-cell>
          <table:table-cell office:value-type="float" office:value="120809103">
            <text:p>120809103</text:p>
          </table:table-cell>
          <table:table-cell office:value-type="string">
            <text:p>2012-05-02</text:p>
          </table:table-cell>
          <table:table-cell office:value-type="string">
            <text:p>S</text:p>
          </table:table-cell>
          <table:table-cell office:value-type="string">
            <text:p>2012-04-20</text:p>
          </table:table-cell>
          <table:table-cell office:value-type="float" office:value="26679844454">
            <text:p>2667984445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84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84">
            <text:p>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17073">
            <text:p>16317073</text:p>
          </table:table-cell>
          <table:table-cell office:value-type="float" office:value="217218557">
            <text:p>217218557</text:p>
          </table:table-cell>
          <table:table-cell office:value-type="string">
            <text:p>2013-12-20</text:p>
          </table:table-cell>
          <table:table-cell office:value-type="string">
            <text:p>S</text:p>
          </table:table-cell>
          <table:table-cell office:value-type="string">
            <text:p>2013-12-18</text:p>
          </table:table-cell>
          <table:table-cell office:value-type="float" office:value="673033999243">
            <text:p>67303399924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GFR 81 ↓ ( &gt; 90 mL/min/1.73m2 ) Kreatiniin 84</text:p>
          </table:table-cell>
          <table:table-cell office:value-type="string">
            <text:p>Kreatiniin 84</text:p>
          </table:table-cell>
          <table:table-cell office:value-type="string">
            <text:p><text:s/>( 62 . 106 µmol/L ) Uurea 6.1 (</text:p>
          </table:table-cell>
          <table:table-cell office:value-type="string">
            <text:p>Kreatiniin</text:p>
          </table:table-cell>
          <table:table-cell office:value-type="float" office:value="84">
            <text:p>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07900">
            <text:p>16707900</text:p>
          </table:table-cell>
          <table:table-cell office:value-type="float" office:value="202853604">
            <text:p>202853604</text:p>
          </table:table-cell>
          <table:table-cell office:value-type="string">
            <text:p>2013-10-11</text:p>
          </table:table-cell>
          <table:table-cell office:value-type="string">
            <text:p>S</text:p>
          </table:table-cell>
          <table:table-cell office:value-type="string">
            <text:p>2013-10-01</text:p>
          </table:table-cell>
          <table:table-cell office:value-type="float" office:value="90758041258">
            <text:p>9075804125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4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84">
            <text:p>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17829">
            <text:p>18417829</text:p>
          </table:table-cell>
          <table:table-cell office:value-type="float" office:value="183435342">
            <text:p>183435342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008380793">
            <text:p>700083807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, Triglütseriidid 0.53 mmol/L , Kreatiniin 84 mkmol/l</text:p>
          </table:table-cell>
          <table:table-cell office:value-type="string">
            <text:p>Kreatiniin 84 mkmol/l</text:p>
          </table:table-cell>
          <table:table-cell office:value-type="float" office:value="0">
            <text:p>0</text:p>
          </table:table-cell>
          <table:table-cell office:value-type="string">
            <text:p>Kreatiniin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13886">
            <text:p>23513886</text:p>
          </table:table-cell>
          <table:table-cell office:value-type="float" office:value="162653968">
            <text:p>162653968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13590580571">
            <text:p>135905805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4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84">
            <text:p>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65681">
            <text:p>4465681</text:p>
          </table:table-cell>
          <table:table-cell office:value-type="float" office:value="83080498">
            <text:p>83080498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office:value-type="string">
            <text:p>2012-01-26</text:p>
          </table:table-cell>
          <table:table-cell office:value-type="float" office:value="83192321462">
            <text:p>831923214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85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85">
            <text:p>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1544">
            <text:p>91544</text:p>
          </table:table-cell>
          <table:table-cell office:value-type="float" office:value="134096617">
            <text:p>134096617</text:p>
          </table:table-cell>
          <table:table-cell office:value-type="string">
            <text:p>2012-08-07</text:p>
          </table:table-cell>
          <table:table-cell office:value-type="string">
            <text:p>S</text:p>
          </table:table-cell>
          <table:table-cell office:value-type="string">
            <text:p>2012-08-02</text:p>
          </table:table-cell>
          <table:table-cell office:value-type="float" office:value="89424194444">
            <text:p>8942419444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85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85">
            <text:p>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07659">
            <text:p>12007659</text:p>
          </table:table-cell>
          <table:table-cell office:value-type="float" office:value="201859085">
            <text:p>201859085</text:p>
          </table:table-cell>
          <table:table-cell office:value-type="string">
            <text:p>2013-09-15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24401899253">
            <text:p>244018992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5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85">
            <text:p>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93243">
            <text:p>21493243</text:p>
          </table:table-cell>
          <table:table-cell office:value-type="float" office:value="205484384">
            <text:p>205484384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673035547162">
            <text:p>6730355471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5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85">
            <text:p>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60245">
            <text:p>11260245</text:p>
          </table:table-cell>
          <table:table-cell office:value-type="float" office:value="210177006">
            <text:p>210177006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23979875327">
            <text:p>239798753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5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85">
            <text:p>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41354">
            <text:p>7841354</text:p>
          </table:table-cell>
          <table:table-cell office:value-type="float" office:value="79944213">
            <text:p>79944213</text:p>
          </table:table-cell>
          <table:table-cell office:value-type="string">
            <text:p>2011-12-23</text:p>
          </table:table-cell>
          <table:table-cell office:value-type="string">
            <text:p>A</text:p>
          </table:table-cell>
          <table:table-cell office:value-type="string">
            <text:p>2011-10-31</text:p>
          </table:table-cell>
          <table:table-cell office:value-type="float" office:value="38552242197">
            <text:p>385522421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85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85">
            <text:p>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6250">
            <text:p>496250</text:p>
          </table:table-cell>
          <table:table-cell office:value-type="float" office:value="131510616">
            <text:p>131510616</text:p>
          </table:table-cell>
          <table:table-cell office:value-type="string">
            <text:p>2012-07-17</text:p>
          </table:table-cell>
          <table:table-cell office:value-type="string">
            <text:p>S</text:p>
          </table:table-cell>
          <table:table-cell office:value-type="string">
            <text:p>2012-07-15</text:p>
          </table:table-cell>
          <table:table-cell office:value-type="float" office:value="63753067639">
            <text:p>6375306763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86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86">
            <text:p>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5793">
            <text:p>16895793</text:p>
          </table:table-cell>
          <table:table-cell office:value-type="float" office:value="199785092">
            <text:p>199785092</text:p>
          </table:table-cell>
          <table:table-cell office:value-type="string">
            <text:p>2013-09-16</text:p>
          </table:table-cell>
          <table:table-cell office:value-type="string">
            <text:p>S</text:p>
          </table:table-cell>
          <table:table-cell office:value-type="string">
            <text:p>2013-08-16</text:p>
          </table:table-cell>
          <table:table-cell office:value-type="float" office:value="67201575242">
            <text:p>6720157524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6</text:p>
          </table:table-cell>
          <table:table-cell office:value-type="string">
            <text:p><text:s/>↑ ( 44 . 80 µmol/L )</text:p>
          </table:table-cell>
          <table:table-cell office:value-type="string">
            <text:p>Kreatiniin</text:p>
          </table:table-cell>
          <table:table-cell office:value-type="float" office:value="86">
            <text:p>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03504">
            <text:p>10503504</text:p>
          </table:table-cell>
          <table:table-cell office:value-type="float" office:value="185153767">
            <text:p>185153767</text:p>
          </table:table-cell>
          <table:table-cell office:value-type="string">
            <text:p>2013-06-26</text:p>
          </table:table-cell>
          <table:table-cell office:value-type="string">
            <text:p>S</text:p>
          </table:table-cell>
          <table:table-cell office:value-type="string">
            <text:p>2013-06-17</text:p>
          </table:table-cell>
          <table:table-cell office:value-type="float" office:value="673035956820">
            <text:p>67303595682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6</text:p>
          </table:table-cell>
          <table:table-cell office:value-type="string">
            <text:p><text:s/>↑ ( 44 . 80 µmol/L )</text:p>
          </table:table-cell>
          <table:table-cell office:value-type="string">
            <text:p>Kreatiniin</text:p>
          </table:table-cell>
          <table:table-cell office:value-type="float" office:value="86">
            <text:p>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73394">
            <text:p>16873394</text:p>
          </table:table-cell>
          <table:table-cell office:value-type="float" office:value="189496926">
            <text:p>189496926</text:p>
          </table:table-cell>
          <table:table-cell office:value-type="string">
            <text:p>2013-07-22</text:p>
          </table:table-cell>
          <table:table-cell office:value-type="string">
            <text:p>S</text:p>
          </table:table-cell>
          <table:table-cell office:value-type="string">
            <text:p>2013-07-12</text:p>
          </table:table-cell>
          <table:table-cell office:value-type="float" office:value="673034345540">
            <text:p>6730343455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6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86">
            <text:p>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13800">
            <text:p>19113800</text:p>
          </table:table-cell>
          <table:table-cell office:value-type="float" office:value="198412611">
            <text:p>198412611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8-15</text:p>
          </table:table-cell>
          <table:table-cell office:value-type="float" office:value="673040162816">
            <text:p>6730401628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5.08.201313 : 43 : Kreatiniin 86 mkmol/l</text:p>
          </table:table-cell>
          <table:table-cell office:value-type="string">
            <text:p>Kreatiniin 86 mkmol/l</text:p>
          </table:table-cell>
          <table:table-cell/>
          <table:table-cell office:value-type="string">
            <text:p>Kreatiniin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75953">
            <text:p>23275953</text:p>
          </table:table-cell>
          <table:table-cell office:value-type="float" office:value="158972524">
            <text:p>158972524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32530010850">
            <text:p>325300108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6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86">
            <text:p>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92947">
            <text:p>20492947</text:p>
          </table:table-cell>
          <table:table-cell office:value-type="float" office:value="197886726">
            <text:p>197886726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20467253896">
            <text:p>204672538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3,4 ; TR 1,02 ; ASAT , ALAT N ; Crea 86</text:p>
          </table:table-cell>
          <table:table-cell office:value-type="string">
            <text:p>Crea 86</text:p>
          </table:table-cell>
          <table:table-cell office:value-type="string">
            <text:p><text:s/>; Urea 4,6 ; TSH - 9,68 ;</text:p>
          </table:table-cell>
          <table:table-cell office:value-type="string">
            <text:p>Crea</text:p>
          </table:table-cell>
          <table:table-cell office:value-type="float" office:value="86">
            <text:p>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89281">
            <text:p>16489281</text:p>
          </table:table-cell>
          <table:table-cell office:value-type="float" office:value="156251548">
            <text:p>156251548</text:p>
          </table:table-cell>
          <table:table-cell office:value-type="string">
            <text:p>2013-01-02</text:p>
          </table:table-cell>
          <table:table-cell office:value-type="string">
            <text:p>S</text:p>
          </table:table-cell>
          <table:table-cell office:value-type="string">
            <text:p>2012-12-27</text:p>
          </table:table-cell>
          <table:table-cell office:value-type="float" office:value="65067829084">
            <text:p>6506782908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7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87">
            <text:p>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8717">
            <text:p>16648717</text:p>
          </table:table-cell>
          <table:table-cell office:value-type="float" office:value="190420226">
            <text:p>190420226</text:p>
          </table:table-cell>
          <table:table-cell office:value-type="string">
            <text:p>2013-07-31</text:p>
          </table:table-cell>
          <table:table-cell office:value-type="string">
            <text:p>S</text:p>
          </table:table-cell>
          <table:table-cell office:value-type="string">
            <text:p>2013-07-19</text:p>
          </table:table-cell>
          <table:table-cell office:value-type="float" office:value="673044115932">
            <text:p>67304411593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7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87">
            <text:p>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6914">
            <text:p>546914</text:p>
          </table:table-cell>
          <table:table-cell office:value-type="float" office:value="122330241">
            <text:p>122330241</text:p>
          </table:table-cell>
          <table:table-cell office:value-type="string">
            <text:p>2012-05-18</text:p>
          </table:table-cell>
          <table:table-cell office:value-type="string">
            <text:p>S</text:p>
          </table:table-cell>
          <table:table-cell office:value-type="string">
            <text:p>2012-05-16</text:p>
          </table:table-cell>
          <table:table-cell office:value-type="float" office:value="67496163094">
            <text:p>6749616309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7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87">
            <text:p>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31761">
            <text:p>2731761</text:p>
          </table:table-cell>
          <table:table-cell office:value-type="float" office:value="133232625">
            <text:p>133232625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office:value-type="string">
            <text:p>2012-03-20</text:p>
          </table:table-cell>
          <table:table-cell office:value-type="float" office:value="72208192553">
            <text:p>722081925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0.03.201214 : 32 : Kreatiniin 87 mkmol/l</text:p>
          </table:table-cell>
          <table:table-cell office:value-type="string">
            <text:p>Kreatiniin 87 mkmol/l</text:p>
          </table:table-cell>
          <table:table-cell/>
          <table:table-cell office:value-type="string">
            <text:p>Kreatiniin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56735">
            <text:p>20556735</text:p>
          </table:table-cell>
          <table:table-cell office:value-type="float" office:value="212611637">
            <text:p>212611637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1348358">
            <text:p>6730313483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464 mkmol/l , urea 3.8 mmol/l , kreatiniin 87 mkmol/l</text:p>
          </table:table-cell>
          <table:table-cell office:value-type="string">
            <text:p>kreatiniin 87 mkmol/l</text:p>
          </table:table-cell>
          <table:table-cell office:value-type="string">
            <text:p><text:s/>( Meeiste referens 62-106 mkmol</text:p>
          </table:table-cell>
          <table:table-cell office:value-type="string">
            <text:p>kreatiniin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2053">
            <text:p>662053</text:p>
          </table:table-cell>
          <table:table-cell office:value-type="float" office:value="138436821">
            <text:p>138436821</text:p>
          </table:table-cell>
          <table:table-cell office:value-type="string">
            <text:p>2012-09-13</text:p>
          </table:table-cell>
          <table:table-cell office:value-type="string">
            <text:p>S</text:p>
          </table:table-cell>
          <table:table-cell office:value-type="string">
            <text:p>2012-09-12</text:p>
          </table:table-cell>
          <table:table-cell office:value-type="float" office:value="67455857227">
            <text:p>6745585722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87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87">
            <text:p>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26659">
            <text:p>12826659</text:p>
          </table:table-cell>
          <table:table-cell office:value-type="float" office:value="205462500">
            <text:p>205462500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673030393275">
            <text:p>6730303932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8</text:p>
          </table:table-cell>
          <table:table-cell office:value-type="string">
            <text:p><text:s/>↑ ( 44 . 80 µmol/L )</text:p>
          </table:table-cell>
          <table:table-cell office:value-type="string">
            <text:p>Kreatiniin</text:p>
          </table:table-cell>
          <table:table-cell office:value-type="float" office:value="88">
            <text:p>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66112">
            <text:p>17266112</text:p>
          </table:table-cell>
          <table:table-cell office:value-type="float" office:value="160124276">
            <text:p>160124276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3-01-25</text:p>
          </table:table-cell>
          <table:table-cell office:value-type="float" office:value="673030318245">
            <text:p>6730303182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5.01.201311 : 23 : Kreatiniin 88 mkmol/l</text:p>
          </table:table-cell>
          <table:table-cell office:value-type="string">
            <text:p>Kreatiniin 88 mkmol/l</text:p>
          </table:table-cell>
          <table:table-cell/>
          <table:table-cell office:value-type="string">
            <text:p>Kreatiniin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73320">
            <text:p>5173320</text:p>
          </table:table-cell>
          <table:table-cell office:value-type="float" office:value="137486532">
            <text:p>137486532</text:p>
          </table:table-cell>
          <table:table-cell office:value-type="string">
            <text:p>2012-08-29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string">
            <text:p>DEU.425462579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88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88">
            <text:p>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95293">
            <text:p>18195293</text:p>
          </table:table-cell>
          <table:table-cell office:value-type="float" office:value="195787714">
            <text:p>195787714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1-11-11</text:p>
          </table:table-cell>
          <table:table-cell office:value-type="float" office:value="72212189443">
            <text:p>722121894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13 ; UA-471 ; ALT-36 ; AST-20 ; kreat 88</text:p>
          </table:table-cell>
          <table:table-cell office:value-type="string">
            <text:p>kreat 88</text:p>
          </table:table-cell>
          <table:table-cell office:value-type="string">
            <text:p><text:s/>; urea 5.7 ; CRV-7,1 . muud an </text:p>
          </table:table-cell>
          <table:table-cell office:value-type="string">
            <text:p>kreat</text:p>
          </table:table-cell>
          <table:table-cell office:value-type="float" office:value="88">
            <text:p>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28741">
            <text:p>16428741</text:p>
          </table:table-cell>
          <table:table-cell office:value-type="float" office:value="176770876">
            <text:p>176770876</text:p>
          </table:table-cell>
          <table:table-cell office:value-type="string">
            <text:p>2013-05-10</text:p>
          </table:table-cell>
          <table:table-cell office:value-type="string">
            <text:p>S</text:p>
          </table:table-cell>
          <table:table-cell office:value-type="string">
            <text:p>2013-05-09</text:p>
          </table:table-cell>
          <table:table-cell office:value-type="float" office:value="13816416950">
            <text:p>138164169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8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88">
            <text:p>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43057">
            <text:p>4743057</text:p>
          </table:table-cell>
          <table:table-cell office:value-type="float" office:value="149889445">
            <text:p>149889445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office:value-type="string">
            <text:p>2012-11-02</text:p>
          </table:table-cell>
          <table:table-cell office:value-type="string">
            <text:p>RUS.968968366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89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89">
            <text:p>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8271">
            <text:p>548271</text:p>
          </table:table-cell>
          <table:table-cell office:value-type="float" office:value="120826345">
            <text:p>120826345</text:p>
          </table:table-cell>
          <table:table-cell office:value-type="string">
            <text:p>2012-05-10</text:p>
          </table:table-cell>
          <table:table-cell office:value-type="string">
            <text:p>S</text:p>
          </table:table-cell>
          <table:table-cell office:value-type="string">
            <text:p>2012-05-09</text:p>
          </table:table-cell>
          <table:table-cell office:value-type="float" office:value="83336695734">
            <text:p>8333669573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89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89">
            <text:p>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95267">
            <text:p>21795267</text:p>
          </table:table-cell>
          <table:table-cell office:value-type="float" office:value="166708029">
            <text:p>166708029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36216468989">
            <text:p>362164689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9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89">
            <text:p>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8148">
            <text:p>1978148</text:p>
          </table:table-cell>
          <table:table-cell office:value-type="float" office:value="127610740">
            <text:p>127610740</text:p>
          </table:table-cell>
          <table:table-cell office:value-type="string">
            <text:p>2012-06-30</text:p>
          </table:table-cell>
          <table:table-cell office:value-type="string">
            <text:p>A</text:p>
          </table:table-cell>
          <table:table-cell office:value-type="string">
            <text:p>2012-06-07</text:p>
          </table:table-cell>
          <table:table-cell office:value-type="float" office:value="64150446824">
            <text:p>641504468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7.06.201210 : 46 : 34 : Kreatiniin 89 mkmol/l</text:p>
          </table:table-cell>
          <table:table-cell office:value-type="string">
            <text:p>Kreatiniin 89 mkmol/l</text:p>
          </table:table-cell>
          <table:table-cell/>
          <table:table-cell office:value-type="string">
            <text:p>Kreatiniin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7611">
            <text:p>2367611</text:p>
          </table:table-cell>
          <table:table-cell office:value-type="float" office:value="81754667">
            <text:p>81754667</text:p>
          </table:table-cell>
          <table:table-cell office:value-type="string">
            <text:p>2012-01-29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14700638982">
            <text:p>147006389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6.01.201216 : 09 : Kreatiniin 89 mkmol/l</text:p>
          </table:table-cell>
          <table:table-cell office:value-type="string">
            <text:p>Kreatiniin 89 mkmol/l</text:p>
          </table:table-cell>
          <table:table-cell/>
          <table:table-cell office:value-type="string">
            <text:p>Kreatiniin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42202">
            <text:p>21942202</text:p>
          </table:table-cell>
          <table:table-cell office:value-type="float" office:value="178211338">
            <text:p>178211338</text:p>
          </table:table-cell>
          <table:table-cell office:value-type="string">
            <text:p>2013-05-19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673030501969">
            <text:p>6730305019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<text:s/>eGFR 80 ( &gt; 90 mL/min/1.73m2 ) Kreatiniin 89</text:p>
          </table:table-cell>
          <table:table-cell office:value-type="string">
            <text:p>Kreatiniin 89</text:p>
          </table:table-cell>
          <table:table-cell office:value-type="string">
            <text:p><text:s/>( 62 . 106 µmol/L ) Lipaas 46 (</text:p>
          </table:table-cell>
          <table:table-cell office:value-type="string">
            <text:p>Kreatiniin</text:p>
          </table:table-cell>
          <table:table-cell office:value-type="float" office:value="89">
            <text:p>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19129">
            <text:p>16719129</text:p>
          </table:table-cell>
          <table:table-cell office:value-type="float" office:value="208279616">
            <text:p>208279616</text:p>
          </table:table-cell>
          <table:table-cell office:value-type="string">
            <text:p>2013-11-11</text:p>
          </table:table-cell>
          <table:table-cell office:value-type="string">
            <text:p>S</text:p>
          </table:table-cell>
          <table:table-cell office:value-type="string">
            <text:p>2013-11-03</text:p>
          </table:table-cell>
          <table:table-cell office:value-type="float" office:value="13481833933">
            <text:p>1348183393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9</text:p>
          </table:table-cell>
          <table:table-cell office:value-type="string">
            <text:p><text:s/>↑ ( 44 . 80 µmol/L )</text:p>
          </table:table-cell>
          <table:table-cell office:value-type="string">
            <text:p>Kreatiniin</text:p>
          </table:table-cell>
          <table:table-cell office:value-type="float" office:value="89">
            <text:p>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30720">
            <text:p>16530720</text:p>
          </table:table-cell>
          <table:table-cell office:value-type="float" office:value="162520615">
            <text:p>162520615</text:p>
          </table:table-cell>
          <table:table-cell office:value-type="string">
            <text:p>2013-02-11</text:p>
          </table:table-cell>
          <table:table-cell office:value-type="string">
            <text:p>S</text:p>
          </table:table-cell>
          <table:table-cell office:value-type="string">
            <text:p>2013-02-06</text:p>
          </table:table-cell>
          <table:table-cell office:value-type="float" office:value="673030505313">
            <text:p>6730305053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9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89">
            <text:p>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7981">
            <text:p>427981</text:p>
          </table:table-cell>
          <table:table-cell office:value-type="float" office:value="149887033">
            <text:p>149887033</text:p>
          </table:table-cell>
          <table:table-cell office:value-type="string">
            <text:p>2012-11-23</text:p>
          </table:table-cell>
          <table:table-cell office:value-type="string">
            <text:p>S</text:p>
          </table:table-cell>
          <table:table-cell office:value-type="string">
            <text:p>2012-11-23</text:p>
          </table:table-cell>
          <table:table-cell office:value-type="float" office:value="58304755652">
            <text:p>5830475565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0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99040">
            <text:p>15799040</text:p>
          </table:table-cell>
          <table:table-cell office:value-type="float" office:value="179275047">
            <text:p>179275047</text:p>
          </table:table-cell>
          <table:table-cell office:value-type="string">
            <text:p>2013-05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3818622328">
            <text:p>5381862232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ikeemia ( ilmselt sekundaarne , kreatiniin 90</text:p>
          </table:table-cell>
          <table:table-cell office:value-type="string">
            <text:p>kreatiniin 90</text:p>
          </table:table-cell>
          <table:table-cell office:value-type="string">
            <text:p>-96 )</text:p>
          </table:table-cell>
          <table:table-cell office:value-type="string">
            <text:p>kreatiniin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71391">
            <text:p>19071391</text:p>
          </table:table-cell>
          <table:table-cell office:value-type="float" office:value="193389288">
            <text:p>193389288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673034665878">
            <text:p>6730346658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7.06.201313 : 21 : Kreatiniin 90 mkmol/l</text:p>
          </table:table-cell>
          <table:table-cell office:value-type="string">
            <text:p>Kreatiniin 90 mkmol/l</text:p>
          </table:table-cell>
          <table:table-cell/>
          <table:table-cell office:value-type="string">
            <text:p>Kreatiniin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85440">
            <text:p>14085440</text:p>
          </table:table-cell>
          <table:table-cell office:value-type="float" office:value="201569487">
            <text:p>201569487</text:p>
          </table:table-cell>
          <table:table-cell office:value-type="string">
            <text:p>2013-10-06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88670111418">
            <text:p>886701114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90</text:p>
          </table:table-cell>
          <table:table-cell office:value-type="string">
            <text:p><text:s/>↑ ( 44 . 80 µmol/L )</text:p>
          </table:table-cell>
          <table:table-cell office:value-type="string">
            <text:p>Kreatiniin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6163">
            <text:p>756163</text:p>
          </table:table-cell>
          <table:table-cell office:value-type="float" office:value="139372763">
            <text:p>139372763</text:p>
          </table:table-cell>
          <table:table-cell office:value-type="string">
            <text:p>2012-09-19</text:p>
          </table:table-cell>
          <table:table-cell office:value-type="string">
            <text:p>S</text:p>
          </table:table-cell>
          <table:table-cell office:value-type="string">
            <text:p>2012-09-11</text:p>
          </table:table-cell>
          <table:table-cell office:value-type="float" office:value="27251957362">
            <text:p>2725195736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1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91">
            <text:p>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70011">
            <text:p>14670011</text:p>
          </table:table-cell>
          <table:table-cell office:value-type="float" office:value="184445788">
            <text:p>184445788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2013-06-07</text:p>
          </table:table-cell>
          <table:table-cell office:value-type="float" office:value="87939017103">
            <text:p>879390171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91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91">
            <text:p>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2046">
            <text:p>492046</text:p>
          </table:table-cell>
          <table:table-cell office:value-type="float" office:value="90502626">
            <text:p>90502626</text:p>
          </table:table-cell>
          <table:table-cell office:value-type="string">
            <text:p>2012-03-28</text:p>
          </table:table-cell>
          <table:table-cell office:value-type="string">
            <text:p>S</text:p>
          </table:table-cell>
          <table:table-cell office:value-type="string">
            <text:p>2012-03-19</text:p>
          </table:table-cell>
          <table:table-cell office:value-type="float" office:value="30800226538">
            <text:p>3080022653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1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91">
            <text:p>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2159">
            <text:p>692159</text:p>
          </table:table-cell>
          <table:table-cell office:value-type="float" office:value="140843134">
            <text:p>140843134</text:p>
          </table:table-cell>
          <table:table-cell office:value-type="string">
            <text:p>2012-09-26</text:p>
          </table:table-cell>
          <table:table-cell office:value-type="string">
            <text:p>S</text:p>
          </table:table-cell>
          <table:table-cell office:value-type="string">
            <text:p>2012-09-24</text:p>
          </table:table-cell>
          <table:table-cell office:value-type="float" office:value="13812110571">
            <text:p>1381211057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2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92">
            <text:p>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61807">
            <text:p>20261807</text:p>
          </table:table-cell>
          <table:table-cell office:value-type="float" office:value="184849089">
            <text:p>184849089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0-04-08</text:p>
          </table:table-cell>
          <table:table-cell office:value-type="float" office:value="40441428236">
            <text:p>404414282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Analüüsides ( 05.04.2010 ) : Kreat 92 mkmol/l</text:p>
          </table:table-cell>
          <table:table-cell office:value-type="string">
            <text:p>Kreat 92 mkmol/l</text:p>
          </table:table-cell>
          <table:table-cell/>
          <table:table-cell office:value-type="string">
            <text:p>Kreat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39629">
            <text:p>12239629</text:p>
          </table:table-cell>
          <table:table-cell office:value-type="float" office:value="198522291">
            <text:p>198522291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515757816">
            <text:p>645157578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92 mkmol/l</text:p>
          </table:table-cell>
          <table:table-cell/>
          <table:table-cell office:value-type="string">
            <text:p>Kreatiniin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0793">
            <text:p>480793</text:p>
          </table:table-cell>
          <table:table-cell office:value-type="float" office:value="123373416">
            <text:p>123373416</text:p>
          </table:table-cell>
          <table:table-cell office:value-type="string">
            <text:p>2012-06-04</text:p>
          </table:table-cell>
          <table:table-cell office:value-type="string">
            <text:p>S</text:p>
          </table:table-cell>
          <table:table-cell office:value-type="string">
            <text:p>2012-05-27</text:p>
          </table:table-cell>
          <table:table-cell office:value-type="float" office:value="97376973658">
            <text:p>9737697365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2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92">
            <text:p>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1993">
            <text:p>16371993</text:p>
          </table:table-cell>
          <table:table-cell office:value-type="float" office:value="155233872">
            <text:p>155233872</text:p>
          </table:table-cell>
          <table:table-cell office:value-type="string">
            <text:p>2012-12-10</text:p>
          </table:table-cell>
          <table:table-cell office:value-type="string">
            <text:p>S</text:p>
          </table:table-cell>
          <table:table-cell office:value-type="string">
            <text:p>2012-12-05</text:p>
          </table:table-cell>
          <table:table-cell office:value-type="float" office:value="47506763875">
            <text:p>475067638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92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92">
            <text:p>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23428">
            <text:p>17423428</text:p>
          </table:table-cell>
          <table:table-cell office:value-type="float" office:value="157622972">
            <text:p>157622972</text:p>
          </table:table-cell>
          <table:table-cell office:value-type="string">
            <text:p>2013-01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1552733966">
            <text:p>515527339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9.01.201315 : 13 : 46 : Kreatiniin 92 mkmol/l</text:p>
          </table:table-cell>
          <table:table-cell office:value-type="string">
            <text:p>Kreatiniin 92 mkmol/l</text:p>
          </table:table-cell>
          <table:table-cell/>
          <table:table-cell office:value-type="string">
            <text:p>Kreatiniin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83303">
            <text:p>6883303</text:p>
          </table:table-cell>
          <table:table-cell office:value-type="float" office:value="86474144">
            <text:p>86474144</text:p>
          </table:table-cell>
          <table:table-cell office:value-type="string">
            <text:p>2012-03-09</text:p>
          </table:table-cell>
          <table:table-cell office:value-type="string">
            <text:p>S</text:p>
          </table:table-cell>
          <table:table-cell office:value-type="string">
            <text:p>2012-03-05</text:p>
          </table:table-cell>
          <table:table-cell office:value-type="float" office:value="48069343920">
            <text:p>4806934392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3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93">
            <text:p>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957">
            <text:p>56957</text:p>
          </table:table-cell>
          <table:table-cell office:value-type="float" office:value="144385449">
            <text:p>144385449</text:p>
          </table:table-cell>
          <table:table-cell office:value-type="string">
            <text:p>2012-10-24</text:p>
          </table:table-cell>
          <table:table-cell office:value-type="string">
            <text:p>S</text:p>
          </table:table-cell>
          <table:table-cell office:value-type="string">
            <text:p>2012-10-21</text:p>
          </table:table-cell>
          <table:table-cell office:value-type="float" office:value="37487050593">
            <text:p>3748705059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3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93">
            <text:p>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93600">
            <text:p>2693600</text:p>
          </table:table-cell>
          <table:table-cell office:value-type="float" office:value="143537852">
            <text:p>143537852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office:value-type="string">
            <text:p>2012-10-03</text:p>
          </table:table-cell>
          <table:table-cell office:value-type="float" office:value="58996419236">
            <text:p>589964192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3.10.201216 : 05 : Kreatiniin 93 mkmol/l</text:p>
          </table:table-cell>
          <table:table-cell office:value-type="string">
            <text:p>Kreatiniin 93 mkmol/l</text:p>
          </table:table-cell>
          <table:table-cell/>
          <table:table-cell office:value-type="string">
            <text:p>Kreatiniin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5861">
            <text:p>595861</text:p>
          </table:table-cell>
          <table:table-cell office:value-type="float" office:value="136337980">
            <text:p>136337980</text:p>
          </table:table-cell>
          <table:table-cell office:value-type="string">
            <text:p>2012-09-03</text:p>
          </table:table-cell>
          <table:table-cell office:value-type="string">
            <text:p>S</text:p>
          </table:table-cell>
          <table:table-cell office:value-type="string">
            <text:p>2012-08-20</text:p>
          </table:table-cell>
          <table:table-cell office:value-type="float" office:value="66340780323">
            <text:p>6634078032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3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93">
            <text:p>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3520">
            <text:p>423520</text:p>
          </table:table-cell>
          <table:table-cell office:value-type="float" office:value="81629788">
            <text:p>81629788</text:p>
          </table:table-cell>
          <table:table-cell office:value-type="string">
            <text:p>2012-01-20</text:p>
          </table:table-cell>
          <table:table-cell office:value-type="string">
            <text:p>S</text:p>
          </table:table-cell>
          <table:table-cell office:value-type="string">
            <text:p>2012-01-18</text:p>
          </table:table-cell>
          <table:table-cell office:value-type="float" office:value="43996982018">
            <text:p>439969820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3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93">
            <text:p>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0789">
            <text:p>520789</text:p>
          </table:table-cell>
          <table:table-cell office:value-type="float" office:value="138432847">
            <text:p>138432847</text:p>
          </table:table-cell>
          <table:table-cell office:value-type="string">
            <text:p>2012-09-18</text:p>
          </table:table-cell>
          <table:table-cell office:value-type="string">
            <text:p>S</text:p>
          </table:table-cell>
          <table:table-cell office:value-type="string">
            <text:p>2012-09-12</text:p>
          </table:table-cell>
          <table:table-cell office:value-type="float" office:value="72402160695">
            <text:p>7240216069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3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93">
            <text:p>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93893">
            <text:p>16393893</text:p>
          </table:table-cell>
          <table:table-cell office:value-type="float" office:value="179458113">
            <text:p>179458113</text:p>
          </table:table-cell>
          <table:table-cell office:value-type="string">
            <text:p>2013-05-24</text:p>
          </table:table-cell>
          <table:table-cell office:value-type="string">
            <text:p>S</text:p>
          </table:table-cell>
          <table:table-cell office:value-type="string">
            <text:p>2013-05-20</text:p>
          </table:table-cell>
          <table:table-cell office:value-type="float" office:value="673046496826">
            <text:p>67304649682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93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93">
            <text:p>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15422">
            <text:p>18715422</text:p>
          </table:table-cell>
          <table:table-cell office:value-type="float" office:value="204973886">
            <text:p>204973886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72428637994">
            <text:p>724286379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4.10.201314 : 33 : 47 : kreatiniin 94 mkmol/l</text:p>
          </table:table-cell>
          <table:table-cell office:value-type="string">
            <text:p>kreatiniin 94 mkmol/l</text:p>
          </table:table-cell>
          <table:table-cell office:value-type="string">
            <text:p><text:s/>[ norm .. - 97 ]</text:p>
          </table:table-cell>
          <table:table-cell office:value-type="string">
            <text:p>kreatiniin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9108">
            <text:p>16899108</text:p>
          </table:table-cell>
          <table:table-cell office:value-type="float" office:value="163697617">
            <text:p>163697617</text:p>
          </table:table-cell>
          <table:table-cell office:value-type="string">
            <text:p>2013-02-22</text:p>
          </table:table-cell>
          <table:table-cell office:value-type="string">
            <text:p>S</text:p>
          </table:table-cell>
          <table:table-cell office:value-type="string">
            <text:p>2013-02-17</text:p>
          </table:table-cell>
          <table:table-cell office:value-type="float" office:value="26059563780">
            <text:p>2605956378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94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94">
            <text:p>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66080">
            <text:p>3666080</text:p>
          </table:table-cell>
          <table:table-cell office:value-type="float" office:value="150580138">
            <text:p>150580138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86998869873">
            <text:p>8699886987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Crea 94,0</text:p>
          </table:table-cell>
          <table:table-cell office:value-type="string">
            <text:p><text:s/>GFR-55,8 .</text:p>
          </table:table-cell>
          <table:table-cell office:value-type="string">
            <text:p>Crea</text:p>
          </table:table-cell>
          <table:table-cell office:value-type="float" office:value="94">
            <text:p>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35460">
            <text:p>10535460</text:p>
          </table:table-cell>
          <table:table-cell office:value-type="float" office:value="169207242">
            <text:p>169207242</text:p>
          </table:table-cell>
          <table:table-cell office:value-type="string">
            <text:p>2013-03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192660199">
            <text:p>6719266019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lt paranes ka neerufunktsioon : kreatiniin 94</text:p>
          </table:table-cell>
          <table:table-cell office:value-type="string">
            <text:p>kreatiniin 94</text:p>
          </table:table-cell>
          <table:table-cell office:value-type="string">
            <text:p><text:s/>-&gt; 74 micromol/l</text:p>
          </table:table-cell>
          <table:table-cell office:value-type="string">
            <text:p>kreatiniin</text:p>
          </table:table-cell>
          <table:table-cell office:value-type="float" office:value="94">
            <text:p>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50725">
            <text:p>21950725</text:p>
          </table:table-cell>
          <table:table-cell office:value-type="float" office:value="203172293">
            <text:p>203172293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673030350108">
            <text:p>6730303501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95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39901">
            <text:p>16439901</text:p>
          </table:table-cell>
          <table:table-cell office:value-type="float" office:value="166180547">
            <text:p>166180547</text:p>
          </table:table-cell>
          <table:table-cell office:value-type="string">
            <text:p>2013-03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4601444">
            <text:p>67304460144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95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4724">
            <text:p>614724</text:p>
          </table:table-cell>
          <table:table-cell office:value-type="float" office:value="151111222">
            <text:p>151111222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office:value-type="string">
            <text:p>2012-11-21</text:p>
          </table:table-cell>
          <table:table-cell office:value-type="float" office:value="19092749748">
            <text:p>190927497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5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4267">
            <text:p>574267</text:p>
          </table:table-cell>
          <table:table-cell office:value-type="float" office:value="122321001">
            <text:p>122321001</text:p>
          </table:table-cell>
          <table:table-cell office:value-type="string">
            <text:p>2012-05-17</text:p>
          </table:table-cell>
          <table:table-cell office:value-type="string">
            <text:p>S</text:p>
          </table:table-cell>
          <table:table-cell office:value-type="string">
            <text:p>2012-05-04</text:p>
          </table:table-cell>
          <table:table-cell office:value-type="float" office:value="52467588324">
            <text:p>5246758832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5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02069">
            <text:p>17802069</text:p>
          </table:table-cell>
          <table:table-cell office:value-type="float" office:value="171152962">
            <text:p>171152962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296523785">
            <text:p>132965237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Kreat -95</text:p>
          </table:table-cell>
          <table:table-cell office:value-type="string">
            <text:p><text:s/>Kolester - 4,6 HDL-1,64 LDL - 2</text:p>
          </table:table-cell>
          <table:table-cell office:value-type="string">
            <text:p>Kreat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50016">
            <text:p>6850016</text:p>
          </table:table-cell>
          <table:table-cell office:value-type="float" office:value="95670840">
            <text:p>95670840</text:p>
          </table:table-cell>
          <table:table-cell office:value-type="string">
            <text:p>2012-04-19</text:p>
          </table:table-cell>
          <table:table-cell office:value-type="string">
            <text:p>S</text:p>
          </table:table-cell>
          <table:table-cell office:value-type="string">
            <text:p>2012-04-16</text:p>
          </table:table-cell>
          <table:table-cell office:value-type="float" office:value="98087676940">
            <text:p>9808767694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5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4456">
            <text:p>424456</text:p>
          </table:table-cell>
          <table:table-cell office:value-type="float" office:value="81635111">
            <text:p>81635111</text:p>
          </table:table-cell>
          <table:table-cell office:value-type="string">
            <text:p>2012-01-23</text:p>
          </table:table-cell>
          <table:table-cell office:value-type="string">
            <text:p>S</text:p>
          </table:table-cell>
          <table:table-cell office:value-type="string">
            <text:p>2012-01-19</text:p>
          </table:table-cell>
          <table:table-cell office:value-type="float" office:value="45711071003">
            <text:p>4571107100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70 ( &gt; 90 mL/min/1.73m2 ) S , P-Kreatiniin 95</text:p>
          </table:table-cell>
          <table:table-cell office:value-type="string">
            <text:p>S , P-Kreatiniin 95</text:p>
          </table:table-cell>
          <table:table-cell office:value-type="string">
            <text:p><text:s/>( 62 . 106 µmol/L S , P-Uurea 9</text:p>
          </table:table-cell>
          <table:table-cell office:value-type="string">
            <text:p>S , P-Kreatiniin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3540">
            <text:p>633540</text:p>
          </table:table-cell>
          <table:table-cell office:value-type="float" office:value="87151312">
            <text:p>87151312</text:p>
          </table:table-cell>
          <table:table-cell office:value-type="string">
            <text:p>2012-03-12</text:p>
          </table:table-cell>
          <table:table-cell office:value-type="string">
            <text:p>S</text:p>
          </table:table-cell>
          <table:table-cell office:value-type="string">
            <text:p>2012-02-29</text:p>
          </table:table-cell>
          <table:table-cell office:value-type="float" office:value="44964856967">
            <text:p>4496485696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6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96">
            <text:p>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94356">
            <text:p>10494356</text:p>
          </table:table-cell>
          <table:table-cell office:value-type="float" office:value="197433786">
            <text:p>197433786</text:p>
          </table:table-cell>
          <table:table-cell office:value-type="string">
            <text:p>2013-09-13</text:p>
          </table:table-cell>
          <table:table-cell office:value-type="string">
            <text:p>S</text:p>
          </table:table-cell>
          <table:table-cell office:value-type="string">
            <text:p>2013-09-12</text:p>
          </table:table-cell>
          <table:table-cell office:value-type="float" office:value="673033508159">
            <text:p>67303350815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96</text:p>
          </table:table-cell>
          <table:table-cell office:value-type="string">
            <text:p><text:s/>.</text:p>
          </table:table-cell>
          <table:table-cell office:value-type="string">
            <text:p>Kreatiniin</text:p>
          </table:table-cell>
          <table:table-cell office:value-type="float" office:value="96">
            <text:p>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26319">
            <text:p>23526319</text:p>
          </table:table-cell>
          <table:table-cell office:value-type="float" office:value="194605019">
            <text:p>194605019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703090786">
            <text:p>707030907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<text:s/>eGFR 67 ( &gt; 90 mL/min/1.73m2 ) Kreatiniin 96</text:p>
          </table:table-cell>
          <table:table-cell office:value-type="string">
            <text:p>Kreatiniin 96</text:p>
          </table:table-cell>
          <table:table-cell office:value-type="string">
            <text:p><text:s/>( 62 . 106 µmol/L ) Lipaas 46 (</text:p>
          </table:table-cell>
          <table:table-cell office:value-type="string">
            <text:p>Kreatiniin</text:p>
          </table:table-cell>
          <table:table-cell office:value-type="float" office:value="96">
            <text:p>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0694">
            <text:p>2410694</text:p>
          </table:table-cell>
          <table:table-cell office:value-type="float" office:value="152807093">
            <text:p>152807093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office:value-type="string">
            <text:p>2012-12-14</text:p>
          </table:table-cell>
          <table:table-cell office:value-type="float" office:value="72280513337">
            <text:p>722805133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4.12.201212 : 07 : kreatiniin 96 mkmol/l</text:p>
          </table:table-cell>
          <table:table-cell office:value-type="string">
            <text:p>kreatiniin 96 mkmol/l</text:p>
          </table:table-cell>
          <table:table-cell/>
          <table:table-cell office:value-type="string">
            <text:p>kreatiniin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52322">
            <text:p>20152322</text:p>
          </table:table-cell>
          <table:table-cell office:value-type="float" office:value="193956577">
            <text:p>193956577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21</text:p>
          </table:table-cell>
          <table:table-cell office:value-type="float" office:value="673030469329">
            <text:p>6730304693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Saadab PA , kuna kreatiniin 96 mkmol/l</text:p>
          </table:table-cell>
          <table:table-cell office:value-type="string">
            <text:p>kreatiniin 96 mkmol/l</text:p>
          </table:table-cell>
          <table:table-cell/>
          <table:table-cell office:value-type="string">
            <text:p>kreatiniin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89332">
            <text:p>16289332</text:p>
          </table:table-cell>
          <table:table-cell office:value-type="float" office:value="176838468">
            <text:p>176838468</text:p>
          </table:table-cell>
          <table:table-cell office:value-type="string">
            <text:p>2013-05-10</text:p>
          </table:table-cell>
          <table:table-cell office:value-type="string">
            <text:p>S</text:p>
          </table:table-cell>
          <table:table-cell office:value-type="string">
            <text:p>2013-05-06</text:p>
          </table:table-cell>
          <table:table-cell office:value-type="float" office:value="26045482355">
            <text:p>260454823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97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97">
            <text:p>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79858">
            <text:p>17079858</text:p>
          </table:table-cell>
          <table:table-cell office:value-type="float" office:value="209360123">
            <text:p>209360123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673030385018">
            <text:p>6730303850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1.10.201317 : 12 : 56 : Kreatiniin 97 mkmol/l</text:p>
          </table:table-cell>
          <table:table-cell office:value-type="string">
            <text:p>Kreatiniin 97 mkmol/l</text:p>
          </table:table-cell>
          <table:table-cell/>
          <table:table-cell office:value-type="string">
            <text:p>Kreatiniin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84922">
            <text:p>17784922</text:p>
          </table:table-cell>
          <table:table-cell office:value-type="float" office:value="170764762">
            <text:p>170764762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20484639495">
            <text:p>204846394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4.04.201318 : 14 : Kreatiniin 97 mkmol/l</text:p>
          </table:table-cell>
          <table:table-cell office:value-type="string">
            <text:p>Kreatiniin 97 mkmol/l</text:p>
          </table:table-cell>
          <table:table-cell/>
          <table:table-cell office:value-type="string">
            <text:p>Kreatiniin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25914">
            <text:p>6325914</text:p>
          </table:table-cell>
          <table:table-cell office:value-type="float" office:value="134886282">
            <text:p>134886282</text:p>
          </table:table-cell>
          <table:table-cell office:value-type="string">
            <text:p>2012-08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0240646568">
            <text:p>3024064656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<text:s/>transplantaadi funktsiooniga : kreat 98 mkmol/L</text:p>
          </table:table-cell>
          <table:table-cell office:value-type="string">
            <text:p>kreat 98 mkmol/L</text:p>
          </table:table-cell>
          <table:table-cell office:value-type="string">
            <text:p><text:s/>, CMV 23 mg/I ; verepildis kerg</text:p>
          </table:table-cell>
          <table:table-cell office:value-type="string">
            <text:p>kreat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69603">
            <text:p>19969603</text:p>
          </table:table-cell>
          <table:table-cell office:value-type="float" office:value="196862674">
            <text:p>196862674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379753106">
            <text:p>703797531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( MDRD ) 64.35 ml/min/1,73 m2 ; Kreatiniin 98 mkmol/l</text:p>
          </table:table-cell>
          <table:table-cell office:value-type="string">
            <text:p>Kreatiniin 98 mkmol/l</text:p>
          </table:table-cell>
          <table:table-cell office:value-type="string">
            <text:p><text:s/>; TSH 5.02 mU/l ; PSA 0.57 ug/l</text:p>
          </table:table-cell>
          <table:table-cell office:value-type="string">
            <text:p>Kreatiniin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45366">
            <text:p>22345366</text:p>
          </table:table-cell>
          <table:table-cell office:value-type="float" office:value="169453602">
            <text:p>169453602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3-02-12</text:p>
          </table:table-cell>
          <table:table-cell office:value-type="float" office:value="77018308683">
            <text:p>770183086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98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98">
            <text:p>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55202">
            <text:p>19055202</text:p>
          </table:table-cell>
          <table:table-cell office:value-type="float" office:value="174905543">
            <text:p>174905543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27235342501">
            <text:p>272353425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0.04.201311 : 52 : kreatiniin 98 mkmol/l</text:p>
          </table:table-cell>
          <table:table-cell office:value-type="string">
            <text:p>kreatiniin 98 mkmol/l</text:p>
          </table:table-cell>
          <table:table-cell/>
          <table:table-cell office:value-type="string">
            <text:p>kreatiniin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0713">
            <text:p>610713</text:p>
          </table:table-cell>
          <table:table-cell office:value-type="float" office:value="143395368">
            <text:p>143395368</text:p>
          </table:table-cell>
          <table:table-cell office:value-type="string">
            <text:p>2012-10-22</text:p>
          </table:table-cell>
          <table:table-cell office:value-type="string">
            <text:p>S</text:p>
          </table:table-cell>
          <table:table-cell office:value-type="string">
            <text:p>2012-10-17</text:p>
          </table:table-cell>
          <table:table-cell office:value-type="float" office:value="45869941457">
            <text:p>4586994145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8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98">
            <text:p>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8226">
            <text:p>758226</text:p>
          </table:table-cell>
          <table:table-cell office:value-type="float" office:value="131425475">
            <text:p>131425475</text:p>
          </table:table-cell>
          <table:table-cell office:value-type="string">
            <text:p>2012-08-02</text:p>
          </table:table-cell>
          <table:table-cell office:value-type="string">
            <text:p>S</text:p>
          </table:table-cell>
          <table:table-cell office:value-type="string">
            <text:p>2012-07-18</text:p>
          </table:table-cell>
          <table:table-cell office:value-type="float" office:value="40507688079">
            <text:p>4050768807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8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98">
            <text:p>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79802">
            <text:p>16979802</text:p>
          </table:table-cell>
          <table:table-cell office:value-type="float" office:value="201898233">
            <text:p>201898233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859528247">
            <text:p>308595282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* 31.07.2013 : kreat 98</text:p>
          </table:table-cell>
          <table:table-cell office:value-type="string">
            <text:p>kreat 98</text:p>
          </table:table-cell>
          <table:table-cell office:value-type="string">
            <text:p><text:s/>, urea - 6.07 ; UA - 317 ; CRP-</text:p>
          </table:table-cell>
          <table:table-cell office:value-type="string">
            <text:p>kreat</text:p>
          </table:table-cell>
          <table:table-cell office:value-type="float" office:value="98">
            <text:p>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32243">
            <text:p>16932243</text:p>
          </table:table-cell>
          <table:table-cell office:value-type="float" office:value="219510332">
            <text:p>219510332</text:p>
          </table:table-cell>
          <table:table-cell office:value-type="string">
            <text:p>2013-12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0973488">
            <text:p>67303097348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99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80393">
            <text:p>16880393</text:p>
          </table:table-cell>
          <table:table-cell office:value-type="float" office:value="185993463">
            <text:p>185993463</text:p>
          </table:table-cell>
          <table:table-cell office:value-type="string">
            <text:p>2013-06-28</text:p>
          </table:table-cell>
          <table:table-cell office:value-type="string">
            <text:p>S</text:p>
          </table:table-cell>
          <table:table-cell office:value-type="string">
            <text:p>2013-06-27</text:p>
          </table:table-cell>
          <table:table-cell office:value-type="float" office:value="39516178905">
            <text:p>3951617890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99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88760">
            <text:p>6088760</text:p>
          </table:table-cell>
          <table:table-cell office:value-type="float" office:value="128075705">
            <text:p>128075705</text:p>
          </table:table-cell>
          <table:table-cell office:value-type="string">
            <text:p>2012-07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1261716969">
            <text:p>3126171696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negatiivne dünaamika : hb 100 , kreatiniin 100</text:p>
          </table:table-cell>
          <table:table-cell office:value-type="string">
            <text:p>kreatiniin 100</text:p>
          </table:table-cell>
          <table:table-cell office:value-type="string">
            <text:p><text:s/>, IgG 21 , M-komponent 14,96 .</text:p>
          </table:table-cell>
          <table:table-cell office:value-type="string">
            <text:p>kreatiniin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89928">
            <text:p>16889928</text:p>
          </table:table-cell>
          <table:table-cell office:value-type="float" office:value="174858158">
            <text:p>174858158</text:p>
          </table:table-cell>
          <table:table-cell office:value-type="string">
            <text:p>2013-04-30</text:p>
          </table:table-cell>
          <table:table-cell office:value-type="string">
            <text:p>S</text:p>
          </table:table-cell>
          <table:table-cell office:value-type="string">
            <text:p>2013-04-18</text:p>
          </table:table-cell>
          <table:table-cell office:value-type="float" office:value="10695854131">
            <text:p>106958541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00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06131">
            <text:p>16606131</text:p>
          </table:table-cell>
          <table:table-cell office:value-type="float" office:value="169202706">
            <text:p>169202706</text:p>
          </table:table-cell>
          <table:table-cell office:value-type="string">
            <text:p>2013-03-28</text:p>
          </table:table-cell>
          <table:table-cell office:value-type="string">
            <text:p>S</text:p>
          </table:table-cell>
          <table:table-cell office:value-type="string">
            <text:p>2013-03-25</text:p>
          </table:table-cell>
          <table:table-cell office:value-type="float" office:value="72893371541">
            <text:p>7289337154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GFR 63 ( &gt; 90 mL/min/1.73m2 ) ; Kreatiniin 101</text:p>
          </table:table-cell>
          <table:table-cell office:value-type="string">
            <text:p>Kreatiniin 101</text:p>
          </table:table-cell>
          <table:table-cell office:value-type="string">
            <text:p><text:s/>( 62 . 106 µmol/L ) ;</text:p>
          </table:table-cell>
          <table:table-cell office:value-type="string">
            <text:p>Kreatiniin</text:p>
          </table:table-cell>
          <table:table-cell office:value-type="float" office:value="101">
            <text:p>1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23878">
            <text:p>16323878</text:p>
          </table:table-cell>
          <table:table-cell office:value-type="float" office:value="199235675">
            <text:p>199235675</text:p>
          </table:table-cell>
          <table:table-cell office:value-type="string">
            <text:p>2013-09-24</text:p>
          </table:table-cell>
          <table:table-cell office:value-type="string">
            <text:p>S</text:p>
          </table:table-cell>
          <table:table-cell office:value-type="string">
            <text:p>2013-09-11</text:p>
          </table:table-cell>
          <table:table-cell office:value-type="float" office:value="54785266725">
            <text:p>5478526672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01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101">
            <text:p>1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79518">
            <text:p>10279518</text:p>
          </table:table-cell>
          <table:table-cell office:value-type="float" office:value="200271227">
            <text:p>200271227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office:value-type="string">
            <text:p>2013-09-20</text:p>
          </table:table-cell>
          <table:table-cell office:value-type="float" office:value="30186898117">
            <text:p>3018689811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01</text:p>
          </table:table-cell>
          <table:table-cell office:value-type="string">
            <text:p><text:s/>↑ ( 44 . 80 µmol/L )</text:p>
          </table:table-cell>
          <table:table-cell office:value-type="string">
            <text:p>Kreatiniin</text:p>
          </table:table-cell>
          <table:table-cell office:value-type="float" office:value="101">
            <text:p>1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9233">
            <text:p>16649233</text:p>
          </table:table-cell>
          <table:table-cell office:value-type="float" office:value="163500039">
            <text:p>163500039</text:p>
          </table:table-cell>
          <table:table-cell office:value-type="string">
            <text:p>2013-02-21</text:p>
          </table:table-cell>
          <table:table-cell office:value-type="string">
            <text:p>S</text:p>
          </table:table-cell>
          <table:table-cell office:value-type="string">
            <text:p>2013-02-19</text:p>
          </table:table-cell>
          <table:table-cell office:value-type="float" office:value="673046461186">
            <text:p>67304646118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01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101">
            <text:p>1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2871">
            <text:p>742871</text:p>
          </table:table-cell>
          <table:table-cell office:value-type="float" office:value="90467400">
            <text:p>90467400</text:p>
          </table:table-cell>
          <table:table-cell office:value-type="string">
            <text:p>2012-03-24</text:p>
          </table:table-cell>
          <table:table-cell office:value-type="string">
            <text:p>S</text:p>
          </table:table-cell>
          <table:table-cell office:value-type="string">
            <text:p>2012-03-21</text:p>
          </table:table-cell>
          <table:table-cell office:value-type="float" office:value="22592256197">
            <text:p>2259225619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02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102">
            <text:p>1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25795">
            <text:p>6625795</text:p>
          </table:table-cell>
          <table:table-cell office:value-type="float" office:value="86460085">
            <text:p>86460085</text:p>
          </table:table-cell>
          <table:table-cell office:value-type="string">
            <text:p>2012-03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1873967580">
            <text:p>8187396758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CRV - 407-286 Di-dimeri-4 kreatinin-102</text:p>
          </table:table-cell>
          <table:table-cell office:value-type="string">
            <text:p>kreatinin-102</text:p>
          </table:table-cell>
          <table:table-cell office:value-type="string">
            <text:p><text:s/>pro-NB-3372 HGB-110-96 MCV-76 S</text:p>
          </table:table-cell>
          <table:table-cell office:value-type="string">
            <text:p>kreatinin</text:p>
          </table:table-cell>
          <table:table-cell office:value-type="float" office:value="102">
            <text:p>1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46281">
            <text:p>2746281</text:p>
          </table:table-cell>
          <table:table-cell office:value-type="float" office:value="145384237">
            <text:p>145384237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47018476283">
            <text:p>470184762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2.10.201216 : 47 : Kreatiniin 102 mkmol/l</text:p>
          </table:table-cell>
          <table:table-cell office:value-type="string">
            <text:p>Kreatiniin 102 mkmol/l</text:p>
          </table:table-cell>
          <table:table-cell/>
          <table:table-cell office:value-type="string">
            <text:p>Kreatiniin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3431">
            <text:p>413431</text:p>
          </table:table-cell>
          <table:table-cell office:value-type="float" office:value="139381814">
            <text:p>139381814</text:p>
          </table:table-cell>
          <table:table-cell office:value-type="string">
            <text:p>2012-09-20</text:p>
          </table:table-cell>
          <table:table-cell office:value-type="string">
            <text:p>S</text:p>
          </table:table-cell>
          <table:table-cell office:value-type="string">
            <text:p>2012-09-08</text:p>
          </table:table-cell>
          <table:table-cell office:value-type="float" office:value="17745027529">
            <text:p>1774502752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02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102">
            <text:p>1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52642">
            <text:p>20652642</text:p>
          </table:table-cell>
          <table:table-cell office:value-type="float" office:value="195918164">
            <text:p>195918164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7289068739">
            <text:p>572890687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in ) katkestavad Metforalja hea kreat - 102</text:p>
          </table:table-cell>
          <table:table-cell office:value-type="string">
            <text:p>kreat - 102</text:p>
          </table:table-cell>
          <table:table-cell office:value-type="string">
            <text:p><text:s/>mkmol / l Süüada puue - 3 st , </text:p>
          </table:table-cell>
          <table:table-cell office:value-type="string">
            <text:p>kreat</text:p>
          </table:table-cell>
          <table:table-cell office:value-type="float" office:value="102">
            <text:p>1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99265">
            <text:p>10499265</text:p>
          </table:table-cell>
          <table:table-cell office:value-type="float" office:value="213874460">
            <text:p>213874460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office:value-type="string">
            <text:p>2013-11-22</text:p>
          </table:table-cell>
          <table:table-cell office:value-type="float" office:value="44169736212">
            <text:p>4416973621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03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103">
            <text:p>1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64618">
            <text:p>16564618</text:p>
          </table:table-cell>
          <table:table-cell office:value-type="float" office:value="200333639">
            <text:p>200333639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office:value-type="string">
            <text:p>2013-09-30</text:p>
          </table:table-cell>
          <table:table-cell office:value-type="float" office:value="93323696416">
            <text:p>9332369641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03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103">
            <text:p>1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23759">
            <text:p>16323759</text:p>
          </table:table-cell>
          <table:table-cell office:value-type="float" office:value="157573097">
            <text:p>157573097</text:p>
          </table:table-cell>
          <table:table-cell office:value-type="string">
            <text:p>2013-01-10</text:p>
          </table:table-cell>
          <table:table-cell office:value-type="string">
            <text:p>S</text:p>
          </table:table-cell>
          <table:table-cell office:value-type="string">
            <text:p>2013-01-03</text:p>
          </table:table-cell>
          <table:table-cell office:value-type="float" office:value="90801979609">
            <text:p>9080197960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03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103">
            <text:p>1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2586">
            <text:p>1852586</text:p>
          </table:table-cell>
          <table:table-cell office:value-type="float" office:value="127383115">
            <text:p>127383115</text:p>
          </table:table-cell>
          <table:table-cell office:value-type="string">
            <text:p>2012-06-29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58530059877">
            <text:p>5853005987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3.06.201214 : 40 : Kreatiniin 104 mkmol/l</text:p>
          </table:table-cell>
          <table:table-cell office:value-type="string">
            <text:p>Kreatiniin 104 mkmol/l</text:p>
          </table:table-cell>
          <table:table-cell/>
          <table:table-cell office:value-type="string">
            <text:p>Kreatiniin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76846">
            <text:p>21176846</text:p>
          </table:table-cell>
          <table:table-cell office:value-type="float" office:value="158481412">
            <text:p>158481412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2-12-28</text:p>
          </table:table-cell>
          <table:table-cell office:value-type="float" office:value="81775547169">
            <text:p>817755471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Crea-104,8</text:p>
          </table:table-cell>
          <table:table-cell office:value-type="string">
            <text:p><text:s/>!</text:p>
          </table:table-cell>
          <table:table-cell office:value-type="string">
            <text:p>Crea</text:p>
          </table:table-cell>
          <table:table-cell office:value-type="float" office:value="104.8">
            <text:p>104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82714">
            <text:p>13482714</text:p>
          </table:table-cell>
          <table:table-cell office:value-type="float" office:value="217212527">
            <text:p>217212527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1-08-09</text:p>
          </table:table-cell>
          <table:table-cell office:value-type="float" office:value="673030524244">
            <text:p>6730305242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05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105">
            <text:p>1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3465">
            <text:p>713465</text:p>
          </table:table-cell>
          <table:table-cell office:value-type="float" office:value="84611118">
            <text:p>84611118</text:p>
          </table:table-cell>
          <table:table-cell office:value-type="string">
            <text:p>2012-02-16</text:p>
          </table:table-cell>
          <table:table-cell office:value-type="string">
            <text:p>S</text:p>
          </table:table-cell>
          <table:table-cell office:value-type="string">
            <text:p>2012-02-03</text:p>
          </table:table-cell>
          <table:table-cell office:value-type="float" office:value="77823156356">
            <text:p>7782315635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06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106">
            <text:p>1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8530">
            <text:p>668530</text:p>
          </table:table-cell>
          <table:table-cell office:value-type="float" office:value="95634146">
            <text:p>95634146</text:p>
          </table:table-cell>
          <table:table-cell office:value-type="string">
            <text:p>2012-04-18</text:p>
          </table:table-cell>
          <table:table-cell office:value-type="string">
            <text:p>S</text:p>
          </table:table-cell>
          <table:table-cell office:value-type="string">
            <text:p>2012-04-09</text:p>
          </table:table-cell>
          <table:table-cell office:value-type="float" office:value="93084326132">
            <text:p>9308432613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46 ( &gt; 90 mL/min/1.73m2 ) S , P-Kreatiniin 106</text:p>
          </table:table-cell>
          <table:table-cell office:value-type="string">
            <text:p>S , P-Kreatiniin 106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106">
            <text:p>1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82486">
            <text:p>22882486</text:p>
          </table:table-cell>
          <table:table-cell office:value-type="float" office:value="205853842">
            <text:p>205853842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673034113484">
            <text:p>6730341134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07</text:p>
          </table:table-cell>
          <table:table-cell office:value-type="string">
            <text:p><text:s/>↑ ( 62 . 106 µmol/L )</text:p>
          </table:table-cell>
          <table:table-cell office:value-type="string">
            <text:p>Kreatiniin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8559">
            <text:p>488559</text:p>
          </table:table-cell>
          <table:table-cell office:value-type="float" office:value="134104909">
            <text:p>134104909</text:p>
          </table:table-cell>
          <table:table-cell office:value-type="string">
            <text:p>2012-07-13</text:p>
          </table:table-cell>
          <table:table-cell office:value-type="string">
            <text:p>S</text:p>
          </table:table-cell>
          <table:table-cell office:value-type="string">
            <text:p>2012-07-12</text:p>
          </table:table-cell>
          <table:table-cell office:value-type="float" office:value="30045276460">
            <text:p>3004527646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07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01732">
            <text:p>8001732</text:p>
          </table:table-cell>
          <table:table-cell office:value-type="float" office:value="131798898">
            <text:p>131798898</text:p>
          </table:table-cell>
          <table:table-cell office:value-type="string">
            <text:p>2012-07-27</text:p>
          </table:table-cell>
          <table:table-cell office:value-type="string">
            <text:p>A</text:p>
          </table:table-cell>
          <table:table-cell office:value-type="string">
            <text:p>2012-07-06</text:p>
          </table:table-cell>
          <table:table-cell office:value-type="float" office:value="51532040332">
            <text:p>5153204033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07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29819">
            <text:p>16629819</text:p>
          </table:table-cell>
          <table:table-cell office:value-type="float" office:value="205039865">
            <text:p>205039865</text:p>
          </table:table-cell>
          <table:table-cell office:value-type="string">
            <text:p>2013-10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1048823">
            <text:p>67304104882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07</text:p>
          </table:table-cell>
          <table:table-cell office:value-type="string">
            <text:p><text:s/>↑ ( 62 . 106 µmol/L )</text:p>
          </table:table-cell>
          <table:table-cell office:value-type="string">
            <text:p>Kreatiniin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9167">
            <text:p>1309167</text:p>
          </table:table-cell>
          <table:table-cell office:value-type="float" office:value="92270635">
            <text:p>92270635</text:p>
          </table:table-cell>
          <table:table-cell office:value-type="string">
            <text:p>2012-04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9505745338">
            <text:p>69505745338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07umol/L</text:p>
          </table:table-cell>
          <table:table-cell office:value-type="string">
            <text:p><text:s/>Ad prost</text:p>
          </table:table-cell>
          <table:table-cell office:value-type="string">
            <text:p>Kreatiniin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NULL</text:p>
          </table:table-cell>
          <table:table-cell office:value-type="string">
            <text:p>u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49926">
            <text:p>19449926</text:p>
          </table:table-cell>
          <table:table-cell office:value-type="float" office:value="182454974">
            <text:p>182454974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47725611230">
            <text:p>477256112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5.06.201319 : 32 : 54 : Kreatiniin 108 mkmol/l</text:p>
          </table:table-cell>
          <table:table-cell office:value-type="string">
            <text:p>Kreatiniin 108 mkmol/l</text:p>
          </table:table-cell>
          <table:table-cell/>
          <table:table-cell office:value-type="string">
            <text:p>Kreatiniin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51575">
            <text:p>16451575</text:p>
          </table:table-cell>
          <table:table-cell office:value-type="float" office:value="216886129">
            <text:p>216886129</text:p>
          </table:table-cell>
          <table:table-cell office:value-type="string">
            <text:p>2013-12-19</text:p>
          </table:table-cell>
          <table:table-cell office:value-type="string">
            <text:p>S</text:p>
          </table:table-cell>
          <table:table-cell office:value-type="string">
            <text:p>2013-12-09</text:p>
          </table:table-cell>
          <table:table-cell office:value-type="float" office:value="14039350680">
            <text:p>1403935068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08</text:p>
          </table:table-cell>
          <table:table-cell office:value-type="string">
            <text:p><text:s/>↑ ( 62 . 106 µmol/L )</text:p>
          </table:table-cell>
          <table:table-cell office:value-type="string">
            <text:p>Kreatiniin</text:p>
          </table:table-cell>
          <table:table-cell office:value-type="float" office:value="108">
            <text:p>1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19893">
            <text:p>16919893</text:p>
          </table:table-cell>
          <table:table-cell office:value-type="float" office:value="206830169">
            <text:p>206830169</text:p>
          </table:table-cell>
          <table:table-cell office:value-type="string">
            <text:p>2013-11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5619359">
            <text:p>67304561935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09</text:p>
          </table:table-cell>
          <table:table-cell office:value-type="string">
            <text:p><text:s/>↑ ( 62 . 106 µmol/L )</text:p>
          </table:table-cell>
          <table:table-cell office:value-type="string">
            <text:p>Kreatiniin</text:p>
          </table:table-cell>
          <table:table-cell office:value-type="float" office:value="109">
            <text:p>1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7750">
            <text:p>497750</text:p>
          </table:table-cell>
          <table:table-cell office:value-type="float" office:value="123385916">
            <text:p>123385916</text:p>
          </table:table-cell>
          <table:table-cell office:value-type="string">
            <text:p>2012-05-30</text:p>
          </table:table-cell>
          <table:table-cell office:value-type="string">
            <text:p>S</text:p>
          </table:table-cell>
          <table:table-cell office:value-type="string">
            <text:p>2012-05-21</text:p>
          </table:table-cell>
          <table:table-cell office:value-type="float" office:value="76471333189">
            <text:p>7647133318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10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110">
            <text:p>1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80093">
            <text:p>16880093</text:p>
          </table:table-cell>
          <table:table-cell office:value-type="float" office:value="155233495">
            <text:p>155233495</text:p>
          </table:table-cell>
          <table:table-cell office:value-type="string">
            <text:p>2012-12-27</text:p>
          </table:table-cell>
          <table:table-cell office:value-type="string">
            <text:p>S</text:p>
          </table:table-cell>
          <table:table-cell office:value-type="string">
            <text:p>2012-12-05</text:p>
          </table:table-cell>
          <table:table-cell office:value-type="float" office:value="673044931155">
            <text:p>6730449311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11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111">
            <text:p>1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67532">
            <text:p>10067532</text:p>
          </table:table-cell>
          <table:table-cell office:value-type="float" office:value="204896371">
            <text:p>204896371</text:p>
          </table:table-cell>
          <table:table-cell office:value-type="string">
            <text:p>2013-10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0024514678">
            <text:p>1002451467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konnas langevad , lahkumise ajaks kreat 112</text:p>
          </table:table-cell>
          <table:table-cell office:value-type="string">
            <text:p>s kreat 112</text:p>
          </table:table-cell>
          <table:table-cell office:value-type="string">
            <text:p><text:s/>ja urea 89 .</text:p>
          </table:table-cell>
          <table:table-cell office:value-type="string">
            <text:p>s kreat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5306">
            <text:p>685306</text:p>
          </table:table-cell>
          <table:table-cell office:value-type="float" office:value="147381150">
            <text:p>147381150</text:p>
          </table:table-cell>
          <table:table-cell office:value-type="string">
            <text:p>2012-11-08</text:p>
          </table:table-cell>
          <table:table-cell office:value-type="string">
            <text:p>S</text:p>
          </table:table-cell>
          <table:table-cell office:value-type="string">
            <text:p>2012-10-27</text:p>
          </table:table-cell>
          <table:table-cell office:value-type="float" office:value="27269590992">
            <text:p>2726959099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56 ( &gt; 90 mL/min/1.73m2 ) S , P-Kreatiniin 112</text:p>
          </table:table-cell>
          <table:table-cell office:value-type="string">
            <text:p>S , P-Kreatiniin 112</text:p>
          </table:table-cell>
          <table:table-cell office:value-type="string">
            <text:p><text:s/>( 62 . 106 µmol/L ) S , P-Uurea</text:p>
          </table:table-cell>
          <table:table-cell office:value-type="string">
            <text:p>S , P-Kreatiniin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67984">
            <text:p>16867984</text:p>
          </table:table-cell>
          <table:table-cell office:value-type="float" office:value="171348210">
            <text:p>171348210</text:p>
          </table:table-cell>
          <table:table-cell office:value-type="string">
            <text:p>2013-04-10</text:p>
          </table:table-cell>
          <table:table-cell office:value-type="string">
            <text:p>S</text:p>
          </table:table-cell>
          <table:table-cell office:value-type="string">
            <text:p>2013-04-08</text:p>
          </table:table-cell>
          <table:table-cell office:value-type="float" office:value="673046836214">
            <text:p>67304683621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14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114">
            <text:p>1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667">
            <text:p>242667</text:p>
          </table:table-cell>
          <table:table-cell office:value-type="float" office:value="140838178">
            <text:p>140838178</text:p>
          </table:table-cell>
          <table:table-cell office:value-type="string">
            <text:p>2012-10-02</text:p>
          </table:table-cell>
          <table:table-cell office:value-type="string">
            <text:p>S</text:p>
          </table:table-cell>
          <table:table-cell office:value-type="string">
            <text:p>2012-09-26</text:p>
          </table:table-cell>
          <table:table-cell office:value-type="float" office:value="84553120819">
            <text:p>8455312081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14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114">
            <text:p>1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96216">
            <text:p>2696216</text:p>
          </table:table-cell>
          <table:table-cell office:value-type="float" office:value="149570618">
            <text:p>149570618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087476683">
            <text:p>480874766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CRP &lt;6;kreatiniin-115</text:p>
          </table:table-cell>
          <table:table-cell office:value-type="string">
            <text:p>kreatiniin-115</text:p>
          </table:table-cell>
          <table:table-cell office:value-type="string">
            <text:p><text:s/>( n 48-84 ); uurea-11,1 ( N &lt;8,</text:p>
          </table:table-cell>
          <table:table-cell office:value-type="string">
            <text:p>kreatiniin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59767">
            <text:p>16859767</text:p>
          </table:table-cell>
          <table:table-cell office:value-type="float" office:value="164733215">
            <text:p>164733215</text:p>
          </table:table-cell>
          <table:table-cell office:value-type="string">
            <text:p>2013-02-28</text:p>
          </table:table-cell>
          <table:table-cell office:value-type="string">
            <text:p>S</text:p>
          </table:table-cell>
          <table:table-cell office:value-type="string">
            <text:p>2013-02-22</text:p>
          </table:table-cell>
          <table:table-cell office:value-type="float" office:value="68663866972">
            <text:p>686638669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15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6945">
            <text:p>16776945</text:p>
          </table:table-cell>
          <table:table-cell office:value-type="float" office:value="185789605">
            <text:p>185789605</text:p>
          </table:table-cell>
          <table:table-cell office:value-type="string">
            <text:p>2013-05-27</text:p>
          </table:table-cell>
          <table:table-cell office:value-type="string">
            <text:p>S</text:p>
          </table:table-cell>
          <table:table-cell office:value-type="string">
            <text:p>2013-05-04</text:p>
          </table:table-cell>
          <table:table-cell office:value-type="float" office:value="14236449558">
            <text:p>1423644955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15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7919">
            <text:p>577919</text:p>
          </table:table-cell>
          <table:table-cell office:value-type="float" office:value="152457791">
            <text:p>152457791</text:p>
          </table:table-cell>
          <table:table-cell office:value-type="string">
            <text:p>2012-12-11</text:p>
          </table:table-cell>
          <table:table-cell office:value-type="string">
            <text:p>S</text:p>
          </table:table-cell>
          <table:table-cell office:value-type="string">
            <text:p>2012-11-01</text:p>
          </table:table-cell>
          <table:table-cell office:value-type="float" office:value="23495731622">
            <text:p>2349573162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16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116">
            <text:p>1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73396">
            <text:p>11473396</text:p>
          </table:table-cell>
          <table:table-cell office:value-type="float" office:value="168491230">
            <text:p>168491230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3-19</text:p>
          </table:table-cell>
          <table:table-cell office:value-type="float" office:value="30447685463">
            <text:p>304476854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17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117">
            <text:p>1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85050">
            <text:p>17485050</text:p>
          </table:table-cell>
          <table:table-cell office:value-type="float" office:value="214939266">
            <text:p>214939266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2-02</text:p>
          </table:table-cell>
          <table:table-cell office:value-type="float" office:value="29269589548">
            <text:p>292695895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2.12.201316 : 47 : 36 : Kreatiniin 117 mkmol/l</text:p>
          </table:table-cell>
          <table:table-cell office:value-type="string">
            <text:p>Kreatiniin 117 mkmol/l</text:p>
          </table:table-cell>
          <table:table-cell office:value-type="string">
            <text:p><text:s/>[ norm 45 - 84 ]</text:p>
          </table:table-cell>
          <table:table-cell office:value-type="string">
            <text:p>Kreatiniin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22831">
            <text:p>16422831</text:p>
          </table:table-cell>
          <table:table-cell office:value-type="float" office:value="206182972">
            <text:p>206182972</text:p>
          </table:table-cell>
          <table:table-cell office:value-type="string">
            <text:p>2013-10-31</text:p>
          </table:table-cell>
          <table:table-cell office:value-type="string">
            <text:p>S</text:p>
          </table:table-cell>
          <table:table-cell office:value-type="string">
            <text:p>2013-10-29</text:p>
          </table:table-cell>
          <table:table-cell office:value-type="float" office:value="673044161413">
            <text:p>6730441614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19</text:p>
          </table:table-cell>
          <table:table-cell office:value-type="string">
            <text:p><text:s/>↑ ( 44 . 80 µmol/L )</text:p>
          </table:table-cell>
          <table:table-cell office:value-type="string">
            <text:p>Kreatiniin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35859">
            <text:p>6435859</text:p>
          </table:table-cell>
          <table:table-cell office:value-type="float" office:value="122947713">
            <text:p>122947713</text:p>
          </table:table-cell>
          <table:table-cell office:value-type="string">
            <text:p>2012-05-31</text:p>
          </table:table-cell>
          <table:table-cell office:value-type="string">
            <text:p>S</text:p>
          </table:table-cell>
          <table:table-cell office:value-type="string">
            <text:p>2011-11-07</text:p>
          </table:table-cell>
          <table:table-cell office:value-type="float" office:value="27102175360">
            <text:p>2710217536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Tx funktsioon samuti ( kreatiniin 120</text:p>
          </table:table-cell>
          <table:table-cell office:value-type="string">
            <text:p>kreatiniin 120</text:p>
          </table:table-cell>
          <table:table-cell office:value-type="string">
            <text:p>-170 mcmol/l )</text:p>
          </table:table-cell>
          <table:table-cell office:value-type="string">
            <text:p>kreatiniin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12981">
            <text:p>16812981</text:p>
          </table:table-cell>
          <table:table-cell office:value-type="float" office:value="189650467">
            <text:p>189650467</text:p>
          </table:table-cell>
          <table:table-cell office:value-type="string">
            <text:p>2013-07-25</text:p>
          </table:table-cell>
          <table:table-cell office:value-type="string">
            <text:p>S</text:p>
          </table:table-cell>
          <table:table-cell office:value-type="string">
            <text:p>2013-07-15</text:p>
          </table:table-cell>
          <table:table-cell office:value-type="float" office:value="52126459776">
            <text:p>5212645977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20</text:p>
          </table:table-cell>
          <table:table-cell office:value-type="string">
            <text:p><text:s/>↑ ( 44 . 80 µmol/L )</text:p>
          </table:table-cell>
          <table:table-cell office:value-type="string">
            <text:p>Kreatiniin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94420">
            <text:p>17194420</text:p>
          </table:table-cell>
          <table:table-cell office:value-type="float" office:value="164450116">
            <text:p>164450116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673030528821">
            <text:p>6730305288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5.02.201315 : 14 : Kreatiniin 122 mkmol/l</text:p>
          </table:table-cell>
          <table:table-cell office:value-type="string">
            <text:p>Kreatiniin 122 mkmol/l</text:p>
          </table:table-cell>
          <table:table-cell/>
          <table:table-cell office:value-type="string">
            <text:p>Kreatiniin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4605">
            <text:p>654605</text:p>
          </table:table-cell>
          <table:table-cell office:value-type="float" office:value="151121194">
            <text:p>151121194</text:p>
          </table:table-cell>
          <table:table-cell office:value-type="string">
            <text:p>2012-12-03</text:p>
          </table:table-cell>
          <table:table-cell office:value-type="string">
            <text:p>S</text:p>
          </table:table-cell>
          <table:table-cell office:value-type="string">
            <text:p>2012-11-26</text:p>
          </table:table-cell>
          <table:table-cell office:value-type="float" office:value="83537090846">
            <text:p>8353709084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22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122">
            <text:p>1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8189">
            <text:p>618189</text:p>
          </table:table-cell>
          <table:table-cell office:value-type="float" office:value="90497216">
            <text:p>90497216</text:p>
          </table:table-cell>
          <table:table-cell office:value-type="string">
            <text:p>2012-04-03</text:p>
          </table:table-cell>
          <table:table-cell office:value-type="string">
            <text:p>S</text:p>
          </table:table-cell>
          <table:table-cell office:value-type="string">
            <text:p>2012-03-28</text:p>
          </table:table-cell>
          <table:table-cell office:value-type="float" office:value="61644153590">
            <text:p>616441535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37 ( &gt; 90 mL/min/1.73m2 ) S , P-Kreatiniin 122</text:p>
          </table:table-cell>
          <table:table-cell office:value-type="string">
            <text:p>S , P-Kreatiniin 122</text:p>
          </table:table-cell>
          <table:table-cell office:value-type="string">
            <text:p><text:s/>( 44 . 80 µmol/L ) S , P-Uurea </text:p>
          </table:table-cell>
          <table:table-cell office:value-type="string">
            <text:p>S , P-Kreatiniin</text:p>
          </table:table-cell>
          <table:table-cell office:value-type="float" office:value="122">
            <text:p>1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7190">
            <text:p>787190</text:p>
          </table:table-cell>
          <table:table-cell office:value-type="float" office:value="136344554">
            <text:p>136344554</text:p>
          </table:table-cell>
          <table:table-cell office:value-type="string">
            <text:p>2012-08-28</text:p>
          </table:table-cell>
          <table:table-cell office:value-type="string">
            <text:p>S</text:p>
          </table:table-cell>
          <table:table-cell office:value-type="string">
            <text:p>2012-08-24</text:p>
          </table:table-cell>
          <table:table-cell office:value-type="float" office:value="24167169286">
            <text:p>2416716928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23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123">
            <text:p>1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07857">
            <text:p>16607857</text:p>
          </table:table-cell>
          <table:table-cell office:value-type="float" office:value="183698200">
            <text:p>183698200</text:p>
          </table:table-cell>
          <table:table-cell office:value-type="string">
            <text:p>2013-06-17</text:p>
          </table:table-cell>
          <table:table-cell office:value-type="string">
            <text:p>S</text:p>
          </table:table-cell>
          <table:table-cell office:value-type="string">
            <text:p>2013-06-11</text:p>
          </table:table-cell>
          <table:table-cell office:value-type="float" office:value="15821772639">
            <text:p>1582177263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23</text:p>
          </table:table-cell>
          <table:table-cell office:value-type="string">
            <text:p><text:s/>↑ ( 62 . 106 µmol/L )</text:p>
          </table:table-cell>
          <table:table-cell office:value-type="string">
            <text:p>Kreatiniin</text:p>
          </table:table-cell>
          <table:table-cell office:value-type="float" office:value="123">
            <text:p>1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0138">
            <text:p>630138</text:p>
          </table:table-cell>
          <table:table-cell office:value-type="float" office:value="131553208">
            <text:p>131553208</text:p>
          </table:table-cell>
          <table:table-cell office:value-type="string">
            <text:p>2012-07-31</text:p>
          </table:table-cell>
          <table:table-cell office:value-type="string">
            <text:p>S</text:p>
          </table:table-cell>
          <table:table-cell office:value-type="string">
            <text:p>2012-07-16</text:p>
          </table:table-cell>
          <table:table-cell office:value-type="float" office:value="13904577352">
            <text:p>1390457735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24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124">
            <text:p>1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13294">
            <text:p>16413294</text:p>
          </table:table-cell>
          <table:table-cell office:value-type="float" office:value="156247092">
            <text:p>156247092</text:p>
          </table:table-cell>
          <table:table-cell office:value-type="string">
            <text:p>2013-01-07</text:p>
          </table:table-cell>
          <table:table-cell office:value-type="string">
            <text:p>S</text:p>
          </table:table-cell>
          <table:table-cell office:value-type="string">
            <text:p>2013-01-04</text:p>
          </table:table-cell>
          <table:table-cell office:value-type="float" office:value="70329122719">
            <text:p>703291227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24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124">
            <text:p>1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97278">
            <text:p>16697278</text:p>
          </table:table-cell>
          <table:table-cell office:value-type="float" office:value="184773167">
            <text:p>184773167</text:p>
          </table:table-cell>
          <table:table-cell office:value-type="string">
            <text:p>2013-06-22</text:p>
          </table:table-cell>
          <table:table-cell office:value-type="string">
            <text:p>S</text:p>
          </table:table-cell>
          <table:table-cell office:value-type="string">
            <text:p>2013-06-19</text:p>
          </table:table-cell>
          <table:table-cell office:value-type="float" office:value="90308025628">
            <text:p>9030802562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24</text:p>
          </table:table-cell>
          <table:table-cell office:value-type="string">
            <text:p><text:s/>↑ ( 62 . 106 µmol/L )</text:p>
          </table:table-cell>
          <table:table-cell office:value-type="string">
            <text:p>Kreatiniin</text:p>
          </table:table-cell>
          <table:table-cell office:value-type="float" office:value="124">
            <text:p>1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89084">
            <text:p>18789084</text:p>
          </table:table-cell>
          <table:table-cell office:value-type="float" office:value="169380029">
            <text:p>169380029</text:p>
          </table:table-cell>
          <table:table-cell office:value-type="string">
            <text:p>2013-03-10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673030303853">
            <text:p>6730303038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2.02.201317 : 38 : Kreatiniin 125 mkmol/l</text:p>
          </table:table-cell>
          <table:table-cell office:value-type="string">
            <text:p>Kreatiniin 125 mkmol/l</text:p>
          </table:table-cell>
          <table:table-cell/>
          <table:table-cell office:value-type="string">
            <text:p>Kreatiniin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03112">
            <text:p>4203112</text:p>
          </table:table-cell>
          <table:table-cell office:value-type="float" office:value="98540385">
            <text:p>98540385</text:p>
          </table:table-cell>
          <table:table-cell office:value-type="string">
            <text:p>2012-04-25</text:p>
          </table:table-cell>
          <table:table-cell office:value-type="string">
            <text:p>A</text:p>
          </table:table-cell>
          <table:table-cell office:value-type="string">
            <text:p>2012-03-07</text:p>
          </table:table-cell>
          <table:table-cell office:value-type="float" office:value="40657640708">
            <text:p>406576407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26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40012">
            <text:p>3240012</text:p>
          </table:table-cell>
          <table:table-cell office:value-type="float" office:value="81220924">
            <text:p>81220924</text:p>
          </table:table-cell>
          <table:table-cell office:value-type="string">
            <text:p>2011-12-19</text:p>
          </table:table-cell>
          <table:table-cell office:value-type="string">
            <text:p>A</text:p>
          </table:table-cell>
          <table:table-cell office:value-type="string">
            <text:p>2011-12-19</text:p>
          </table:table-cell>
          <table:table-cell office:value-type="float" office:value="78660413770">
            <text:p>786604137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CREA-127,1</text:p>
          </table:table-cell>
          <table:table-cell office:value-type="string">
            <text:p>!/&gt; kui oli /</text:p>
          </table:table-cell>
          <table:table-cell office:value-type="string">
            <text:p>CREA</text:p>
          </table:table-cell>
          <table:table-cell office:value-type="float" office:value="127.1">
            <text:p>127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38632">
            <text:p>16638632</text:p>
          </table:table-cell>
          <table:table-cell office:value-type="float" office:value="164151444">
            <text:p>164151444</text:p>
          </table:table-cell>
          <table:table-cell office:value-type="string">
            <text:p>2013-02-26</text:p>
          </table:table-cell>
          <table:table-cell office:value-type="string">
            <text:p>S</text:p>
          </table:table-cell>
          <table:table-cell office:value-type="string">
            <text:p>2013-02-17</text:p>
          </table:table-cell>
          <table:table-cell office:value-type="float" office:value="17085614726">
            <text:p>1708561472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28</text:p>
          </table:table-cell>
          <table:table-cell office:value-type="string">
            <text:p><text:s/>( 35 . 53 µmol/L )</text:p>
          </table:table-cell>
          <table:table-cell office:value-type="string">
            <text:p>Kreatiniin</text:p>
          </table:table-cell>
          <table:table-cell office:value-type="float" office:value="128">
            <text:p>1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07365">
            <text:p>3007365</text:p>
          </table:table-cell>
          <table:table-cell office:value-type="float" office:value="121777722">
            <text:p>121777722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9689484690">
            <text:p>196894846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umol/L 6,6-26 Kreatiniin seerumis S-Crea 128,2 umol/L</text:p>
          </table:table-cell>
          <table:table-cell office:value-type="string">
            <text:p>s S-Crea 128,2 umol/L</text:p>
          </table:table-cell>
          <table:table-cell/>
          <table:table-cell office:value-type="string">
            <text:p>s S-Crea</text:p>
          </table:table-cell>
          <table:table-cell office:value-type="float" office:value="128.2">
            <text:p>128,2</text:p>
          </table:table-cell>
          <table:table-cell table:number-columns-repeated="2" office:value-type="string">
            <text:p>NULL</text:p>
          </table:table-cell>
          <table:table-cell office:value-type="string">
            <text:p>u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21049">
            <text:p>8721049</text:p>
          </table:table-cell>
          <table:table-cell office:value-type="float" office:value="139140482">
            <text:p>139140482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542884874">
            <text:p>3654288487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te ja soovitused : 27.09.2012 - Kreatiniin 133 mkmol/l</text:p>
          </table:table-cell>
          <table:table-cell office:value-type="string">
            <text:p>Kreatiniin 133 mkmol/l</text:p>
          </table:table-cell>
          <table:table-cell office:value-type="string">
            <text:p><text:s/>, tegemist III staadiumi neerup</text:p>
          </table:table-cell>
          <table:table-cell office:value-type="string">
            <text:p>Kreatiniin</text:p>
          </table:table-cell>
          <table:table-cell office:value-type="float" office:value="133">
            <text:p>13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5488">
            <text:p>685488</text:p>
          </table:table-cell>
          <table:table-cell office:value-type="float" office:value="151121859">
            <text:p>151121859</text:p>
          </table:table-cell>
          <table:table-cell office:value-type="string">
            <text:p>2012-11-30</text:p>
          </table:table-cell>
          <table:table-cell office:value-type="string">
            <text:p>S</text:p>
          </table:table-cell>
          <table:table-cell office:value-type="string">
            <text:p>2012-11-28</text:p>
          </table:table-cell>
          <table:table-cell office:value-type="float" office:value="94676957925">
            <text:p>9467695792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36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47122">
            <text:p>24647122</text:p>
          </table:table-cell>
          <table:table-cell office:value-type="float" office:value="157805548">
            <text:p>157805548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9-05</text:p>
          </table:table-cell>
          <table:table-cell office:value-type="float" office:value="89349278486">
            <text:p>893492784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36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40196">
            <text:p>16440196</text:p>
          </table:table-cell>
          <table:table-cell office:value-type="float" office:value="214551671">
            <text:p>214551671</text:p>
          </table:table-cell>
          <table:table-cell office:value-type="string">
            <text:p>2013-12-09</text:p>
          </table:table-cell>
          <table:table-cell office:value-type="string">
            <text:p>S</text:p>
          </table:table-cell>
          <table:table-cell office:value-type="string">
            <text:p>2013-11-21</text:p>
          </table:table-cell>
          <table:table-cell office:value-type="float" office:value="93253933453">
            <text:p>9325393345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37</text:p>
          </table:table-cell>
          <table:table-cell office:value-type="string">
            <text:p><text:s/>↑ ( 44 . 80 µmol/L )</text:p>
          </table:table-cell>
          <table:table-cell office:value-type="string">
            <text:p>Kreatiniin</text:p>
          </table:table-cell>
          <table:table-cell office:value-type="float" office:value="137">
            <text:p>1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95550">
            <text:p>16295550</text:p>
          </table:table-cell>
          <table:table-cell office:value-type="float" office:value="195258904">
            <text:p>195258904</text:p>
          </table:table-cell>
          <table:table-cell office:value-type="string">
            <text:p>2013-08-30</text:p>
          </table:table-cell>
          <table:table-cell office:value-type="string">
            <text:p>S</text:p>
          </table:table-cell>
          <table:table-cell office:value-type="string">
            <text:p>2013-08-08</text:p>
          </table:table-cell>
          <table:table-cell office:value-type="float" office:value="25223238045">
            <text:p>2522323804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37</text:p>
          </table:table-cell>
          <table:table-cell office:value-type="string">
            <text:p><text:s/>↑ ( 62 . 106 µmol/L )</text:p>
          </table:table-cell>
          <table:table-cell office:value-type="string">
            <text:p>Kreatiniin</text:p>
          </table:table-cell>
          <table:table-cell office:value-type="float" office:value="137">
            <text:p>1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10128">
            <text:p>5310128</text:p>
          </table:table-cell>
          <table:table-cell office:value-type="float" office:value="123795664">
            <text:p>123795664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office:value-type="string">
            <text:p>2012-06-06</text:p>
          </table:table-cell>
          <table:table-cell office:value-type="float" office:value="99188618962">
            <text:p>9918861896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Analüüsides kreatiniin 137</text:p>
          </table:table-cell>
          <table:table-cell office:value-type="string">
            <text:p>s kreatiniin 137</text:p>
          </table:table-cell>
          <table:table-cell office:value-type="string">
            <text:p><text:s/>, uurea 19.2 , Hgb 119</text:p>
          </table:table-cell>
          <table:table-cell office:value-type="string">
            <text:p>s kreatiniin</text:p>
          </table:table-cell>
          <table:table-cell office:value-type="float" office:value="137">
            <text:p>1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6075">
            <text:p>266075</text:p>
          </table:table-cell>
          <table:table-cell office:value-type="float" office:value="131426120">
            <text:p>131426120</text:p>
          </table:table-cell>
          <table:table-cell office:value-type="string">
            <text:p>2012-07-02</text:p>
          </table:table-cell>
          <table:table-cell office:value-type="string">
            <text:p>S</text:p>
          </table:table-cell>
          <table:table-cell office:value-type="string">
            <text:p>2012-06-29</text:p>
          </table:table-cell>
          <table:table-cell office:value-type="float" office:value="32191015964">
            <text:p>3219101596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R ) 34 ( &gt; 90 mL/min/1.73m2 ) , S , P-Kreatiniin 139</text:p>
          </table:table-cell>
          <table:table-cell office:value-type="string">
            <text:p>S , P-Kreatiniin 139</text:p>
          </table:table-cell>
          <table:table-cell office:value-type="string">
            <text:p><text:s/>( 44 . 80 µmol/L ) , S , P-Uure</text:p>
          </table:table-cell>
          <table:table-cell office:value-type="string">
            <text:p>S , P-Kreatiniin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7834">
            <text:p>597834</text:p>
          </table:table-cell>
          <table:table-cell office:value-type="float" office:value="127422683">
            <text:p>127422683</text:p>
          </table:table-cell>
          <table:table-cell office:value-type="string">
            <text:p>2012-06-26</text:p>
          </table:table-cell>
          <table:table-cell office:value-type="string">
            <text:p>S</text:p>
          </table:table-cell>
          <table:table-cell office:value-type="string">
            <text:p>2012-06-22</text:p>
          </table:table-cell>
          <table:table-cell office:value-type="float" office:value="72856732548">
            <text:p>728567325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42 ( &gt; 90 mL/min/1.73m2 ) S , P-Kreatiniin 139</text:p>
          </table:table-cell>
          <table:table-cell office:value-type="string">
            <text:p>S , P-Kreatiniin 139</text:p>
          </table:table-cell>
          <table:table-cell office:value-type="string">
            <text:p><text:s/>( 62 . 106 µmol/L ) Patsiendi v</text:p>
          </table:table-cell>
          <table:table-cell office:value-type="string">
            <text:p>S , P-Kreatiniin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93930">
            <text:p>17793930</text:p>
          </table:table-cell>
          <table:table-cell office:value-type="float" office:value="159553165">
            <text:p>159553165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74776439681">
            <text:p>747764396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24.01.201319 : 07 : 59 : Kreatiniin 144 mkmol/l</text:p>
          </table:table-cell>
          <table:table-cell office:value-type="string">
            <text:p>Kreatiniin 144 mkmol/l</text:p>
          </table:table-cell>
          <table:table-cell/>
          <table:table-cell office:value-type="string">
            <text:p>Kreatiniin</text:p>
          </table:table-cell>
          <table:table-cell office:value-type="float" office:value="144">
            <text:p>144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7758">
            <text:p>2007758</text:p>
          </table:table-cell>
          <table:table-cell office:value-type="float" office:value="123939541">
            <text:p>123939541</text:p>
          </table:table-cell>
          <table:table-cell office:value-type="string">
            <text:p>2012-06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9838526394">
            <text:p>298385263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düslipideemia , hüperkaleemia , Krea 146</text:p>
          </table:table-cell>
          <table:table-cell office:value-type="string">
            <text:p>Krea 146</text:p>
          </table:table-cell>
          <table:table-cell office:value-type="string">
            <text:p><text:s/>( postop max 180 )</text:p>
          </table:table-cell>
          <table:table-cell office:value-type="string">
            <text:p>Krea</text:p>
          </table:table-cell>
          <table:table-cell office:value-type="float" office:value="146">
            <text:p>1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91274">
            <text:p>9491274</text:p>
          </table:table-cell>
          <table:table-cell office:value-type="float" office:value="190186598">
            <text:p>190186598</text:p>
          </table:table-cell>
          <table:table-cell office:value-type="string">
            <text:p>2013-07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2387281947">
            <text:p>7238728194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Neerufunktsioon paranenud - kreatiniin 146mikrmol/l</text:p>
          </table:table-cell>
          <table:table-cell office:value-type="string">
            <text:p>kreatiniin 146mikrmol/l</text:p>
          </table:table-cell>
          <table:table-cell office:value-type="string">
            <text:p><text:s/>, südamepuudulikkus samuti vähe</text:p>
          </table:table-cell>
          <table:table-cell office:value-type="string">
            <text:p>kreatiniin</text:p>
          </table:table-cell>
          <table:table-cell office:value-type="float" office:value="146">
            <text:p>146</text:p>
          </table:table-cell>
          <table:table-cell table:number-columns-repeated="2" office:value-type="string">
            <text:p>NULL</text:p>
          </table:table-cell>
          <table:table-cell office:value-type="string">
            <text:p>mikr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8160">
            <text:p>548160</text:p>
          </table:table-cell>
          <table:table-cell office:value-type="float" office:value="142690937">
            <text:p>142690937</text:p>
          </table:table-cell>
          <table:table-cell office:value-type="string">
            <text:p>2012-10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0364210371">
            <text:p>8036421037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GFR ) 41 ( &gt; 90 mL/min/1.73m2 ) S , P-Kreatiniin 147</text:p>
          </table:table-cell>
          <table:table-cell office:value-type="string">
            <text:p>S , P-Kreatiniin 147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147">
            <text:p>1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10948">
            <text:p>11210948</text:p>
          </table:table-cell>
          <table:table-cell office:value-type="float" office:value="204154197">
            <text:p>204154197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673039032478">
            <text:p>6730390324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47</text:p>
          </table:table-cell>
          <table:table-cell office:value-type="string">
            <text:p><text:s/>↑ ( 62 . 106 µmol/L )</text:p>
          </table:table-cell>
          <table:table-cell office:value-type="string">
            <text:p>Kreatiniin</text:p>
          </table:table-cell>
          <table:table-cell office:value-type="float" office:value="147">
            <text:p>1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69742">
            <text:p>21769742</text:p>
          </table:table-cell>
          <table:table-cell office:value-type="float" office:value="160238182">
            <text:p>160238182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78654230342">
            <text:p>786542303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49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149">
            <text:p>1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38166">
            <text:p>5438166</text:p>
          </table:table-cell>
          <table:table-cell office:value-type="float" office:value="125714914">
            <text:p>125714914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float" office:value="23992089299">
            <text:p>2399208929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erupais ja jääkide tõus veres ( creat 150</text:p>
          </table:table-cell>
          <table:table-cell office:value-type="string">
            <text:p>creat 150</text:p>
          </table:table-cell>
          <table:table-cell office:value-type="string">
            <text:p><text:s/>, Urea 12 )</text:p>
          </table:table-cell>
          <table:table-cell office:value-type="string">
            <text:p>creat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98243">
            <text:p>18598243</text:p>
          </table:table-cell>
          <table:table-cell office:value-type="float" office:value="206601720">
            <text:p>206601720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359779763">
            <text:p>883597797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n analüüsid 13.03.201311 : 37 : kreatiniin 150 mkmol/l</text:p>
          </table:table-cell>
          <table:table-cell office:value-type="string">
            <text:p>kreatiniin 150 mkmol/l</text:p>
          </table:table-cell>
          <table:table-cell office:value-type="string">
            <text:p><text:s/>[ norm .. - 115 ]</text:p>
          </table:table-cell>
          <table:table-cell office:value-type="string">
            <text:p>kreatiniin</text:p>
          </table:table-cell>
          <table:table-cell office:value-type="float" office:value="150">
            <text:p>150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83378">
            <text:p>10083378</text:p>
          </table:table-cell>
          <table:table-cell office:value-type="float" office:value="161006579">
            <text:p>161006579</text:p>
          </table:table-cell>
          <table:table-cell office:value-type="string">
            <text:p>2013-02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5217097685">
            <text:p>9521709768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Dets´11a kreatiniin 150</text:p>
          </table:table-cell>
          <table:table-cell office:value-type="string">
            <text:p>kreatiniin 150</text:p>
          </table:table-cell>
          <table:table-cell office:value-type="string">
            <text:p><text:s/>, Pärnus kahtlus neeruarteri st</text:p>
          </table:table-cell>
          <table:table-cell office:value-type="string">
            <text:p>kreatiniin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55230">
            <text:p>6055230</text:p>
          </table:table-cell>
          <table:table-cell office:value-type="float" office:value="128063198">
            <text:p>128063198</text:p>
          </table:table-cell>
          <table:table-cell office:value-type="string">
            <text:p>2012-07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5556216552">
            <text:p>6555621655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51</text:p>
          </table:table-cell>
          <table:table-cell office:value-type="string">
            <text:p><text:s/>.</text:p>
          </table:table-cell>
          <table:table-cell office:value-type="string">
            <text:p>Kreatiniin</text:p>
          </table:table-cell>
          <table:table-cell office:value-type="float" office:value="151">
            <text:p>1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89744">
            <text:p>10589744</text:p>
          </table:table-cell>
          <table:table-cell office:value-type="float" office:value="196813374">
            <text:p>196813374</text:p>
          </table:table-cell>
          <table:table-cell office:value-type="string">
            <text:p>2013-09-10</text:p>
          </table:table-cell>
          <table:table-cell office:value-type="string">
            <text:p>S</text:p>
          </table:table-cell>
          <table:table-cell office:value-type="string">
            <text:p>2013-09-08</text:p>
          </table:table-cell>
          <table:table-cell office:value-type="float" office:value="50164413979">
            <text:p>5016441397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52</text:p>
          </table:table-cell>
          <table:table-cell office:value-type="string">
            <text:p><text:s/>↑ ( 62 . 106 µmol/L )</text:p>
          </table:table-cell>
          <table:table-cell office:value-type="string">
            <text:p>Kreatiniin</text:p>
          </table:table-cell>
          <table:table-cell office:value-type="float" office:value="152">
            <text:p>1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83154">
            <text:p>15883154</text:p>
          </table:table-cell>
          <table:table-cell office:value-type="float" office:value="198616110">
            <text:p>198616110</text:p>
          </table:table-cell>
          <table:table-cell office:value-type="string">
            <text:p>2013-09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2541230">
            <text:p>67304254123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nalüüsides urea 22,63 -&gt; 7,72 ; kreatiniin 153,30</text:p>
          </table:table-cell>
          <table:table-cell office:value-type="string">
            <text:p>kreatiniin 153,30</text:p>
          </table:table-cell>
          <table:table-cell office:value-type="string">
            <text:p><text:s/>-&gt; 104,2 .</text:p>
          </table:table-cell>
          <table:table-cell office:value-type="string">
            <text:p>kreatiniin</text:p>
          </table:table-cell>
          <table:table-cell office:value-type="float" office:value="153.3">
            <text:p>153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51408">
            <text:p>16651408</text:p>
          </table:table-cell>
          <table:table-cell office:value-type="float" office:value="202867664">
            <text:p>202867664</text:p>
          </table:table-cell>
          <table:table-cell office:value-type="string">
            <text:p>2013-10-14</text:p>
          </table:table-cell>
          <table:table-cell office:value-type="string">
            <text:p>S</text:p>
          </table:table-cell>
          <table:table-cell office:value-type="string">
            <text:p>2013-09-27</text:p>
          </table:table-cell>
          <table:table-cell office:value-type="float" office:value="673031798941">
            <text:p>67303179894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56</text:p>
          </table:table-cell>
          <table:table-cell office:value-type="string">
            <text:p><text:s/>↑ ( 62 . 106 µmol/L )</text:p>
          </table:table-cell>
          <table:table-cell office:value-type="string">
            <text:p>Kreatiniin</text:p>
          </table:table-cell>
          <table:table-cell office:value-type="float" office:value="156">
            <text:p>1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14211">
            <text:p>7314211</text:p>
          </table:table-cell>
          <table:table-cell office:value-type="float" office:value="124550628">
            <text:p>124550628</text:p>
          </table:table-cell>
          <table:table-cell office:value-type="string">
            <text:p>2012-04-17</text:p>
          </table:table-cell>
          <table:table-cell office:value-type="string">
            <text:p>A</text:p>
          </table:table-cell>
          <table:table-cell office:value-type="string">
            <text:p>2012-01-31</text:p>
          </table:table-cell>
          <table:table-cell office:value-type="float" office:value="75380956972">
            <text:p>7538095697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57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157">
            <text:p>1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61204">
            <text:p>7661204</text:p>
          </table:table-cell>
          <table:table-cell office:value-type="float" office:value="86478214">
            <text:p>86478214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office:value-type="string">
            <text:p>2012-03-07</text:p>
          </table:table-cell>
          <table:table-cell office:value-type="float" office:value="21550769895">
            <text:p>2155076989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67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167">
            <text:p>1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3518">
            <text:p>563518</text:p>
          </table:table-cell>
          <table:table-cell office:value-type="float" office:value="90027412">
            <text:p>90027412</text:p>
          </table:table-cell>
          <table:table-cell office:value-type="string">
            <text:p>2012-03-22</text:p>
          </table:table-cell>
          <table:table-cell office:value-type="string">
            <text:p>S</text:p>
          </table:table-cell>
          <table:table-cell office:value-type="string">
            <text:p>2012-03-01</text:p>
          </table:table-cell>
          <table:table-cell office:value-type="float" office:value="59011348075">
            <text:p>5901134807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71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171">
            <text:p>1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17265">
            <text:p>16717265</text:p>
          </table:table-cell>
          <table:table-cell office:value-type="float" office:value="197085545">
            <text:p>197085545</text:p>
          </table:table-cell>
          <table:table-cell office:value-type="string">
            <text:p>2013-09-11</text:p>
          </table:table-cell>
          <table:table-cell office:value-type="string">
            <text:p>S</text:p>
          </table:table-cell>
          <table:table-cell office:value-type="string">
            <text:p>2013-08-27</text:p>
          </table:table-cell>
          <table:table-cell office:value-type="float" office:value="75785436264">
            <text:p>7578543626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180</text:p>
          </table:table-cell>
          <table:table-cell office:value-type="string">
            <text:p><text:s/>↑ ( 62 . 106 µmol/L )</text:p>
          </table:table-cell>
          <table:table-cell office:value-type="string">
            <text:p>Kreatiniin</text:p>
          </table:table-cell>
          <table:table-cell office:value-type="float" office:value="180">
            <text:p>1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8491">
            <text:p>608491</text:p>
          </table:table-cell>
          <table:table-cell office:value-type="float" office:value="84605538">
            <text:p>84605538</text:p>
          </table:table-cell>
          <table:table-cell office:value-type="string">
            <text:p>2012-02-15</text:p>
          </table:table-cell>
          <table:table-cell office:value-type="string">
            <text:p>S</text:p>
          </table:table-cell>
          <table:table-cell office:value-type="string">
            <text:p>2012-02-03</text:p>
          </table:table-cell>
          <table:table-cell office:value-type="float" office:value="64690261312">
            <text:p>646902613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87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187">
            <text:p>1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7252">
            <text:p>807252</text:p>
          </table:table-cell>
          <table:table-cell office:value-type="float" office:value="81625681">
            <text:p>81625681</text:p>
          </table:table-cell>
          <table:table-cell office:value-type="string">
            <text:p>2012-01-22</text:p>
          </table:table-cell>
          <table:table-cell office:value-type="string">
            <text:p>S</text:p>
          </table:table-cell>
          <table:table-cell office:value-type="string">
            <text:p>2012-01-10</text:p>
          </table:table-cell>
          <table:table-cell office:value-type="float" office:value="37884232265">
            <text:p>3788423226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91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191">
            <text:p>1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1333">
            <text:p>521333</text:p>
          </table:table-cell>
          <table:table-cell office:value-type="float" office:value="84628756">
            <text:p>84628756</text:p>
          </table:table-cell>
          <table:table-cell office:value-type="string">
            <text:p>2012-02-07</text:p>
          </table:table-cell>
          <table:table-cell office:value-type="string">
            <text:p>S</text:p>
          </table:table-cell>
          <table:table-cell office:value-type="string">
            <text:p>2012-02-02</text:p>
          </table:table-cell>
          <table:table-cell office:value-type="float" office:value="22289395665">
            <text:p>2228939566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96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196">
            <text:p>1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8800">
            <text:p>408800</text:p>
          </table:table-cell>
          <table:table-cell office:value-type="float" office:value="84622775">
            <text:p>84622775</text:p>
          </table:table-cell>
          <table:table-cell office:value-type="string">
            <text:p>2012-02-22</text:p>
          </table:table-cell>
          <table:table-cell office:value-type="string">
            <text:p>S</text:p>
          </table:table-cell>
          <table:table-cell office:value-type="string">
            <text:p>2012-02-14</text:p>
          </table:table-cell>
          <table:table-cell office:value-type="float" office:value="31675460800">
            <text:p>3167546080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197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197">
            <text:p>1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07542">
            <text:p>16007542</text:p>
          </table:table-cell>
          <table:table-cell office:value-type="float" office:value="162128910">
            <text:p>162128910</text:p>
          </table:table-cell>
          <table:table-cell office:value-type="string">
            <text:p>2013-02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1852447869">
            <text:p>6185244786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, CRV 102 mg/l , kusihape 582 , kreatiniin 198</text:p>
          </table:table-cell>
          <table:table-cell office:value-type="string">
            <text:p>kreatiniin 198</text:p>
          </table:table-cell>
          <table:table-cell office:value-type="string">
            <text:p><text:s/>.</text:p>
          </table:table-cell>
          <table:table-cell office:value-type="string">
            <text:p>kreatiniin</text:p>
          </table:table-cell>
          <table:table-cell office:value-type="float" office:value="198">
            <text:p>1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59691">
            <text:p>7259691</text:p>
          </table:table-cell>
          <table:table-cell office:value-type="float" office:value="122372958">
            <text:p>122372958</text:p>
          </table:table-cell>
          <table:table-cell office:value-type="string">
            <text:p>2012-05-02</text:p>
          </table:table-cell>
          <table:table-cell office:value-type="string">
            <text:p>A</text:p>
          </table:table-cell>
          <table:table-cell office:value-type="string">
            <text:p>2012-04-25</text:p>
          </table:table-cell>
          <table:table-cell office:value-type="float" office:value="72288410989">
            <text:p>7228841098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207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207">
            <text:p>2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39938">
            <text:p>6739938</text:p>
          </table:table-cell>
          <table:table-cell office:value-type="float" office:value="80965687">
            <text:p>80965687</text:p>
          </table:table-cell>
          <table:table-cell office:value-type="string">
            <text:p>2012-01-16</text:p>
          </table:table-cell>
          <table:table-cell office:value-type="string">
            <text:p>S</text:p>
          </table:table-cell>
          <table:table-cell office:value-type="string">
            <text:p>2012-01-04</text:p>
          </table:table-cell>
          <table:table-cell office:value-type="float" office:value="97811021462">
            <text:p>9781102146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Neerupuudulikkus süvenenud : kreatiniin 208</text:p>
          </table:table-cell>
          <table:table-cell office:value-type="string">
            <text:p>kreatiniin 208</text:p>
          </table:table-cell>
          <table:table-cell office:value-type="string">
            <text:p><text:s/>-&gt; 346 mikromol/L CRV samuti tõ</text:p>
          </table:table-cell>
          <table:table-cell office:value-type="string">
            <text:p>kreatiniin</text:p>
          </table:table-cell>
          <table:table-cell office:value-type="float" office:value="208">
            <text:p>2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34177">
            <text:p>10234177</text:p>
          </table:table-cell>
          <table:table-cell office:value-type="float" office:value="169145672">
            <text:p>169145672</text:p>
          </table:table-cell>
          <table:table-cell office:value-type="string">
            <text:p>2013-03-27</text:p>
          </table:table-cell>
          <table:table-cell office:value-type="string">
            <text:p>S</text:p>
          </table:table-cell>
          <table:table-cell office:value-type="string">
            <text:p>2013-02-16</text:p>
          </table:table-cell>
          <table:table-cell office:value-type="float" office:value="12893173688">
            <text:p>1289317368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210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210">
            <text:p>2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79029">
            <text:p>17379029</text:p>
          </table:table-cell>
          <table:table-cell office:value-type="float" office:value="194450330">
            <text:p>194450330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28714282507">
            <text:p>287142825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28.08.2013 : S-Crea 213.58 mkmol/l</text:p>
          </table:table-cell>
          <table:table-cell office:value-type="string">
            <text:p>S-Crea 213.58 mkmol/l</text:p>
          </table:table-cell>
          <table:table-cell/>
          <table:table-cell office:value-type="string">
            <text:p>S-Crea</text:p>
          </table:table-cell>
          <table:table-cell office:value-type="float" office:value="213.58">
            <text:p>213,58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2074">
            <text:p>2002074</text:p>
          </table:table-cell>
          <table:table-cell office:value-type="float" office:value="100817313">
            <text:p>100817313</text:p>
          </table:table-cell>
          <table:table-cell office:value-type="string">
            <text:p>2012-05-04</text:p>
          </table:table-cell>
          <table:table-cell office:value-type="string">
            <text:p>A</text:p>
          </table:table-cell>
          <table:table-cell office:value-type="string">
            <text:p>2012-05-02</text:p>
          </table:table-cell>
          <table:table-cell office:value-type="float" office:value="61150593826">
            <text:p>611505938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02.05.201215 : 42 : Kreatiniin 214 mkmol/l</text:p>
          </table:table-cell>
          <table:table-cell office:value-type="string">
            <text:p>Kreatiniin 214 mkmol/l</text:p>
          </table:table-cell>
          <table:table-cell/>
          <table:table-cell office:value-type="string">
            <text:p>Kreatiniin</text:p>
          </table:table-cell>
          <table:table-cell office:value-type="float" office:value="214">
            <text:p>214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50336">
            <text:p>16250336</text:p>
          </table:table-cell>
          <table:table-cell office:value-type="float" office:value="177037705">
            <text:p>177037705</text:p>
          </table:table-cell>
          <table:table-cell office:value-type="string">
            <text:p>2013-05-10</text:p>
          </table:table-cell>
          <table:table-cell office:value-type="string">
            <text:p>S</text:p>
          </table:table-cell>
          <table:table-cell office:value-type="string">
            <text:p>2013-04-28</text:p>
          </table:table-cell>
          <table:table-cell office:value-type="float" office:value="61858451173">
            <text:p>6185845117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218</text:p>
          </table:table-cell>
          <table:table-cell office:value-type="string">
            <text:p><text:s/>( 44 . 80 µmol/L )</text:p>
          </table:table-cell>
          <table:table-cell office:value-type="string">
            <text:p>Kreatiniin</text:p>
          </table:table-cell>
          <table:table-cell office:value-type="float" office:value="218">
            <text:p>2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31562">
            <text:p>21831562</text:p>
          </table:table-cell>
          <table:table-cell office:value-type="float" office:value="173607758">
            <text:p>173607758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16635446774">
            <text:p>166354467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Suunanud perearst , kuna kreatiniin218</text:p>
          </table:table-cell>
          <table:table-cell office:value-type="string">
            <text:p>kreatiniin218</text:p>
          </table:table-cell>
          <table:table-cell office:value-type="string">
            <text:p><text:s/>mcmol</text:p>
          </table:table-cell>
          <table:table-cell office:value-type="string">
            <text:p>kreatiniin</text:p>
          </table:table-cell>
          <table:table-cell office:value-type="float" office:value="218">
            <text:p>2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18263">
            <text:p>16018263</text:p>
          </table:table-cell>
          <table:table-cell office:value-type="float" office:value="161937212">
            <text:p>161937212</text:p>
          </table:table-cell>
          <table:table-cell office:value-type="string">
            <text:p>2013-02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1883972177">
            <text:p>4188397217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valt neerunäitajad kõrgenenud : kreatiniin 220</text:p>
          </table:table-cell>
          <table:table-cell office:value-type="string">
            <text:p>kreatiniin 220</text:p>
          </table:table-cell>
          <table:table-cell office:value-type="string">
            <text:p><text:s/>, uurea 20 piires</text:p>
          </table:table-cell>
          <table:table-cell office:value-type="string">
            <text:p>kreatiniin</text:p>
          </table:table-cell>
          <table:table-cell office:value-type="float" office:value="220">
            <text:p>2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6304">
            <text:p>586304</text:p>
          </table:table-cell>
          <table:table-cell office:value-type="float" office:value="141693692">
            <text:p>141693692</text:p>
          </table:table-cell>
          <table:table-cell office:value-type="string">
            <text:p>2012-10-08</text:p>
          </table:table-cell>
          <table:table-cell office:value-type="string">
            <text:p>S</text:p>
          </table:table-cell>
          <table:table-cell office:value-type="string">
            <text:p>2012-10-02</text:p>
          </table:table-cell>
          <table:table-cell office:value-type="float" office:value="58109655772">
            <text:p>5810965577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221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221">
            <text:p>2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97694">
            <text:p>16397694</text:p>
          </table:table-cell>
          <table:table-cell office:value-type="float" office:value="191148178">
            <text:p>191148178</text:p>
          </table:table-cell>
          <table:table-cell office:value-type="string">
            <text:p>2013-08-05</text:p>
          </table:table-cell>
          <table:table-cell office:value-type="string">
            <text:p>S</text:p>
          </table:table-cell>
          <table:table-cell office:value-type="string">
            <text:p>2013-07-28</text:p>
          </table:table-cell>
          <table:table-cell office:value-type="float" office:value="673031344372">
            <text:p>6730313443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GFR 19 ↓ ( &gt; 90 mL/min/1.73m2 ) Kreatiniin 223</text:p>
          </table:table-cell>
          <table:table-cell office:value-type="string">
            <text:p>Kreatiniin 223</text:p>
          </table:table-cell>
          <table:table-cell office:value-type="string">
            <text:p><text:s/>↑ ( 44 . 80 µmol/L ) Vanus 65 (</text:p>
          </table:table-cell>
          <table:table-cell office:value-type="string">
            <text:p>Kreatiniin</text:p>
          </table:table-cell>
          <table:table-cell office:value-type="float" office:value="223">
            <text:p>2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09344">
            <text:p>10209344</text:p>
          </table:table-cell>
          <table:table-cell office:value-type="float" office:value="216088211">
            <text:p>216088211</text:p>
          </table:table-cell>
          <table:table-cell office:value-type="string">
            <text:p>2013-12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2080935915">
            <text:p>7208093591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Analüüsides INR üle 5,5 , creat 243</text:p>
          </table:table-cell>
          <table:table-cell office:value-type="string">
            <text:p>creat 243</text:p>
          </table:table-cell>
          <table:table-cell office:value-type="string">
            <text:p><text:s/>, K 6,1 mmol/l , GFR 22 .</text:p>
          </table:table-cell>
          <table:table-cell office:value-type="string">
            <text:p>creat</text:p>
          </table:table-cell>
          <table:table-cell office:value-type="float" office:value="243">
            <text:p>2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93790">
            <text:p>6893790</text:p>
          </table:table-cell>
          <table:table-cell office:value-type="float" office:value="83031740">
            <text:p>83031740</text:p>
          </table:table-cell>
          <table:table-cell office:value-type="string">
            <text:p>2012-02-07</text:p>
          </table:table-cell>
          <table:table-cell office:value-type="string">
            <text:p>S</text:p>
          </table:table-cell>
          <table:table-cell office:value-type="string">
            <text:p>2012-01-24</text:p>
          </table:table-cell>
          <table:table-cell office:value-type="float" office:value="14240831582">
            <text:p>1424083158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Oktoobris 2011 kreatiniin 244</text:p>
          </table:table-cell>
          <table:table-cell office:value-type="string">
            <text:p>kreatiniin 244</text:p>
          </table:table-cell>
          <table:table-cell office:value-type="string">
            <text:p><text:s/>, mais 211 ; viimastel aastatel</text:p>
          </table:table-cell>
          <table:table-cell office:value-type="string">
            <text:p>kreatiniin</text:p>
          </table:table-cell>
          <table:table-cell office:value-type="float" office:value="244">
            <text:p>2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14609">
            <text:p>10114609</text:p>
          </table:table-cell>
          <table:table-cell office:value-type="float" office:value="197366953">
            <text:p>197366953</text:p>
          </table:table-cell>
          <table:table-cell office:value-type="string">
            <text:p>2013-09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6253053102">
            <text:p>3625305310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iks , ambulatoorsetes analüüsides kreatiniin 253 umol/l</text:p>
          </table:table-cell>
          <table:table-cell office:value-type="string">
            <text:p>s kreatiniin 253 umol/l</text:p>
          </table:table-cell>
          <table:table-cell office:value-type="string">
            <text:p><text:s/>, valk uriinis 0,50 g/l</text:p>
          </table:table-cell>
          <table:table-cell office:value-type="string">
            <text:p>s kreatiniin</text:p>
          </table:table-cell>
          <table:table-cell office:value-type="float" office:value="253">
            <text:p>253</text:p>
          </table:table-cell>
          <table:table-cell table:number-columns-repeated="2" office:value-type="string">
            <text:p>NULL</text:p>
          </table:table-cell>
          <table:table-cell office:value-type="string">
            <text:p>u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91574">
            <text:p>10391574</text:p>
          </table:table-cell>
          <table:table-cell office:value-type="float" office:value="177279344">
            <text:p>177279344</text:p>
          </table:table-cell>
          <table:table-cell office:value-type="string">
            <text:p>2013-05-14</text:p>
          </table:table-cell>
          <table:table-cell office:value-type="string">
            <text:p>S</text:p>
          </table:table-cell>
          <table:table-cell office:value-type="string">
            <text:p>2013-05-08</text:p>
          </table:table-cell>
          <table:table-cell office:value-type="float" office:value="71125984909">
            <text:p>7112598490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270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270">
            <text:p>2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02688">
            <text:p>17102688</text:p>
          </table:table-cell>
          <table:table-cell office:value-type="float" office:value="179438641">
            <text:p>179438641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66439843641">
            <text:p>664398436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6.05.2013 : Kreatiniin 289 mkmol/l</text:p>
          </table:table-cell>
          <table:table-cell office:value-type="string">
            <text:p>Kreatiniin 289 mkmol/l</text:p>
          </table:table-cell>
          <table:table-cell/>
          <table:table-cell office:value-type="string">
            <text:p>Kreatiniin</text:p>
          </table:table-cell>
          <table:table-cell office:value-type="float" office:value="289">
            <text:p>28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77093">
            <text:p>10177093</text:p>
          </table:table-cell>
          <table:table-cell office:value-type="float" office:value="215255735">
            <text:p>215255735</text:p>
          </table:table-cell>
          <table:table-cell office:value-type="string">
            <text:p>2013-12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6974969658">
            <text:p>2697496965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n krooniline neerupuudulikkus ( kreatiniin 300</text:p>
          </table:table-cell>
          <table:table-cell office:value-type="string">
            <text:p>kreatiniin 300</text:p>
          </table:table-cell>
          <table:table-cell office:value-type="string">
            <text:p>-450mikrom/L ) , mistõttu suunat</text:p>
          </table:table-cell>
          <table:table-cell office:value-type="string">
            <text:p>kreatiniin</text:p>
          </table:table-cell>
          <table:table-cell office:value-type="float" office:value="300">
            <text:p>3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36469">
            <text:p>3336469</text:p>
          </table:table-cell>
          <table:table-cell office:value-type="float" office:value="88015848">
            <text:p>88015848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231081285">
            <text:p>222310812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<text:s/>südame - ja neerupuudulikkus ; Crea 300</text:p>
          </table:table-cell>
          <table:table-cell office:value-type="string">
            <text:p>Crea 300</text:p>
          </table:table-cell>
          <table:table-cell office:value-type="string">
            <text:p><text:s/>, ProBNP 6000 , hgb 100 Planeer</text:p>
          </table:table-cell>
          <table:table-cell office:value-type="string">
            <text:p>Crea</text:p>
          </table:table-cell>
          <table:table-cell office:value-type="float" office:value="300">
            <text:p>3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77004">
            <text:p>10477004</text:p>
          </table:table-cell>
          <table:table-cell office:value-type="float" office:value="186849046">
            <text:p>186849046</text:p>
          </table:table-cell>
          <table:table-cell office:value-type="string">
            <text:p>2013-07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9659020834">
            <text:p>2965902083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kuse osas positiivne dünaamika -kreatiniin 313 mkmol/l</text:p>
          </table:table-cell>
          <table:table-cell office:value-type="string">
            <text:p>kreatiniin 313 mkmol/l</text:p>
          </table:table-cell>
          <table:table-cell office:value-type="string">
            <text:p>---&gt; 183 mkmol/l</text:p>
          </table:table-cell>
          <table:table-cell office:value-type="string">
            <text:p>kreatiniin</text:p>
          </table:table-cell>
          <table:table-cell office:value-type="float" office:value="313">
            <text:p>313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4912">
            <text:p>704912</text:p>
          </table:table-cell>
          <table:table-cell office:value-type="float" office:value="90035634">
            <text:p>90035634</text:p>
          </table:table-cell>
          <table:table-cell office:value-type="string">
            <text:p>2012-03-21</text:p>
          </table:table-cell>
          <table:table-cell office:value-type="string">
            <text:p>S</text:p>
          </table:table-cell>
          <table:table-cell office:value-type="string">
            <text:p>2012-03-15</text:p>
          </table:table-cell>
          <table:table-cell office:value-type="float" office:value="75117017730">
            <text:p>7511701773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331</text:p>
          </table:table-cell>
          <table:table-cell office:value-type="string">
            <text:p><text:s/>( 62 . 106 µmol/L )</text:p>
          </table:table-cell>
          <table:table-cell office:value-type="string">
            <text:p>S , P-Kreatiniin</text:p>
          </table:table-cell>
          <table:table-cell office:value-type="float" office:value="331">
            <text:p>3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56243">
            <text:p>16556243</text:p>
          </table:table-cell>
          <table:table-cell office:value-type="float" office:value="193939424">
            <text:p>193939424</text:p>
          </table:table-cell>
          <table:table-cell office:value-type="string">
            <text:p>2013-08-26</text:p>
          </table:table-cell>
          <table:table-cell office:value-type="string">
            <text:p>S</text:p>
          </table:table-cell>
          <table:table-cell office:value-type="string">
            <text:p>2013-08-18</text:p>
          </table:table-cell>
          <table:table-cell office:value-type="float" office:value="61831692280">
            <text:p>6183169228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336</text:p>
          </table:table-cell>
          <table:table-cell office:value-type="string">
            <text:p><text:s/>↑ ( 62 . 106 µmol/L )</text:p>
          </table:table-cell>
          <table:table-cell office:value-type="string">
            <text:p>Kreatiniin</text:p>
          </table:table-cell>
          <table:table-cell office:value-type="float" office:value="336">
            <text:p>3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66543">
            <text:p>6066543</text:p>
          </table:table-cell>
          <table:table-cell office:value-type="float" office:value="82802202">
            <text:p>82802202</text:p>
          </table:table-cell>
          <table:table-cell office:value-type="string">
            <text:p>2012-02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8257126007">
            <text:p>3825712600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use osas positiivne dünaamika : kreatiniin 347</text:p>
          </table:table-cell>
          <table:table-cell office:value-type="string">
            <text:p>kreatiniin 347</text:p>
          </table:table-cell>
          <table:table-cell office:value-type="string">
            <text:p>-&gt; 239 ; ASAT - 1053-&gt; 66 , ALAT</text:p>
          </table:table-cell>
          <table:table-cell office:value-type="string">
            <text:p>kreatiniin</text:p>
          </table:table-cell>
          <table:table-cell office:value-type="float" office:value="347">
            <text:p>3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74708">
            <text:p>10274708</text:p>
          </table:table-cell>
          <table:table-cell office:value-type="float" office:value="165198282">
            <text:p>165198282</text:p>
          </table:table-cell>
          <table:table-cell office:value-type="string">
            <text:p>2013-03-04</text:p>
          </table:table-cell>
          <table:table-cell office:value-type="string">
            <text:p>S</text:p>
          </table:table-cell>
          <table:table-cell office:value-type="string">
            <text:p>2013-02-25</text:p>
          </table:table-cell>
          <table:table-cell office:value-type="float" office:value="39866291241">
            <text:p>3986629124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372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372">
            <text:p>3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14155">
            <text:p>10214155</text:p>
          </table:table-cell>
          <table:table-cell office:value-type="float" office:value="196316566">
            <text:p>196316566</text:p>
          </table:table-cell>
          <table:table-cell office:value-type="string">
            <text:p>2013-09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139659">
            <text:p>67303313965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INR 3,8 , kreatiniin 414</text:p>
          </table:table-cell>
          <table:table-cell office:value-type="string">
            <text:p>kreatiniin 414</text:p>
          </table:table-cell>
          <table:table-cell office:value-type="string">
            <text:p><text:s/>, proBNP 2830 .</text:p>
          </table:table-cell>
          <table:table-cell office:value-type="string">
            <text:p>kreatiniin</text:p>
          </table:table-cell>
          <table:table-cell office:value-type="float" office:value="414">
            <text:p>4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44400">
            <text:p>16344400</text:p>
          </table:table-cell>
          <table:table-cell office:value-type="float" office:value="192326874">
            <text:p>192326874</text:p>
          </table:table-cell>
          <table:table-cell office:value-type="string">
            <text:p>2013-08-13</text:p>
          </table:table-cell>
          <table:table-cell office:value-type="string">
            <text:p>S</text:p>
          </table:table-cell>
          <table:table-cell office:value-type="string">
            <text:p>2013-07-30</text:p>
          </table:table-cell>
          <table:table-cell office:value-type="float" office:value="23994465239">
            <text:p>2399446523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R 11 ↓ ( &gt; 90 mL/min/1.73m2 ) ; Kreatiniin 442</text:p>
          </table:table-cell>
          <table:table-cell office:value-type="string">
            <text:p>Kreatiniin 442</text:p>
          </table:table-cell>
          <table:table-cell office:value-type="string">
            <text:p><text:s/>↑ ( 62 . 106 µmol/L ) ; Vanus 7</text:p>
          </table:table-cell>
          <table:table-cell office:value-type="string">
            <text:p>Kreatiniin</text:p>
          </table:table-cell>
          <table:table-cell office:value-type="float" office:value="442">
            <text:p>4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57636">
            <text:p>6657636</text:p>
          </table:table-cell>
          <table:table-cell office:value-type="float" office:value="84612486">
            <text:p>84612486</text:p>
          </table:table-cell>
          <table:table-cell office:value-type="string">
            <text:p>2012-02-22</text:p>
          </table:table-cell>
          <table:table-cell office:value-type="string">
            <text:p>S</text:p>
          </table:table-cell>
          <table:table-cell office:value-type="string">
            <text:p>2012-02-14</text:p>
          </table:table-cell>
          <table:table-cell office:value-type="float" office:value="69360833215">
            <text:p>6936083321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495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495">
            <text:p>4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34487">
            <text:p>16934487</text:p>
          </table:table-cell>
          <table:table-cell office:value-type="float" office:value="158948158">
            <text:p>158948158</text:p>
          </table:table-cell>
          <table:table-cell office:value-type="string">
            <text:p>2013-01-21</text:p>
          </table:table-cell>
          <table:table-cell office:value-type="string">
            <text:p>S</text:p>
          </table:table-cell>
          <table:table-cell office:value-type="string">
            <text:p>2012-12-11</text:p>
          </table:table-cell>
          <table:table-cell office:value-type="float" office:value="42858927891">
            <text:p>4285892789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555</text:p>
          </table:table-cell>
          <table:table-cell office:value-type="string">
            <text:p><text:s/>( 62 . 106 µmol/L )</text:p>
          </table:table-cell>
          <table:table-cell office:value-type="string">
            <text:p>Kreatiniin</text:p>
          </table:table-cell>
          <table:table-cell office:value-type="float" office:value="555">
            <text:p>5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83804">
            <text:p>16683804</text:p>
          </table:table-cell>
          <table:table-cell office:value-type="float" office:value="218517774">
            <text:p>218517774</text:p>
          </table:table-cell>
          <table:table-cell office:value-type="string">
            <text:p>2013-12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1193726734">
            <text:p>2119372673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table:number-columns-repeated="2" office:value-type="string">
            <text:p>Kreatiniin 824</text:p>
          </table:table-cell>
          <table:table-cell office:value-type="string">
            <text:p><text:s/>↑ ( 62 . 106 µmol/L )</text:p>
          </table:table-cell>
          <table:table-cell office:value-type="string">
            <text:p>Kreatiniin</text:p>
          </table:table-cell>
          <table:table-cell office:value-type="float" office:value="824">
            <text:p>8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27643">
            <text:p>6427643</text:p>
          </table:table-cell>
          <table:table-cell office:value-type="float" office:value="126848559">
            <text:p>126848559</text:p>
          </table:table-cell>
          <table:table-cell office:value-type="string">
            <text:p>2012-06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4024099152">
            <text:p>8402409915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[Kkc]reat(\s*\.)?|[Kk]reatin|[Kk]reatinii?n|(S-)?[Cc]rea|[Kk]rea|CREA|cREA))\s*[-:=]?(oli|on)?\s*(?P&lt;value&gt;[0-9]{2,3})(\s*(?P&lt;unit&gt;(ur?mol|mikro?mol|mmol|mcmol|mkmol|micromol|µmol|ymol|mg)/(L|l|mmol)))?</text:p>
          </table:table-cell>
          <table:table-cell office:value-type="string">
            <text:p>NULL</text:p>
          </table:table-cell>
          <table:table-cell office:value-type="string">
            <text:p>16.02 kreat 883</text:p>
          </table:table-cell>
          <table:table-cell office:value-type="string">
            <text:p>kreat 883</text:p>
          </table:table-cell>
          <table:table-cell office:value-type="string">
            <text:p><text:s/>- suunati LTKH nefroloogia osak</text:p>
          </table:table-cell>
          <table:table-cell office:value-type="string">
            <text:p>kreat</text:p>
          </table:table-cell>
          <table:table-cell office:value-type="float" office:value="883">
            <text:p>8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786">
            <text:p>125786</text:p>
          </table:table-cell>
          <table:table-cell office:value-type="float" office:value="85818511">
            <text:p>85818511</text:p>
          </table:table-cell>
          <table:table-cell office:value-type="string">
            <text:p>2012-03-05</text:p>
          </table:table-cell>
          <table:table-cell office:value-type="string">
            <text:p>S</text:p>
          </table:table-cell>
          <table:table-cell office:value-type="string">
            <text:p>2012-02-20</text:p>
          </table:table-cell>
          <table:table-cell office:value-type="float" office:value="33147039049">
            <text:p>3314703904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S , P-Kreatiniin 964</text:p>
          </table:table-cell>
          <table:table-cell office:value-type="string">
            <text:p><text:s/>( 44 . 80 µmol/L )</text:p>
          </table:table-cell>
          <table:table-cell office:value-type="string">
            <text:p>S , P-Kreatiniin</text:p>
          </table:table-cell>
          <table:table-cell office:value-type="float" office:value="964">
            <text:p>9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16916">
            <text:p>9716916</text:p>
          </table:table-cell>
          <table:table-cell office:value-type="float" office:value="162834007">
            <text:p>162834007</text:p>
          </table:table-cell>
          <table:table-cell office:value-type="string">
            <text:p>2013-02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545576">
            <text:p>67303354557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<text:s/>, kus leitud jääkainete tõus - kreatiniin 1184 mcmol/l</text:p>
          </table:table-cell>
          <table:table-cell office:value-type="string">
            <text:p>kreatiniin 1184 mcmol/l</text:p>
          </table:table-cell>
          <table:table-cell office:value-type="string">
            <text:p><text:s/>, kaalium 5.8 mmol/l , uriinis </text:p>
          </table:table-cell>
          <table:table-cell office:value-type="string">
            <text:p>kreatiniin</text:p>
          </table:table-cell>
          <table:table-cell office:value-type="float" office:value="1184">
            <text:p>1184</text:p>
          </table:table-cell>
          <table:table-cell table:number-columns-repeated="2" office:value-type="string">
            <text:p>NULL</text:p>
          </table:table-cell>
          <table:table-cell office:value-type="string">
            <text:p>mc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00325">
            <text:p>19800325</text:p>
          </table:table-cell>
          <table:table-cell office:value-type="float" office:value="169348967">
            <text:p>169348967</text:p>
          </table:table-cell>
          <table:table-cell office:value-type="string">
            <text:p>2013-03-30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46992940301">
            <text:p>469929403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25.03.201312 : 08 : U-Kreatiniin 5617 mkmol/L</text:p>
          </table:table-cell>
          <table:table-cell office:value-type="string">
            <text:p>U-Kreatiniin 5617 mkmol/L</text:p>
          </table:table-cell>
          <table:table-cell/>
          <table:table-cell office:value-type="string">
            <text:p>U-Kreatiniin</text:p>
          </table:table-cell>
          <table:table-cell office:value-type="float" office:value="5617">
            <text:p>5617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33293">
            <text:p>17133293</text:p>
          </table:table-cell>
          <table:table-cell office:value-type="float" office:value="179958247">
            <text:p>179958247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27192219803">
            <text:p>271922198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27.05.201314 : 56 : U-Kreatiniin 6959 mkmol/L</text:p>
          </table:table-cell>
          <table:table-cell office:value-type="string">
            <text:p>U-Kreatiniin 6959 mkmol/L</text:p>
          </table:table-cell>
          <table:table-cell/>
          <table:table-cell office:value-type="string">
            <text:p>U-Kreatiniin</text:p>
          </table:table-cell>
          <table:table-cell office:value-type="float" office:value="6959">
            <text:p>6959</text:p>
          </table:table-cell>
          <table:table-cell table:number-columns-repeated="2" office:value-type="string">
            <text:p>NULL</text:p>
          </table:table-cell>
          <table:table-cell office:value-type="string">
            <text:p>mk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66844">
            <text:p>8666844</text:p>
          </table:table-cell>
          <table:table-cell office:value-type="float" office:value="134140036">
            <text:p>134140036</text:p>
          </table:table-cell>
          <table:table-cell office:value-type="string">
            <text:p>2012-08-13</text:p>
          </table:table-cell>
          <table:table-cell office:value-type="string">
            <text:p>A</text:p>
          </table:table-cell>
          <table:table-cell office:value-type="string">
            <text:p>2012-08-09</text:p>
          </table:table-cell>
          <table:table-cell office:value-type="float" office:value="98548248072">
            <text:p>9854824807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U-Kreatiniin 10022</text:p>
          </table:table-cell>
          <table:table-cell office:value-type="string">
            <text:p><text:s/>( 3500 . 23000 µmol/L )</text:p>
          </table:table-cell>
          <table:table-cell office:value-type="string">
            <text:p>U-Kreatiniin</text:p>
          </table:table-cell>
          <table:table-cell office:value-type="float" office:value="10022">
            <text:p>100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679674">
            <text:p>8679674</text:p>
          </table:table-cell>
          <table:table-cell office:value-type="float" office:value="147444827">
            <text:p>147444827</text:p>
          </table:table-cell>
          <table:table-cell office:value-type="string">
            <text:p>2012-11-08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40714840056">
            <text:p>4071484005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office:value-type="string">
            <text:p>mmol ) U-Albumiin 69.6 ( mg/L ) U-Kreatiniin 11182</text:p>
          </table:table-cell>
          <table:table-cell office:value-type="string">
            <text:p>U-Kreatiniin 11182</text:p>
          </table:table-cell>
          <table:table-cell office:value-type="string">
            <text:p><text:s/>( 2500 . 19000 µmol/L )</text:p>
          </table:table-cell>
          <table:table-cell office:value-type="string">
            <text:p>U-Kreatiniin</text:p>
          </table:table-cell>
          <table:table-cell office:value-type="float" office:value="11182">
            <text:p>111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7533">
            <text:p>727533</text:p>
          </table:table-cell>
          <table:table-cell office:value-type="float" office:value="149866574">
            <text:p>149866574</text:p>
          </table:table-cell>
          <table:table-cell office:value-type="string">
            <text:p>2012-11-23</text:p>
          </table:table-cell>
          <table:table-cell office:value-type="string">
            <text:p>S</text:p>
          </table:table-cell>
          <table:table-cell office:value-type="string">
            <text:p>2012-11-07</text:p>
          </table:table-cell>
          <table:table-cell office:value-type="float" office:value="98449611218">
            <text:p>984496112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REATINIIN</text:p>
          </table:table-cell>
          <table:table-cell office:value-type="string">
            <text:p>(?P&lt;key&gt;((f)?[Ss]\s*(,\s*(f)?P\s*)?\-?|U-)?([Kkc]reat(\s*\.)?|[Kk]reatin|[Kk]reatinii?n|(S-)?[Cc]rea|[Kk]rea|CREA|cREA))\s*[-:=]?(oli|on)?\s*(?P&lt;value&gt;([0-9])+(\s?[,.]\s?[0-9]+)?)(\s*(?P&lt;unit&gt;(ur?mol|mikro?mol|mmol|mcmol|mkmol|micromol|µmol|ymol|mg)/(L|l|</text:p>
          </table:table-cell>
          <table:table-cell office:value-type="string">
            <text:p>NULL</text:p>
          </table:table-cell>
          <table:table-cell table:number-columns-repeated="2" office:value-type="string">
            <text:p>U-Kreatiniin 19014</text:p>
          </table:table-cell>
          <table:table-cell office:value-type="string">
            <text:p><text:s/>( 3500 . 23000 µmol/L )</text:p>
          </table:table-cell>
          <table:table-cell office:value-type="string">
            <text:p>U-Kreatiniin</text:p>
          </table:table-cell>
          <table:table-cell office:value-type="float" office:value="19014">
            <text:p>190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T1048576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3T19:36:16.02</dc:date>
    <meta:document-statistic meta:table-count="1" meta:cell-count="14959" meta:object-count="0"/>
    <meta:generator>LibreOffice/4.0.0.3$Windows_x86 LibreOffice_project/7545bee9c2a0782548772a21bc84a9dcc583b89</meta:generator>
  </office:meta>
</office:document-meta>
</file>